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DejaVu Sans Mono" svg:font-family="&quot;DejaVu Sans Mono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ext-properties style:font-name="DejaVu Sans Mono" style:font-name-asian="DejaVu Sans Mono" style:font-name-complex="DejaVu Sans Mono" fo:font-size="6pt" style:font-size-asian="6pt" style:font-size-complex="6pt"/>
    </style:style>
    <style:style style:name="ce5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middle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6.720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6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2">
            <text:p>ITEM #</text:p>
          </table:table-cell>
          <table:table-cell table:number-columns-repeated="2" table:style-name="ce2"/>
          <table:table-cell office:value-type="string" table:style-name="ce2">
            <text:p>DESCRIPTION</text:p>
          </table:table-cell>
          <table:table-cell office:value-type="string" table:style-name="ce2">
            <text:p>XS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XL</text:p>
          </table:table-cell>
          <table:table-cell office:value-type="string" table:style-name="ce2">
            <text:p>XXL</text:p>
          </table:table-cell>
          <table:table-cell office:value-type="string" table:style-name="ce2">
            <text:p>XXXL</text:p>
          </table:table-cell>
          <table:table-cell office:value-type="string" table:style-name="ce2">
            <text:p>TOTAL QTY</text:p>
          </table:table-cell>
          <table:table-cell office:value-type="string" table:style-name="ce2">
            <text:p>Price</text:p>
          </table:table-cell>
          <table:table-cell table:style-name="ce3"/>
          <table:table-cell table:number-columns-repeated="16370"/>
        </table:table-row>
        <table:table-row table:style-name="ro2">
          <table:table-cell table:number-columns-repeated="4" table:style-name="ce2"/>
          <table:table-cell office:value-type="string" table:style-name="ce2">
            <text:p>Extra Small</text:p>
          </table:table-cell>
          <table:table-cell table:number-columns-repeated="8" table:style-name="ce2"/>
          <table:table-cell table:style-name="ce3"/>
          <table:table-cell table:number-columns-repeated="16370"/>
        </table:table-row>
        <table:table-row table:style-name="ro1">
          <table:table-cell office:value-type="float" office:value="9041" table:style-name="ce2">
            <text:p>904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Pinnacle</text:p>
          </table:table-cell>
          <table:table-cell office:value-type="string" table:style-name="ce2">
            <text:p>Men\'s SS Jersey -- Pinnacle</text:p>
          </table:table-cell>
          <table:table-cell office:value-type="string" office:string-value="new Product({ price: 82, title: 'XS - Men\'s SS Jersey -- Pinnacle', description: '9041 -  Men\'s SS Jersey -- Pinnacle', imagePath: 'https://pics-lhrpfhkdkt.now.sh/pinnacle.JPG', sex: 'Men',item: '9041',family: 'Pinnacle', size: 'XS'})," table:formula="of:=CONCATENATE(&quot;new Product({ price: &quot;;[.$M3];&quot;, title: '&quot;;[.E$1];&quot; - &quot;;[.$D3]; &quot;', description: '&quot;;[.$A3];&quot; -  &quot;;[.$D3];&quot;', imagePath: '&quot;;[.$N3];&quot;', sex: '&quot;;[.$B3];&quot;',item: '&quot;;[.$A3];&quot;',family: '&quot;;[.$C3];&quot;', size: '&quot;;[.E$1];&quot;'}),&quot;)" table:style-name="ce4">
            <text:p>new Product({ price: 82, title: 'XS - Men\'s SS Jersey -- Pinnacle', description: '9041 - <text:s/>Men\'s SS Jersey -- Pinnacle', imagePath: 'https://pics-lhrpfhkdkt.now.sh/pinnacle.JPG', sex: 'Men',item: '9041',family: 'Pinnacle', size: 'XS'}),</text:p>
          </table:table-cell>
          <table:table-cell office:value-type="string" office:string-value="new Product({ price: 82, title: 'SM - Men\'s SS Jersey -- Pinnacle', description: '9041 -  Men\'s SS Jersey -- Pinnacle', imagePath: 'https://pics-lhrpfhkdkt.now.sh/pinnacle.JPG', sex: 'Men',item: '9041',family: 'Pinnacle', size: 'SM'})," table:formula="of:=CONCATENATE(&quot;new Product({ price: &quot;;[.$M3];&quot;, title: '&quot;;[.F$1];&quot; - &quot;;[.$D3]; &quot;', description: '&quot;;[.$A3];&quot; -  &quot;;[.$D3];&quot;', imagePath: '&quot;;[.$N3];&quot;', sex: '&quot;;[.$B3];&quot;',item: '&quot;;[.$A3];&quot;',family: '&quot;;[.$C3];&quot;', size: '&quot;;[.F$1];&quot;'}),&quot;)" table:style-name="ce4">
            <text:p>new Product({ price: 82, title: 'SM - Men\'s SS Jersey -- Pinnacle', description: '9041 - <text:s/>Men\'s SS Jersey -- Pinnacle', imagePath: 'https://pics-lhrpfhkdkt.now.sh/pinnacle.JPG', sex: 'Men',item: '9041',family: 'Pinnacle', size: 'SM'}),</text:p>
          </table:table-cell>
          <table:table-cell office:value-type="string" office:string-value="new Product({ price: 82, title: 'MD - Men\'s SS Jersey -- Pinnacle', description: '9041 -  Men\'s SS Jersey -- Pinnacle', imagePath: 'https://pics-lhrpfhkdkt.now.sh/pinnacle.JPG', sex: 'Men',item: '9041',family: 'Pinnacle', size: 'MD'})," table:formula="of:=CONCATENATE(&quot;new Product({ price: &quot;;[.$M3];&quot;, title: '&quot;;[.G$1];&quot; - &quot;;[.$D3]; &quot;', description: '&quot;;[.$A3];&quot; -  &quot;;[.$D3];&quot;', imagePath: '&quot;;[.$N3];&quot;', sex: '&quot;;[.$B3];&quot;',item: '&quot;;[.$A3];&quot;',family: '&quot;;[.$C3];&quot;', size: '&quot;;[.G$1];&quot;'}),&quot;)" table:style-name="ce4">
            <text:p>new Product({ price: 82, title: 'MD - Men\'s SS Jersey -- Pinnacle', description: '9041 - <text:s/>Men\'s SS Jersey -- Pinnacle', imagePath: 'https://pics-lhrpfhkdkt.now.sh/pinnacle.JPG', sex: 'Men',item: '9041',family: 'Pinnacle', size: 'MD'}),</text:p>
          </table:table-cell>
          <table:table-cell office:value-type="string" office:string-value="new Product({ price: 82, title: 'LG - Men\'s SS Jersey -- Pinnacle', description: '9041 -  Men\'s SS Jersey -- Pinnacle', imagePath: 'https://pics-lhrpfhkdkt.now.sh/pinnacle.JPG', sex: 'Men',item: '9041',family: 'Pinnacle', size: 'LG'})," table:formula="of:=CONCATENATE(&quot;new Product({ price: &quot;;[.$M3];&quot;, title: '&quot;;[.H$1];&quot; - &quot;;[.$D3]; &quot;', description: '&quot;;[.$A3];&quot; -  &quot;;[.$D3];&quot;', imagePath: '&quot;;[.$N3];&quot;', sex: '&quot;;[.$B3];&quot;',item: '&quot;;[.$A3];&quot;',family: '&quot;;[.$C3];&quot;', size: '&quot;;[.H$1];&quot;'}),&quot;)" table:style-name="ce4">
            <text:p>new Product({ price: 82, title: 'LG - Men\'s SS Jersey -- Pinnacle', description: '9041 - <text:s/>Men\'s SS Jersey -- Pinnacle', imagePath: 'https://pics-lhrpfhkdkt.now.sh/pinnacle.JPG', sex: 'Men',item: '9041',family: 'Pinnacle', size: 'LG'}),</text:p>
          </table:table-cell>
          <table:table-cell office:value-type="string" office:string-value="new Product({ price: 82, title: 'XL - Men\'s SS Jersey -- Pinnacle', description: '9041 -  Men\'s SS Jersey -- Pinnacle', imagePath: 'https://pics-lhrpfhkdkt.now.sh/pinnacle.JPG', sex: 'Men',item: '9041',family: 'Pinnacle', size: 'XL'})," table:formula="of:=CONCATENATE(&quot;new Product({ price: &quot;;[.$M3];&quot;, title: '&quot;;[.I$1];&quot; - &quot;;[.$D3]; &quot;', description: '&quot;;[.$A3];&quot; -  &quot;;[.$D3];&quot;', imagePath: '&quot;;[.$N3];&quot;', sex: '&quot;;[.$B3];&quot;',item: '&quot;;[.$A3];&quot;',family: '&quot;;[.$C3];&quot;', size: '&quot;;[.I$1];&quot;'}),&quot;)" table:style-name="ce4">
            <text:p>new Product({ price: 82, title: 'XL - Men\'s SS Jersey -- Pinnacle', description: '9041 - <text:s/>Men\'s SS Jersey -- Pinnacle', imagePath: 'https://pics-lhrpfhkdkt.now.sh/pinnacle.JPG', sex: 'Men',item: '9041',family: 'Pinnacle', size: 'XL'}),</text:p>
          </table:table-cell>
          <table:table-cell office:value-type="string" office:string-value="new Product({ price: 82, title: 'XXL - Men\'s SS Jersey -- Pinnacle', description: '9041 -  Men\'s SS Jersey -- Pinnacle', imagePath: 'https://pics-lhrpfhkdkt.now.sh/pinnacle.JPG', sex: 'Men',item: '9041',family: 'Pinnacle', size: 'XXL'})," table:formula="of:=CONCATENATE(&quot;new Product({ price: &quot;;[.$M3];&quot;, title: '&quot;;[.J$1];&quot; - &quot;;[.$D3]; &quot;', description: '&quot;;[.$A3];&quot; -  &quot;;[.$D3];&quot;', imagePath: '&quot;;[.$N3];&quot;', sex: '&quot;;[.$B3];&quot;',item: '&quot;;[.$A3];&quot;',family: '&quot;;[.$C3];&quot;', size: '&quot;;[.J$1];&quot;'}),&quot;)" table:style-name="ce4">
            <text:p>new Product({ price: 82, title: 'XXL - Men\'s SS Jersey -- Pinnacle', description: '9041 - <text:s/>Men\'s SS Jersey -- Pinnacle', imagePath: 'https://pics-lhrpfhkdkt.now.sh/pinnacle.JPG', sex: 'Men',item: '9041',family: 'Pinnacle', size: 'XXL'}),</text:p>
          </table:table-cell>
          <table:table-cell office:value-type="string" office:string-value="new Product({ price: 82, title: 'XXXL - Men\'s SS Jersey -- Pinnacle', description: '9041 -  Men\'s SS Jersey -- Pinnacle', imagePath: 'https://pics-lhrpfhkdkt.now.sh/pinnacle.JPG', sex: 'Men',item: '9041',family: 'Pinnacle', size: 'XXXL'})," table:formula="of:=CONCATENATE(&quot;new Product({ price: &quot;;[.$M3];&quot;, title: '&quot;;[.K$1];&quot; - &quot;;[.$D3]; &quot;', description: '&quot;;[.$A3];&quot; -  &quot;;[.$D3];&quot;', imagePath: '&quot;;[.$N3];&quot;', sex: '&quot;;[.$B3];&quot;',item: '&quot;;[.$A3];&quot;',family: '&quot;;[.$C3];&quot;', size: '&quot;;[.K$1];&quot;'}),&quot;)" table:style-name="ce4">
            <text:p>new Product({ price: 82, title: 'XXXL - Men\'s SS Jersey -- Pinnacle', description: '9041 - <text:s/>Men\'s SS Jersey -- Pinnacle', imagePath: 'https://pics-lhrpfhkdkt.now.sh/pinnacle.JPG', sex: 'Men',item: '9041',family: 'Pinnacle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82</text:p>
          </table:table-cell>
          <table:table-cell office:value-type="string" table:style-name="ce3">
            <text:p>https://pics-lhrpfhkdkt.now.sh/pinnacle.JPG</text:p>
          </table:table-cell>
          <table:table-cell table:number-columns-repeated="16370"/>
        </table:table-row>
        <table:table-row table:style-name="ro2">
          <table:table-cell office:value-type="float" office:value="9016" table:style-name="ce2">
            <text:p>901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Vpro</text:p>
          </table:table-cell>
          <table:table-cell office:value-type="string" table:style-name="ce2">
            <text:p>Men\'s SS Jersey -- VPro</text:p>
          </table:table-cell>
          <table:table-cell office:value-type="string" office:string-value="new Product({ price: 57, title: 'XS - Men\'s SS Jersey -- VPro', description: '9016 -  Men\'s SS Jersey -- VPro', imagePath: 'https://pics-lhrpfhkdkt.now.sh/VPro.JPG', sex: 'Men',item: '9016',family: 'Vpro', size: 'XS'})," table:formula="of:=CONCATENATE(&quot;new Product({ price: &quot;;[.$M4];&quot;, title: '&quot;;[.E$1];&quot; - &quot;;[.$D4]; &quot;', description: '&quot;;[.$A4];&quot; -  &quot;;[.$D4];&quot;', imagePath: '&quot;;[.$N4];&quot;', sex: '&quot;;[.$B4];&quot;',item: '&quot;;[.$A4];&quot;',family: '&quot;;[.$C4];&quot;', size: '&quot;;[.E$1];&quot;'}),&quot;)" table:style-name="ce4">
            <text:p>new Product({ price: 57, title: 'XS - Men\'s SS Jersey -- VPro', description: '9016 - <text:s/>Men\'s SS Jersey -- VPro', imagePath: 'https://pics-lhrpfhkdkt.now.sh/VPro.JPG', sex: 'Men',item: '9016',family: 'Vpro', size: 'XS'}),</text:p>
          </table:table-cell>
          <table:table-cell office:value-type="string" office:string-value="new Product({ price: 57, title: 'SM - Men\'s SS Jersey -- VPro', description: '9016 -  Men\'s SS Jersey -- VPro', imagePath: 'https://pics-lhrpfhkdkt.now.sh/VPro.JPG', sex: 'Men',item: '9016',family: 'Vpro', size: 'SM'})," table:formula="of:=CONCATENATE(&quot;new Product({ price: &quot;;[.$M4];&quot;, title: '&quot;;[.F$1];&quot; - &quot;;[.$D4]; &quot;', description: '&quot;;[.$A4];&quot; -  &quot;;[.$D4];&quot;', imagePath: '&quot;;[.$N4];&quot;', sex: '&quot;;[.$B4];&quot;',item: '&quot;;[.$A4];&quot;',family: '&quot;;[.$C4];&quot;', size: '&quot;;[.F$1];&quot;'}),&quot;)" table:style-name="ce4">
            <text:p>new Product({ price: 57, title: 'SM - Men\'s SS Jersey -- VPro', description: '9016 - <text:s/>Men\'s SS Jersey -- VPro', imagePath: 'https://pics-lhrpfhkdkt.now.sh/VPro.JPG', sex: 'Men',item: '9016',family: 'Vpro', size: 'SM'}),</text:p>
          </table:table-cell>
          <table:table-cell office:value-type="string" office:string-value="new Product({ price: 57, title: 'MD - Men\'s SS Jersey -- VPro', description: '9016 -  Men\'s SS Jersey -- VPro', imagePath: 'https://pics-lhrpfhkdkt.now.sh/VPro.JPG', sex: 'Men',item: '9016',family: 'Vpro', size: 'MD'})," table:formula="of:=CONCATENATE(&quot;new Product({ price: &quot;;[.$M4];&quot;, title: '&quot;;[.G$1];&quot; - &quot;;[.$D4]; &quot;', description: '&quot;;[.$A4];&quot; -  &quot;;[.$D4];&quot;', imagePath: '&quot;;[.$N4];&quot;', sex: '&quot;;[.$B4];&quot;',item: '&quot;;[.$A4];&quot;',family: '&quot;;[.$C4];&quot;', size: '&quot;;[.G$1];&quot;'}),&quot;)" table:style-name="ce4">
            <text:p>new Product({ price: 57, title: 'MD - Men\'s SS Jersey -- VPro', description: '9016 - <text:s/>Men\'s SS Jersey -- VPro', imagePath: 'https://pics-lhrpfhkdkt.now.sh/VPro.JPG', sex: 'Men',item: '9016',family: 'Vpro', size: 'MD'}),</text:p>
          </table:table-cell>
          <table:table-cell office:value-type="string" office:string-value="new Product({ price: 57, title: 'LG - Men\'s SS Jersey -- VPro', description: '9016 -  Men\'s SS Jersey -- VPro', imagePath: 'https://pics-lhrpfhkdkt.now.sh/VPro.JPG', sex: 'Men',item: '9016',family: 'Vpro', size: 'LG'})," table:formula="of:=CONCATENATE(&quot;new Product({ price: &quot;;[.$M4];&quot;, title: '&quot;;[.H$1];&quot; - &quot;;[.$D4]; &quot;', description: '&quot;;[.$A4];&quot; -  &quot;;[.$D4];&quot;', imagePath: '&quot;;[.$N4];&quot;', sex: '&quot;;[.$B4];&quot;',item: '&quot;;[.$A4];&quot;',family: '&quot;;[.$C4];&quot;', size: '&quot;;[.H$1];&quot;'}),&quot;)" table:style-name="ce4">
            <text:p>new Product({ price: 57, title: 'LG - Men\'s SS Jersey -- VPro', description: '9016 - <text:s/>Men\'s SS Jersey -- VPro', imagePath: 'https://pics-lhrpfhkdkt.now.sh/VPro.JPG', sex: 'Men',item: '9016',family: 'Vpro', size: 'LG'}),</text:p>
          </table:table-cell>
          <table:table-cell office:value-type="string" office:string-value="new Product({ price: 57, title: 'XL - Men\'s SS Jersey -- VPro', description: '9016 -  Men\'s SS Jersey -- VPro', imagePath: 'https://pics-lhrpfhkdkt.now.sh/VPro.JPG', sex: 'Men',item: '9016',family: 'Vpro', size: 'XL'})," table:formula="of:=CONCATENATE(&quot;new Product({ price: &quot;;[.$M4];&quot;, title: '&quot;;[.I$1];&quot; - &quot;;[.$D4]; &quot;', description: '&quot;;[.$A4];&quot; -  &quot;;[.$D4];&quot;', imagePath: '&quot;;[.$N4];&quot;', sex: '&quot;;[.$B4];&quot;',item: '&quot;;[.$A4];&quot;',family: '&quot;;[.$C4];&quot;', size: '&quot;;[.I$1];&quot;'}),&quot;)" table:style-name="ce4">
            <text:p>new Product({ price: 57, title: 'XL - Men\'s SS Jersey -- VPro', description: '9016 - <text:s/>Men\'s SS Jersey -- VPro', imagePath: 'https://pics-lhrpfhkdkt.now.sh/VPro.JPG', sex: 'Men',item: '9016',family: 'Vpro', size: 'XL'}),</text:p>
          </table:table-cell>
          <table:table-cell office:value-type="string" office:string-value="new Product({ price: 57, title: 'XXL - Men\'s SS Jersey -- VPro', description: '9016 -  Men\'s SS Jersey -- VPro', imagePath: 'https://pics-lhrpfhkdkt.now.sh/VPro.JPG', sex: 'Men',item: '9016',family: 'Vpro', size: 'XXL'})," table:formula="of:=CONCATENATE(&quot;new Product({ price: &quot;;[.$M4];&quot;, title: '&quot;;[.J$1];&quot; - &quot;;[.$D4]; &quot;', description: '&quot;;[.$A4];&quot; -  &quot;;[.$D4];&quot;', imagePath: '&quot;;[.$N4];&quot;', sex: '&quot;;[.$B4];&quot;',item: '&quot;;[.$A4];&quot;',family: '&quot;;[.$C4];&quot;', size: '&quot;;[.J$1];&quot;'}),&quot;)" table:style-name="ce4">
            <text:p>new Product({ price: 57, title: 'XXL - Men\'s SS Jersey -- VPro', description: '9016 - <text:s/>Men\'s SS Jersey -- VPro', imagePath: 'https://pics-lhrpfhkdkt.now.sh/VPro.JPG', sex: 'Men',item: '9016',family: 'Vpro', size: 'XXL'}),</text:p>
          </table:table-cell>
          <table:table-cell office:value-type="string" office:string-value="new Product({ price: 57, title: 'XXXL - Men\'s SS Jersey -- VPro', description: '9016 -  Men\'s SS Jersey -- VPro', imagePath: 'https://pics-lhrpfhkdkt.now.sh/VPro.JPG', sex: 'Men',item: '9016',family: 'Vpro', size: 'XXXL'})," table:formula="of:=CONCATENATE(&quot;new Product({ price: &quot;;[.$M4];&quot;, title: '&quot;;[.K$1];&quot; - &quot;;[.$D4]; &quot;', description: '&quot;;[.$A4];&quot; -  &quot;;[.$D4];&quot;', imagePath: '&quot;;[.$N4];&quot;', sex: '&quot;;[.$B4];&quot;',item: '&quot;;[.$A4];&quot;',family: '&quot;;[.$C4];&quot;', size: '&quot;;[.K$1];&quot;'}),&quot;)" table:style-name="ce4">
            <text:p>new Product({ price: 57, title: 'XXXL - Men\'s SS Jersey -- VPro', description: '9016 - <text:s/>Men\'s SS Jersey -- VPro', imagePath: 'https://pics-lhrpfhkdkt.now.sh/VPro.JPG', sex: 'Men',item: '9016',family: 'Vpro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7</text:p>
          </table:table-cell>
          <table:table-cell office:value-type="string" table:style-name="ce3">
            <text:p>https://pics-lhrpfhkdkt.now.sh/VPro.JPG</text:p>
          </table:table-cell>
          <table:table-cell table:number-columns-repeated="16370"/>
        </table:table-row>
        <table:table-row table:style-name="ro1">
          <table:table-cell office:value-type="float" office:value="9001" table:style-name="ce2">
            <text:p>900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SS Jersey -- Classic Euro</text:p>
          </table:table-cell>
          <table:table-cell office:value-type="string" office:string-value="new Product({ price: 50, title: 'XS - Men\'s SS Jersey -- Classic Euro', description: '9001 -  Men\'s SS Jersey -- Classic Euro', imagePath: 'https://canari-vgvmadyouy.now.sh/Mens_ClassicShortSleeve_800x800.png', sex: 'Men',item: '9001',family: 'Classic', size: 'XS'})," table:formula="of:=CONCATENATE(&quot;new Product({ price: &quot;;[.$M5];&quot;, title: '&quot;;[.E$1];&quot; - &quot;;[.$D5]; &quot;', description: '&quot;;[.$A5];&quot; -  &quot;;[.$D5];&quot;', imagePath: '&quot;;[.$N5];&quot;', sex: '&quot;;[.$B5];&quot;',item: '&quot;;[.$A5];&quot;',family: '&quot;;[.$C5];&quot;', size: '&quot;;[.E$1];&quot;'}),&quot;)" table:style-name="ce4">
            <text:p>new Product({ price: 50, title: 'XS - Men\'s SS Jersey -- Classic Euro', description: '9001 - <text:s/>Men\'s SS Jersey -- Classic Euro', imagePath: 'https://canari-vgvmadyouy.now.sh/Mens_ClassicShortSleeve_800x800.png', sex: 'Men',item: '9001',family: 'Classic', size: 'XS'}),</text:p>
          </table:table-cell>
          <table:table-cell office:value-type="string" office:string-value="new Product({ price: 50, title: 'SM - Men\'s SS Jersey -- Classic Euro', description: '9001 -  Men\'s SS Jersey -- Classic Euro', imagePath: 'https://canari-vgvmadyouy.now.sh/Mens_ClassicShortSleeve_800x800.png', sex: 'Men',item: '9001',family: 'Classic', size: 'SM'})," table:formula="of:=CONCATENATE(&quot;new Product({ price: &quot;;[.$M5];&quot;, title: '&quot;;[.F$1];&quot; - &quot;;[.$D5]; &quot;', description: '&quot;;[.$A5];&quot; -  &quot;;[.$D5];&quot;', imagePath: '&quot;;[.$N5];&quot;', sex: '&quot;;[.$B5];&quot;',item: '&quot;;[.$A5];&quot;',family: '&quot;;[.$C5];&quot;', size: '&quot;;[.F$1];&quot;'}),&quot;)" table:style-name="ce4">
            <text:p>new Product({ price: 50, title: 'SM - Men\'s SS Jersey -- Classic Euro', description: '9001 - <text:s/>Men\'s SS Jersey -- Classic Euro', imagePath: 'https://canari-vgvmadyouy.now.sh/Mens_ClassicShortSleeve_800x800.png', sex: 'Men',item: '9001',family: 'Classic', size: 'SM'}),</text:p>
          </table:table-cell>
          <table:table-cell office:value-type="string" office:string-value="new Product({ price: 50, title: 'MD - Men\'s SS Jersey -- Classic Euro', description: '9001 -  Men\'s SS Jersey -- Classic Euro', imagePath: 'https://canari-vgvmadyouy.now.sh/Mens_ClassicShortSleeve_800x800.png', sex: 'Men',item: '9001',family: 'Classic', size: 'MD'})," table:formula="of:=CONCATENATE(&quot;new Product({ price: &quot;;[.$M5];&quot;, title: '&quot;;[.G$1];&quot; - &quot;;[.$D5]; &quot;', description: '&quot;;[.$A5];&quot; -  &quot;;[.$D5];&quot;', imagePath: '&quot;;[.$N5];&quot;', sex: '&quot;;[.$B5];&quot;',item: '&quot;;[.$A5];&quot;',family: '&quot;;[.$C5];&quot;', size: '&quot;;[.G$1];&quot;'}),&quot;)" table:style-name="ce4">
            <text:p>new Product({ price: 50, title: 'MD - Men\'s SS Jersey -- Classic Euro', description: '9001 - <text:s/>Men\'s SS Jersey -- Classic Euro', imagePath: 'https://canari-vgvmadyouy.now.sh/Mens_ClassicShortSleeve_800x800.png', sex: 'Men',item: '9001',family: 'Classic', size: 'MD'}),</text:p>
          </table:table-cell>
          <table:table-cell office:value-type="string" office:string-value="new Product({ price: 50, title: 'LG - Men\'s SS Jersey -- Classic Euro', description: '9001 -  Men\'s SS Jersey -- Classic Euro', imagePath: 'https://canari-vgvmadyouy.now.sh/Mens_ClassicShortSleeve_800x800.png', sex: 'Men',item: '9001',family: 'Classic', size: 'LG'})," table:formula="of:=CONCATENATE(&quot;new Product({ price: &quot;;[.$M5];&quot;, title: '&quot;;[.H$1];&quot; - &quot;;[.$D5]; &quot;', description: '&quot;;[.$A5];&quot; -  &quot;;[.$D5];&quot;', imagePath: '&quot;;[.$N5];&quot;', sex: '&quot;;[.$B5];&quot;',item: '&quot;;[.$A5];&quot;',family: '&quot;;[.$C5];&quot;', size: '&quot;;[.H$1];&quot;'}),&quot;)" table:style-name="ce4">
            <text:p>new Product({ price: 50, title: 'LG - Men\'s SS Jersey -- Classic Euro', description: '9001 - <text:s/>Men\'s SS Jersey -- Classic Euro', imagePath: 'https://canari-vgvmadyouy.now.sh/Mens_ClassicShortSleeve_800x800.png', sex: 'Men',item: '9001',family: 'Classic', size: 'LG'}),</text:p>
          </table:table-cell>
          <table:table-cell office:value-type="string" office:string-value="new Product({ price: 50, title: 'XL - Men\'s SS Jersey -- Classic Euro', description: '9001 -  Men\'s SS Jersey -- Classic Euro', imagePath: 'https://canari-vgvmadyouy.now.sh/Mens_ClassicShortSleeve_800x800.png', sex: 'Men',item: '9001',family: 'Classic', size: 'XL'})," table:formula="of:=CONCATENATE(&quot;new Product({ price: &quot;;[.$M5];&quot;, title: '&quot;;[.I$1];&quot; - &quot;;[.$D5]; &quot;', description: '&quot;;[.$A5];&quot; -  &quot;;[.$D5];&quot;', imagePath: '&quot;;[.$N5];&quot;', sex: '&quot;;[.$B5];&quot;',item: '&quot;;[.$A5];&quot;',family: '&quot;;[.$C5];&quot;', size: '&quot;;[.I$1];&quot;'}),&quot;)" table:style-name="ce4">
            <text:p>new Product({ price: 50, title: 'XL - Men\'s SS Jersey -- Classic Euro', description: '9001 - <text:s/>Men\'s SS Jersey -- Classic Euro', imagePath: 'https://canari-vgvmadyouy.now.sh/Mens_ClassicShortSleeve_800x800.png', sex: 'Men',item: '9001',family: 'Classic', size: 'XL'}),</text:p>
          </table:table-cell>
          <table:table-cell office:value-type="string" office:string-value="new Product({ price: 50, title: 'XXL - Men\'s SS Jersey -- Classic Euro', description: '9001 -  Men\'s SS Jersey -- Classic Euro', imagePath: 'https://canari-vgvmadyouy.now.sh/Mens_ClassicShortSleeve_800x800.png', sex: 'Men',item: '9001',family: 'Classic', size: 'XXL'})," table:formula="of:=CONCATENATE(&quot;new Product({ price: &quot;;[.$M5];&quot;, title: '&quot;;[.J$1];&quot; - &quot;;[.$D5]; &quot;', description: '&quot;;[.$A5];&quot; -  &quot;;[.$D5];&quot;', imagePath: '&quot;;[.$N5];&quot;', sex: '&quot;;[.$B5];&quot;',item: '&quot;;[.$A5];&quot;',family: '&quot;;[.$C5];&quot;', size: '&quot;;[.J$1];&quot;'}),&quot;)" table:style-name="ce4">
            <text:p>new Product({ price: 50, title: 'XXL - Men\'s SS Jersey -- Classic Euro', description: '9001 - <text:s/>Men\'s SS Jersey -- Classic Euro', imagePath: 'https://canari-vgvmadyouy.now.sh/Mens_ClassicShortSleeve_800x800.png', sex: 'Men',item: '9001',family: 'Classic', size: 'XXL'}),</text:p>
          </table:table-cell>
          <table:table-cell office:value-type="string" office:string-value="new Product({ price: 50, title: 'XXXL - Men\'s SS Jersey -- Classic Euro', description: '9001 -  Men\'s SS Jersey -- Classic Euro', imagePath: 'https://canari-vgvmadyouy.now.sh/Mens_ClassicShortSleeve_800x800.png', sex: 'Men',item: '9001',family: 'Classic', size: 'XXXL'})," table:formula="of:=CONCATENATE(&quot;new Product({ price: &quot;;[.$M5];&quot;, title: '&quot;;[.K$1];&quot; - &quot;;[.$D5]; &quot;', description: '&quot;;[.$A5];&quot; -  &quot;;[.$D5];&quot;', imagePath: '&quot;;[.$N5];&quot;', sex: '&quot;;[.$B5];&quot;',item: '&quot;;[.$A5];&quot;',family: '&quot;;[.$C5];&quot;', size: '&quot;;[.K$1];&quot;'}),&quot;)" table:style-name="ce4">
            <text:p>new Product({ price: 50, title: 'XXXL - Men\'s SS Jersey -- Classic Euro', description: '9001 - <text:s/>Men\'s SS Jersey -- Classic Euro', imagePath: 'https://canari-vgvmadyouy.now.sh/Mens_ClassicShortSleeve_800x800.png', sex: 'Men',item: '9001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anari-vgvmadyouy.now.sh/Mens_ClassicShortSleeve_800x80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001-R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SS Jersey -- Classic Club</text:p>
          </table:table-cell>
          <table:table-cell office:value-type="string" office:string-value="new Product({ price: 50, title: 'XS - Men\'s SS Jersey -- Classic Club', description: '9001-R -  Men\'s SS Jersey -- Classic Club', imagePath: 'https://canari-vgvmadyouy.now.sh/Mens_ClassicShortSleeve_800x800.png', sex: 'Men',item: '9001-R',family: 'Classic', size: 'XS'})," table:formula="of:=CONCATENATE(&quot;new Product({ price: &quot;;[.$M6];&quot;, title: '&quot;;[.E$1];&quot; - &quot;;[.$D6]; &quot;', description: '&quot;;[.$A6];&quot; -  &quot;;[.$D6];&quot;', imagePath: '&quot;;[.$N6];&quot;', sex: '&quot;;[.$B6];&quot;',item: '&quot;;[.$A6];&quot;',family: '&quot;;[.$C6];&quot;', size: '&quot;;[.E$1];&quot;'}),&quot;)" table:style-name="ce4">
            <text:p>new Product({ price: 50, title: 'XS - Men\'s SS Jersey -- Classic Club', description: '9001-R - <text:s/>Men\'s SS Jersey -- Classic Club', imagePath: 'https://canari-vgvmadyouy.now.sh/Mens_ClassicShortSleeve_800x800.png', sex: 'Men',item: '9001-R',family: 'Classic', size: 'XS'}),</text:p>
          </table:table-cell>
          <table:table-cell office:value-type="string" office:string-value="new Product({ price: 50, title: 'SM - Men\'s SS Jersey -- Classic Club', description: '9001-R -  Men\'s SS Jersey -- Classic Club', imagePath: 'https://canari-vgvmadyouy.now.sh/Mens_ClassicShortSleeve_800x800.png', sex: 'Men',item: '9001-R',family: 'Classic', size: 'SM'})," table:formula="of:=CONCATENATE(&quot;new Product({ price: &quot;;[.$M6];&quot;, title: '&quot;;[.F$1];&quot; - &quot;;[.$D6]; &quot;', description: '&quot;;[.$A6];&quot; -  &quot;;[.$D6];&quot;', imagePath: '&quot;;[.$N6];&quot;', sex: '&quot;;[.$B6];&quot;',item: '&quot;;[.$A6];&quot;',family: '&quot;;[.$C6];&quot;', size: '&quot;;[.F$1];&quot;'}),&quot;)" table:style-name="ce4">
            <text:p>new Product({ price: 50, title: 'SM - Men\'s SS Jersey -- Classic Club', description: '9001-R - <text:s/>Men\'s SS Jersey -- Classic Club', imagePath: 'https://canari-vgvmadyouy.now.sh/Mens_ClassicShortSleeve_800x800.png', sex: 'Men',item: '9001-R',family: 'Classic', size: 'SM'}),</text:p>
          </table:table-cell>
          <table:table-cell office:value-type="string" office:string-value="new Product({ price: 50, title: 'MD - Men\'s SS Jersey -- Classic Club', description: '9001-R -  Men\'s SS Jersey -- Classic Club', imagePath: 'https://canari-vgvmadyouy.now.sh/Mens_ClassicShortSleeve_800x800.png', sex: 'Men',item: '9001-R',family: 'Classic', size: 'MD'})," table:formula="of:=CONCATENATE(&quot;new Product({ price: &quot;;[.$M6];&quot;, title: '&quot;;[.G$1];&quot; - &quot;;[.$D6]; &quot;', description: '&quot;;[.$A6];&quot; -  &quot;;[.$D6];&quot;', imagePath: '&quot;;[.$N6];&quot;', sex: '&quot;;[.$B6];&quot;',item: '&quot;;[.$A6];&quot;',family: '&quot;;[.$C6];&quot;', size: '&quot;;[.G$1];&quot;'}),&quot;)" table:style-name="ce4">
            <text:p>new Product({ price: 50, title: 'MD - Men\'s SS Jersey -- Classic Club', description: '9001-R - <text:s/>Men\'s SS Jersey -- Classic Club', imagePath: 'https://canari-vgvmadyouy.now.sh/Mens_ClassicShortSleeve_800x800.png', sex: 'Men',item: '9001-R',family: 'Classic', size: 'MD'}),</text:p>
          </table:table-cell>
          <table:table-cell office:value-type="string" office:string-value="new Product({ price: 50, title: 'LG - Men\'s SS Jersey -- Classic Club', description: '9001-R -  Men\'s SS Jersey -- Classic Club', imagePath: 'https://canari-vgvmadyouy.now.sh/Mens_ClassicShortSleeve_800x800.png', sex: 'Men',item: '9001-R',family: 'Classic', size: 'LG'})," table:formula="of:=CONCATENATE(&quot;new Product({ price: &quot;;[.$M6];&quot;, title: '&quot;;[.H$1];&quot; - &quot;;[.$D6]; &quot;', description: '&quot;;[.$A6];&quot; -  &quot;;[.$D6];&quot;', imagePath: '&quot;;[.$N6];&quot;', sex: '&quot;;[.$B6];&quot;',item: '&quot;;[.$A6];&quot;',family: '&quot;;[.$C6];&quot;', size: '&quot;;[.H$1];&quot;'}),&quot;)" table:style-name="ce4">
            <text:p>new Product({ price: 50, title: 'LG - Men\'s SS Jersey -- Classic Club', description: '9001-R - <text:s/>Men\'s SS Jersey -- Classic Club', imagePath: 'https://canari-vgvmadyouy.now.sh/Mens_ClassicShortSleeve_800x800.png', sex: 'Men',item: '9001-R',family: 'Classic', size: 'LG'}),</text:p>
          </table:table-cell>
          <table:table-cell office:value-type="string" office:string-value="new Product({ price: 50, title: 'XL - Men\'s SS Jersey -- Classic Club', description: '9001-R -  Men\'s SS Jersey -- Classic Club', imagePath: 'https://canari-vgvmadyouy.now.sh/Mens_ClassicShortSleeve_800x800.png', sex: 'Men',item: '9001-R',family: 'Classic', size: 'XL'})," table:formula="of:=CONCATENATE(&quot;new Product({ price: &quot;;[.$M6];&quot;, title: '&quot;;[.I$1];&quot; - &quot;;[.$D6]; &quot;', description: '&quot;;[.$A6];&quot; -  &quot;;[.$D6];&quot;', imagePath: '&quot;;[.$N6];&quot;', sex: '&quot;;[.$B6];&quot;',item: '&quot;;[.$A6];&quot;',family: '&quot;;[.$C6];&quot;', size: '&quot;;[.I$1];&quot;'}),&quot;)" table:style-name="ce4">
            <text:p>new Product({ price: 50, title: 'XL - Men\'s SS Jersey -- Classic Club', description: '9001-R - <text:s/>Men\'s SS Jersey -- Classic Club', imagePath: 'https://canari-vgvmadyouy.now.sh/Mens_ClassicShortSleeve_800x800.png', sex: 'Men',item: '9001-R',family: 'Classic', size: 'XL'}),</text:p>
          </table:table-cell>
          <table:table-cell office:value-type="string" office:string-value="new Product({ price: 50, title: 'XXL - Men\'s SS Jersey -- Classic Club', description: '9001-R -  Men\'s SS Jersey -- Classic Club', imagePath: 'https://canari-vgvmadyouy.now.sh/Mens_ClassicShortSleeve_800x800.png', sex: 'Men',item: '9001-R',family: 'Classic', size: 'XXL'})," table:formula="of:=CONCATENATE(&quot;new Product({ price: &quot;;[.$M6];&quot;, title: '&quot;;[.J$1];&quot; - &quot;;[.$D6]; &quot;', description: '&quot;;[.$A6];&quot; -  &quot;;[.$D6];&quot;', imagePath: '&quot;;[.$N6];&quot;', sex: '&quot;;[.$B6];&quot;',item: '&quot;;[.$A6];&quot;',family: '&quot;;[.$C6];&quot;', size: '&quot;;[.J$1];&quot;'}),&quot;)" table:style-name="ce4">
            <text:p>new Product({ price: 50, title: 'XXL - Men\'s SS Jersey -- Classic Club', description: '9001-R - <text:s/>Men\'s SS Jersey -- Classic Club', imagePath: 'https://canari-vgvmadyouy.now.sh/Mens_ClassicShortSleeve_800x800.png', sex: 'Men',item: '9001-R',family: 'Classic', size: 'XXL'}),</text:p>
          </table:table-cell>
          <table:table-cell office:value-type="string" office:string-value="new Product({ price: 50, title: 'XXXL - Men\'s SS Jersey -- Classic Club', description: '9001-R -  Men\'s SS Jersey -- Classic Club', imagePath: 'https://canari-vgvmadyouy.now.sh/Mens_ClassicShortSleeve_800x800.png', sex: 'Men',item: '9001-R',family: 'Classic', size: 'XXXL'})," table:formula="of:=CONCATENATE(&quot;new Product({ price: &quot;;[.$M6];&quot;, title: '&quot;;[.K$1];&quot; - &quot;;[.$D6]; &quot;', description: '&quot;;[.$A6];&quot; -  &quot;;[.$D6];&quot;', imagePath: '&quot;;[.$N6];&quot;', sex: '&quot;;[.$B6];&quot;',item: '&quot;;[.$A6];&quot;',family: '&quot;;[.$C6];&quot;', size: '&quot;;[.K$1];&quot;'}),&quot;)" table:style-name="ce4">
            <text:p>new Product({ price: 50, title: 'XXXL - Men\'s SS Jersey -- Classic Club', description: '9001-R - <text:s/>Men\'s SS Jersey -- Classic Club', imagePath: 'https://canari-vgvmadyouy.now.sh/Mens_ClassicShortSleeve_800x800.png', sex: 'Men',item: '9001-R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anari-vgvmadyouy.now.sh/Mens_ClassicShortSleeve_800x800.png</text:p>
          </table:table-cell>
          <table:table-cell table:number-columns-repeated="16370"/>
        </table:table-row>
        <table:table-row table:style-name="ro1">
          <table:table-cell office:value-type="float" office:value="9022" table:style-name="ce2">
            <text:p>9022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LS Jersey Summer - Classic Euro</text:p>
          </table:table-cell>
          <table:table-cell office:value-type="string" office:string-value="new Product({ price: 55, title: 'XS - Men\'s LS Jersey Summer - Classic Euro', description: '9022 -  Men\'s LS Jersey Summer - Classic Euro', imagePath: 'https://canari-vgvmadyouy.now.sh/Mens_Classic_LS_620x620.png', sex: 'Men',item: '9022',family: 'Classic', size: 'XS'})," table:formula="of:=CONCATENATE(&quot;new Product({ price: &quot;;[.$M7];&quot;, title: '&quot;;[.E$1];&quot; - &quot;;[.$D7]; &quot;', description: '&quot;;[.$A7];&quot; -  &quot;;[.$D7];&quot;', imagePath: '&quot;;[.$N7];&quot;', sex: '&quot;;[.$B7];&quot;',item: '&quot;;[.$A7];&quot;',family: '&quot;;[.$C7];&quot;', size: '&quot;;[.E$1];&quot;'}),&quot;)" table:style-name="ce4">
            <text:p>new Product({ price: 55, title: 'XS - Men\'s LS Jersey Summer - Classic Euro', description: '9022 - <text:s/>Men\'s LS Jersey Summer - Classic Euro', imagePath: 'https://canari-vgvmadyouy.now.sh/Mens_Classic_LS_620x620.png', sex: 'Men',item: '9022',family: 'Classic', size: 'XS'}),</text:p>
          </table:table-cell>
          <table:table-cell office:value-type="string" office:string-value="new Product({ price: 55, title: 'SM - Men\'s LS Jersey Summer - Classic Euro', description: '9022 -  Men\'s LS Jersey Summer - Classic Euro', imagePath: 'https://canari-vgvmadyouy.now.sh/Mens_Classic_LS_620x620.png', sex: 'Men',item: '9022',family: 'Classic', size: 'SM'})," table:formula="of:=CONCATENATE(&quot;new Product({ price: &quot;;[.$M7];&quot;, title: '&quot;;[.F$1];&quot; - &quot;;[.$D7]; &quot;', description: '&quot;;[.$A7];&quot; -  &quot;;[.$D7];&quot;', imagePath: '&quot;;[.$N7];&quot;', sex: '&quot;;[.$B7];&quot;',item: '&quot;;[.$A7];&quot;',family: '&quot;;[.$C7];&quot;', size: '&quot;;[.F$1];&quot;'}),&quot;)" table:style-name="ce4">
            <text:p>new Product({ price: 55, title: 'SM - Men\'s LS Jersey Summer - Classic Euro', description: '9022 - <text:s/>Men\'s LS Jersey Summer - Classic Euro', imagePath: 'https://canari-vgvmadyouy.now.sh/Mens_Classic_LS_620x620.png', sex: 'Men',item: '9022',family: 'Classic', size: 'SM'}),</text:p>
          </table:table-cell>
          <table:table-cell office:value-type="string" office:string-value="new Product({ price: 55, title: 'MD - Men\'s LS Jersey Summer - Classic Euro', description: '9022 -  Men\'s LS Jersey Summer - Classic Euro', imagePath: 'https://canari-vgvmadyouy.now.sh/Mens_Classic_LS_620x620.png', sex: 'Men',item: '9022',family: 'Classic', size: 'MD'})," table:formula="of:=CONCATENATE(&quot;new Product({ price: &quot;;[.$M7];&quot;, title: '&quot;;[.G$1];&quot; - &quot;;[.$D7]; &quot;', description: '&quot;;[.$A7];&quot; -  &quot;;[.$D7];&quot;', imagePath: '&quot;;[.$N7];&quot;', sex: '&quot;;[.$B7];&quot;',item: '&quot;;[.$A7];&quot;',family: '&quot;;[.$C7];&quot;', size: '&quot;;[.G$1];&quot;'}),&quot;)" table:style-name="ce4">
            <text:p>new Product({ price: 55, title: 'MD - Men\'s LS Jersey Summer - Classic Euro', description: '9022 - <text:s/>Men\'s LS Jersey Summer - Classic Euro', imagePath: 'https://canari-vgvmadyouy.now.sh/Mens_Classic_LS_620x620.png', sex: 'Men',item: '9022',family: 'Classic', size: 'MD'}),</text:p>
          </table:table-cell>
          <table:table-cell office:value-type="string" office:string-value="new Product({ price: 55, title: 'LG - Men\'s LS Jersey Summer - Classic Euro', description: '9022 -  Men\'s LS Jersey Summer - Classic Euro', imagePath: 'https://canari-vgvmadyouy.now.sh/Mens_Classic_LS_620x620.png', sex: 'Men',item: '9022',family: 'Classic', size: 'LG'})," table:formula="of:=CONCATENATE(&quot;new Product({ price: &quot;;[.$M7];&quot;, title: '&quot;;[.H$1];&quot; - &quot;;[.$D7]; &quot;', description: '&quot;;[.$A7];&quot; -  &quot;;[.$D7];&quot;', imagePath: '&quot;;[.$N7];&quot;', sex: '&quot;;[.$B7];&quot;',item: '&quot;;[.$A7];&quot;',family: '&quot;;[.$C7];&quot;', size: '&quot;;[.H$1];&quot;'}),&quot;)" table:style-name="ce4">
            <text:p>new Product({ price: 55, title: 'LG - Men\'s LS Jersey Summer - Classic Euro', description: '9022 - <text:s/>Men\'s LS Jersey Summer - Classic Euro', imagePath: 'https://canari-vgvmadyouy.now.sh/Mens_Classic_LS_620x620.png', sex: 'Men',item: '9022',family: 'Classic', size: 'LG'}),</text:p>
          </table:table-cell>
          <table:table-cell office:value-type="string" office:string-value="new Product({ price: 55, title: 'XL - Men\'s LS Jersey Summer - Classic Euro', description: '9022 -  Men\'s LS Jersey Summer - Classic Euro', imagePath: 'https://canari-vgvmadyouy.now.sh/Mens_Classic_LS_620x620.png', sex: 'Men',item: '9022',family: 'Classic', size: 'XL'})," table:formula="of:=CONCATENATE(&quot;new Product({ price: &quot;;[.$M7];&quot;, title: '&quot;;[.I$1];&quot; - &quot;;[.$D7]; &quot;', description: '&quot;;[.$A7];&quot; -  &quot;;[.$D7];&quot;', imagePath: '&quot;;[.$N7];&quot;', sex: '&quot;;[.$B7];&quot;',item: '&quot;;[.$A7];&quot;',family: '&quot;;[.$C7];&quot;', size: '&quot;;[.I$1];&quot;'}),&quot;)" table:style-name="ce4">
            <text:p>new Product({ price: 55, title: 'XL - Men\'s LS Jersey Summer - Classic Euro', description: '9022 - <text:s/>Men\'s LS Jersey Summer - Classic Euro', imagePath: 'https://canari-vgvmadyouy.now.sh/Mens_Classic_LS_620x620.png', sex: 'Men',item: '9022',family: 'Classic', size: 'XL'}),</text:p>
          </table:table-cell>
          <table:table-cell office:value-type="string" office:string-value="new Product({ price: 55, title: 'XXL - Men\'s LS Jersey Summer - Classic Euro', description: '9022 -  Men\'s LS Jersey Summer - Classic Euro', imagePath: 'https://canari-vgvmadyouy.now.sh/Mens_Classic_LS_620x620.png', sex: 'Men',item: '9022',family: 'Classic', size: 'XXL'})," table:formula="of:=CONCATENATE(&quot;new Product({ price: &quot;;[.$M7];&quot;, title: '&quot;;[.J$1];&quot; - &quot;;[.$D7]; &quot;', description: '&quot;;[.$A7];&quot; -  &quot;;[.$D7];&quot;', imagePath: '&quot;;[.$N7];&quot;', sex: '&quot;;[.$B7];&quot;',item: '&quot;;[.$A7];&quot;',family: '&quot;;[.$C7];&quot;', size: '&quot;;[.J$1];&quot;'}),&quot;)" table:style-name="ce4">
            <text:p>new Product({ price: 55, title: 'XXL - Men\'s LS Jersey Summer - Classic Euro', description: '9022 - <text:s/>Men\'s LS Jersey Summer - Classic Euro', imagePath: 'https://canari-vgvmadyouy.now.sh/Mens_Classic_LS_620x620.png', sex: 'Men',item: '9022',family: 'Classic', size: 'XXL'}),</text:p>
          </table:table-cell>
          <table:table-cell office:value-type="string" office:string-value="new Product({ price: 55, title: 'XXXL - Men\'s LS Jersey Summer - Classic Euro', description: '9022 -  Men\'s LS Jersey Summer - Classic Euro', imagePath: 'https://canari-vgvmadyouy.now.sh/Mens_Classic_LS_620x620.png', sex: 'Men',item: '9022',family: 'Classic', size: 'XXXL'})," table:formula="of:=CONCATENATE(&quot;new Product({ price: &quot;;[.$M7];&quot;, title: '&quot;;[.K$1];&quot; - &quot;;[.$D7]; &quot;', description: '&quot;;[.$A7];&quot; -  &quot;;[.$D7];&quot;', imagePath: '&quot;;[.$N7];&quot;', sex: '&quot;;[.$B7];&quot;',item: '&quot;;[.$A7];&quot;',family: '&quot;;[.$C7];&quot;', size: '&quot;;[.K$1];&quot;'}),&quot;)" table:style-name="ce4">
            <text:p>new Product({ price: 55, title: 'XXXL - Men\'s LS Jersey Summer - Classic Euro', description: '9022 - <text:s/>Men\'s LS Jersey Summer - Classic Euro', imagePath: 'https://canari-vgvmadyouy.now.sh/Mens_Classic_LS_620x620.png', sex: 'Men',item: '9022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5</text:p>
          </table:table-cell>
          <table:table-cell office:value-type="string" table:style-name="ce3">
            <text:p>https://canari-vgvmadyouy.now.sh/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021" table:style-name="ce2">
            <text:p>902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LS Jersey Winter - Classic Euro</text:p>
          </table:table-cell>
          <table:table-cell office:value-type="string" office:string-value="new Product({ price: 60, title: 'XS - Men\'s LS Jersey Winter - Classic Euro', description: '9021 -  Men\'s LS Jersey Winter - Classic Euro', imagePath: 'https://canari-vgvmadyouy.now.sh/Mens_Classic_LS_620x620.png', sex: 'Men',item: '9021',family: 'Classic', size: 'XS'})," table:formula="of:=CONCATENATE(&quot;new Product({ price: &quot;;[.$M8];&quot;, title: '&quot;;[.E$1];&quot; - &quot;;[.$D8]; &quot;', description: '&quot;;[.$A8];&quot; -  &quot;;[.$D8];&quot;', imagePath: '&quot;;[.$N8];&quot;', sex: '&quot;;[.$B8];&quot;',item: '&quot;;[.$A8];&quot;',family: '&quot;;[.$C8];&quot;', size: '&quot;;[.E$1];&quot;'}),&quot;)" table:style-name="ce4">
            <text:p>new Product({ price: 60, title: 'XS - Men\'s LS Jersey Winter - Classic Euro', description: '9021 - <text:s/>Men\'s LS Jersey Winter - Classic Euro', imagePath: 'https://canari-vgvmadyouy.now.sh/Mens_Classic_LS_620x620.png', sex: 'Men',item: '9021',family: 'Classic', size: 'XS'}),</text:p>
          </table:table-cell>
          <table:table-cell office:value-type="string" office:string-value="new Product({ price: 60, title: 'SM - Men\'s LS Jersey Winter - Classic Euro', description: '9021 -  Men\'s LS Jersey Winter - Classic Euro', imagePath: 'https://canari-vgvmadyouy.now.sh/Mens_Classic_LS_620x620.png', sex: 'Men',item: '9021',family: 'Classic', size: 'SM'})," table:formula="of:=CONCATENATE(&quot;new Product({ price: &quot;;[.$M8];&quot;, title: '&quot;;[.F$1];&quot; - &quot;;[.$D8]; &quot;', description: '&quot;;[.$A8];&quot; -  &quot;;[.$D8];&quot;', imagePath: '&quot;;[.$N8];&quot;', sex: '&quot;;[.$B8];&quot;',item: '&quot;;[.$A8];&quot;',family: '&quot;;[.$C8];&quot;', size: '&quot;;[.F$1];&quot;'}),&quot;)" table:style-name="ce4">
            <text:p>new Product({ price: 60, title: 'SM - Men\'s LS Jersey Winter - Classic Euro', description: '9021 - <text:s/>Men\'s LS Jersey Winter - Classic Euro', imagePath: 'https://canari-vgvmadyouy.now.sh/Mens_Classic_LS_620x620.png', sex: 'Men',item: '9021',family: 'Classic', size: 'SM'}),</text:p>
          </table:table-cell>
          <table:table-cell office:value-type="string" office:string-value="new Product({ price: 60, title: 'MD - Men\'s LS Jersey Winter - Classic Euro', description: '9021 -  Men\'s LS Jersey Winter - Classic Euro', imagePath: 'https://canari-vgvmadyouy.now.sh/Mens_Classic_LS_620x620.png', sex: 'Men',item: '9021',family: 'Classic', size: 'MD'})," table:formula="of:=CONCATENATE(&quot;new Product({ price: &quot;;[.$M8];&quot;, title: '&quot;;[.G$1];&quot; - &quot;;[.$D8]; &quot;', description: '&quot;;[.$A8];&quot; -  &quot;;[.$D8];&quot;', imagePath: '&quot;;[.$N8];&quot;', sex: '&quot;;[.$B8];&quot;',item: '&quot;;[.$A8];&quot;',family: '&quot;;[.$C8];&quot;', size: '&quot;;[.G$1];&quot;'}),&quot;)" table:style-name="ce4">
            <text:p>new Product({ price: 60, title: 'MD - Men\'s LS Jersey Winter - Classic Euro', description: '9021 - <text:s/>Men\'s LS Jersey Winter - Classic Euro', imagePath: 'https://canari-vgvmadyouy.now.sh/Mens_Classic_LS_620x620.png', sex: 'Men',item: '9021',family: 'Classic', size: 'MD'}),</text:p>
          </table:table-cell>
          <table:table-cell office:value-type="string" office:string-value="new Product({ price: 60, title: 'LG - Men\'s LS Jersey Winter - Classic Euro', description: '9021 -  Men\'s LS Jersey Winter - Classic Euro', imagePath: 'https://canari-vgvmadyouy.now.sh/Mens_Classic_LS_620x620.png', sex: 'Men',item: '9021',family: 'Classic', size: 'LG'})," table:formula="of:=CONCATENATE(&quot;new Product({ price: &quot;;[.$M8];&quot;, title: '&quot;;[.H$1];&quot; - &quot;;[.$D8]; &quot;', description: '&quot;;[.$A8];&quot; -  &quot;;[.$D8];&quot;', imagePath: '&quot;;[.$N8];&quot;', sex: '&quot;;[.$B8];&quot;',item: '&quot;;[.$A8];&quot;',family: '&quot;;[.$C8];&quot;', size: '&quot;;[.H$1];&quot;'}),&quot;)" table:style-name="ce4">
            <text:p>new Product({ price: 60, title: 'LG - Men\'s LS Jersey Winter - Classic Euro', description: '9021 - <text:s/>Men\'s LS Jersey Winter - Classic Euro', imagePath: 'https://canari-vgvmadyouy.now.sh/Mens_Classic_LS_620x620.png', sex: 'Men',item: '9021',family: 'Classic', size: 'LG'}),</text:p>
          </table:table-cell>
          <table:table-cell office:value-type="string" office:string-value="new Product({ price: 60, title: 'XL - Men\'s LS Jersey Winter - Classic Euro', description: '9021 -  Men\'s LS Jersey Winter - Classic Euro', imagePath: 'https://canari-vgvmadyouy.now.sh/Mens_Classic_LS_620x620.png', sex: 'Men',item: '9021',family: 'Classic', size: 'XL'})," table:formula="of:=CONCATENATE(&quot;new Product({ price: &quot;;[.$M8];&quot;, title: '&quot;;[.I$1];&quot; - &quot;;[.$D8]; &quot;', description: '&quot;;[.$A8];&quot; -  &quot;;[.$D8];&quot;', imagePath: '&quot;;[.$N8];&quot;', sex: '&quot;;[.$B8];&quot;',item: '&quot;;[.$A8];&quot;',family: '&quot;;[.$C8];&quot;', size: '&quot;;[.I$1];&quot;'}),&quot;)" table:style-name="ce4">
            <text:p>new Product({ price: 60, title: 'XL - Men\'s LS Jersey Winter - Classic Euro', description: '9021 - <text:s/>Men\'s LS Jersey Winter - Classic Euro', imagePath: 'https://canari-vgvmadyouy.now.sh/Mens_Classic_LS_620x620.png', sex: 'Men',item: '9021',family: 'Classic', size: 'XL'}),</text:p>
          </table:table-cell>
          <table:table-cell office:value-type="string" office:string-value="new Product({ price: 60, title: 'XXL - Men\'s LS Jersey Winter - Classic Euro', description: '9021 -  Men\'s LS Jersey Winter - Classic Euro', imagePath: 'https://canari-vgvmadyouy.now.sh/Mens_Classic_LS_620x620.png', sex: 'Men',item: '9021',family: 'Classic', size: 'XXL'})," table:formula="of:=CONCATENATE(&quot;new Product({ price: &quot;;[.$M8];&quot;, title: '&quot;;[.J$1];&quot; - &quot;;[.$D8]; &quot;', description: '&quot;;[.$A8];&quot; -  &quot;;[.$D8];&quot;', imagePath: '&quot;;[.$N8];&quot;', sex: '&quot;;[.$B8];&quot;',item: '&quot;;[.$A8];&quot;',family: '&quot;;[.$C8];&quot;', size: '&quot;;[.J$1];&quot;'}),&quot;)" table:style-name="ce4">
            <text:p>new Product({ price: 60, title: 'XXL - Men\'s LS Jersey Winter - Classic Euro', description: '9021 - <text:s/>Men\'s LS Jersey Winter - Classic Euro', imagePath: 'https://canari-vgvmadyouy.now.sh/Mens_Classic_LS_620x620.png', sex: 'Men',item: '9021',family: 'Classic', size: 'XXL'}),</text:p>
          </table:table-cell>
          <table:table-cell office:value-type="string" office:string-value="new Product({ price: 60, title: 'XXXL - Men\'s LS Jersey Winter - Classic Euro', description: '9021 -  Men\'s LS Jersey Winter - Classic Euro', imagePath: 'https://canari-vgvmadyouy.now.sh/Mens_Classic_LS_620x620.png', sex: 'Men',item: '9021',family: 'Classic', size: 'XXXL'})," table:formula="of:=CONCATENATE(&quot;new Product({ price: &quot;;[.$M8];&quot;, title: '&quot;;[.K$1];&quot; - &quot;;[.$D8]; &quot;', description: '&quot;;[.$A8];&quot; -  &quot;;[.$D8];&quot;', imagePath: '&quot;;[.$N8];&quot;', sex: '&quot;;[.$B8];&quot;',item: '&quot;;[.$A8];&quot;',family: '&quot;;[.$C8];&quot;', size: '&quot;;[.K$1];&quot;'}),&quot;)" table:style-name="ce4">
            <text:p>new Product({ price: 60, title: 'XXXL - Men\'s LS Jersey Winter - Classic Euro', description: '9021 - <text:s/>Men\'s LS Jersey Winter - Classic Euro', imagePath: 'https://canari-vgvmadyouy.now.sh/Mens_Classic_LS_620x620.png', sex: 'Men',item: '9021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3">
            <text:p>https://canari-vgvmadyouy.now.sh/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141" table:style-name="ce2">
            <text:p>914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Pinnacle</text:p>
          </table:table-cell>
          <table:table-cell office:value-type="string" table:style-name="ce2">
            <text:p>Women\'s SS Jersey -- Pinnacle</text:p>
          </table:table-cell>
          <table:table-cell office:value-type="string" office:string-value="new Product({ price: 82, title: 'XS - Women\'s SS Jersey -- Pinnacle', description: '9141 -  Women\'s SS Jersey -- Pinnacle', imagePath: 'https://pics-lhrpfhkdkt.now.sh/pinnacle.JPG', sex: 'Women',item: '9141',family: 'Pinnacle', size: 'XS'})," table:formula="of:=CONCATENATE(&quot;new Product({ price: &quot;;[.$M9];&quot;, title: '&quot;;[.E$1];&quot; - &quot;;[.$D9]; &quot;', description: '&quot;;[.$A9];&quot; -  &quot;;[.$D9];&quot;', imagePath: '&quot;;[.$N9];&quot;', sex: '&quot;;[.$B9];&quot;',item: '&quot;;[.$A9];&quot;',family: '&quot;;[.$C9];&quot;', size: '&quot;;[.E$1];&quot;'}),&quot;)" table:style-name="ce4">
            <text:p>new Product({ price: 82, title: 'XS - Women\'s SS Jersey -- Pinnacle', description: '9141 - <text:s/>Women\'s SS Jersey -- Pinnacle', imagePath: 'https://pics-lhrpfhkdkt.now.sh/pinnacle.JPG', sex: 'Women',item: '9141',family: 'Pinnacle', size: 'XS'}),</text:p>
          </table:table-cell>
          <table:table-cell office:value-type="string" office:string-value="new Product({ price: 82, title: 'SM - Women\'s SS Jersey -- Pinnacle', description: '9141 -  Women\'s SS Jersey -- Pinnacle', imagePath: 'https://pics-lhrpfhkdkt.now.sh/pinnacle.JPG', sex: 'Women',item: '9141',family: 'Pinnacle', size: 'SM'})," table:formula="of:=CONCATENATE(&quot;new Product({ price: &quot;;[.$M9];&quot;, title: '&quot;;[.F$1];&quot; - &quot;;[.$D9]; &quot;', description: '&quot;;[.$A9];&quot; -  &quot;;[.$D9];&quot;', imagePath: '&quot;;[.$N9];&quot;', sex: '&quot;;[.$B9];&quot;',item: '&quot;;[.$A9];&quot;',family: '&quot;;[.$C9];&quot;', size: '&quot;;[.F$1];&quot;'}),&quot;)" table:style-name="ce4">
            <text:p>new Product({ price: 82, title: 'SM - Women\'s SS Jersey -- Pinnacle', description: '9141 - <text:s/>Women\'s SS Jersey -- Pinnacle', imagePath: 'https://pics-lhrpfhkdkt.now.sh/pinnacle.JPG', sex: 'Women',item: '9141',family: 'Pinnacle', size: 'SM'}),</text:p>
          </table:table-cell>
          <table:table-cell office:value-type="string" office:string-value="new Product({ price: 82, title: 'MD - Women\'s SS Jersey -- Pinnacle', description: '9141 -  Women\'s SS Jersey -- Pinnacle', imagePath: 'https://pics-lhrpfhkdkt.now.sh/pinnacle.JPG', sex: 'Women',item: '9141',family: 'Pinnacle', size: 'MD'})," table:formula="of:=CONCATENATE(&quot;new Product({ price: &quot;;[.$M9];&quot;, title: '&quot;;[.G$1];&quot; - &quot;;[.$D9]; &quot;', description: '&quot;;[.$A9];&quot; -  &quot;;[.$D9];&quot;', imagePath: '&quot;;[.$N9];&quot;', sex: '&quot;;[.$B9];&quot;',item: '&quot;;[.$A9];&quot;',family: '&quot;;[.$C9];&quot;', size: '&quot;;[.G$1];&quot;'}),&quot;)" table:style-name="ce4">
            <text:p>new Product({ price: 82, title: 'MD - Women\'s SS Jersey -- Pinnacle', description: '9141 - <text:s/>Women\'s SS Jersey -- Pinnacle', imagePath: 'https://pics-lhrpfhkdkt.now.sh/pinnacle.JPG', sex: 'Women',item: '9141',family: 'Pinnacle', size: 'MD'}),</text:p>
          </table:table-cell>
          <table:table-cell office:value-type="string" office:string-value="new Product({ price: 82, title: 'LG - Women\'s SS Jersey -- Pinnacle', description: '9141 -  Women\'s SS Jersey -- Pinnacle', imagePath: 'https://pics-lhrpfhkdkt.now.sh/pinnacle.JPG', sex: 'Women',item: '9141',family: 'Pinnacle', size: 'LG'})," table:formula="of:=CONCATENATE(&quot;new Product({ price: &quot;;[.$M9];&quot;, title: '&quot;;[.H$1];&quot; - &quot;;[.$D9]; &quot;', description: '&quot;;[.$A9];&quot; -  &quot;;[.$D9];&quot;', imagePath: '&quot;;[.$N9];&quot;', sex: '&quot;;[.$B9];&quot;',item: '&quot;;[.$A9];&quot;',family: '&quot;;[.$C9];&quot;', size: '&quot;;[.H$1];&quot;'}),&quot;)" table:style-name="ce4">
            <text:p>new Product({ price: 82, title: 'LG - Women\'s SS Jersey -- Pinnacle', description: '9141 - <text:s/>Women\'s SS Jersey -- Pinnacle', imagePath: 'https://pics-lhrpfhkdkt.now.sh/pinnacle.JPG', sex: 'Women',item: '9141',family: 'Pinnacle', size: 'LG'}),</text:p>
          </table:table-cell>
          <table:table-cell office:value-type="string" office:string-value="new Product({ price: 82, title: 'XL - Women\'s SS Jersey -- Pinnacle', description: '9141 -  Women\'s SS Jersey -- Pinnacle', imagePath: 'https://pics-lhrpfhkdkt.now.sh/pinnacle.JPG', sex: 'Women',item: '9141',family: 'Pinnacle', size: 'XL'})," table:formula="of:=CONCATENATE(&quot;new Product({ price: &quot;;[.$M9];&quot;, title: '&quot;;[.I$1];&quot; - &quot;;[.$D9]; &quot;', description: '&quot;;[.$A9];&quot; -  &quot;;[.$D9];&quot;', imagePath: '&quot;;[.$N9];&quot;', sex: '&quot;;[.$B9];&quot;',item: '&quot;;[.$A9];&quot;',family: '&quot;;[.$C9];&quot;', size: '&quot;;[.I$1];&quot;'}),&quot;)" table:style-name="ce4">
            <text:p>new Product({ price: 82, title: 'XL - Women\'s SS Jersey -- Pinnacle', description: '9141 - <text:s/>Women\'s SS Jersey -- Pinnacle', imagePath: 'https://pics-lhrpfhkdkt.now.sh/pinnacle.JPG', sex: 'Women',item: '9141',family: 'Pinnacle', size: 'XL'}),</text:p>
          </table:table-cell>
          <table:table-cell office:value-type="string" office:string-value="new Product({ price: 82, title: 'XXL - Women\'s SS Jersey -- Pinnacle', description: '9141 -  Women\'s SS Jersey -- Pinnacle', imagePath: 'https://pics-lhrpfhkdkt.now.sh/pinnacle.JPG', sex: 'Women',item: '9141',family: 'Pinnacle', size: 'XXL'})," table:formula="of:=CONCATENATE(&quot;new Product({ price: &quot;;[.$M9];&quot;, title: '&quot;;[.J$1];&quot; - &quot;;[.$D9]; &quot;', description: '&quot;;[.$A9];&quot; -  &quot;;[.$D9];&quot;', imagePath: '&quot;;[.$N9];&quot;', sex: '&quot;;[.$B9];&quot;',item: '&quot;;[.$A9];&quot;',family: '&quot;;[.$C9];&quot;', size: '&quot;;[.J$1];&quot;'}),&quot;)" table:style-name="ce4">
            <text:p>new Product({ price: 82, title: 'XXL - Women\'s SS Jersey -- Pinnacle', description: '9141 - <text:s/>Women\'s SS Jersey -- Pinnacle', imagePath: 'https://pics-lhrpfhkdkt.now.sh/pinnacle.JPG', sex: 'Women',item: '9141',family: 'Pinnacle', size: 'XXL'}),</text:p>
          </table:table-cell>
          <table:table-cell office:value-type="string" office:string-value="new Product({ price: 82, title: 'XXXL - Women\'s SS Jersey -- Pinnacle', description: '9141 -  Women\'s SS Jersey -- Pinnacle', imagePath: 'https://pics-lhrpfhkdkt.now.sh/pinnacle.JPG', sex: 'Women',item: '9141',family: 'Pinnacle', size: 'XXXL'})," table:formula="of:=CONCATENATE(&quot;new Product({ price: &quot;;[.$M9];&quot;, title: '&quot;;[.K$1];&quot; - &quot;;[.$D9]; &quot;', description: '&quot;;[.$A9];&quot; -  &quot;;[.$D9];&quot;', imagePath: '&quot;;[.$N9];&quot;', sex: '&quot;;[.$B9];&quot;',item: '&quot;;[.$A9];&quot;',family: '&quot;;[.$C9];&quot;', size: '&quot;;[.K$1];&quot;'}),&quot;)" table:style-name="ce4">
            <text:p>new Product({ price: 82, title: 'XXXL - Women\'s SS Jersey -- Pinnacle', description: '9141 - <text:s/>Women\'s SS Jersey -- Pinnacle', imagePath: 'https://pics-lhrpfhkdkt.now.sh/pinnacle.JPG', sex: 'Women',item: '9141',family: 'Pinnacle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82</text:p>
          </table:table-cell>
          <table:table-cell office:value-type="string" table:style-name="ce3">
            <text:p>https://pics-lhrpfhkdkt.now.sh/pinnacle.JPG</text:p>
          </table:table-cell>
          <table:table-cell table:number-columns-repeated="16370"/>
        </table:table-row>
        <table:table-row table:style-name="ro1">
          <table:table-cell office:value-type="float" office:value="9140" table:style-name="ce2">
            <text:p>9140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Vpro</text:p>
          </table:table-cell>
          <table:table-cell office:value-type="string" table:style-name="ce2">
            <text:p>Women\'s SS Jersey -- VPro</text:p>
          </table:table-cell>
          <table:table-cell office:value-type="string" office:string-value="new Product({ price: 57, title: 'XS - Women\'s SS Jersey -- VPro', description: '9140 -  Women\'s SS Jersey -- VPro', imagePath: 'https://pics-lhrpfhkdkt.now.sh/VPro.JPG', sex: 'Women',item: '9140',family: 'Vpro', size: 'XS'})," table:formula="of:=CONCATENATE(&quot;new Product({ price: &quot;;[.$M10];&quot;, title: '&quot;;[.E$1];&quot; - &quot;;[.$D10]; &quot;', description: '&quot;;[.$A10];&quot; -  &quot;;[.$D10];&quot;', imagePath: '&quot;;[.$N10];&quot;', sex: '&quot;;[.$B10];&quot;',item: '&quot;;[.$A10];&quot;',family: '&quot;;[.$C10];&quot;', size: '&quot;;[.E$1];&quot;'}),&quot;)" table:style-name="ce4">
            <text:p>new Product({ price: 57, title: 'XS - Women\'s SS Jersey -- VPro', description: '9140 - <text:s/>Women\'s SS Jersey -- VPro', imagePath: 'https://pics-lhrpfhkdkt.now.sh/VPro.JPG', sex: 'Women',item: '9140',family: 'Vpro', size: 'XS'}),</text:p>
          </table:table-cell>
          <table:table-cell office:value-type="string" office:string-value="new Product({ price: 57, title: 'SM - Women\'s SS Jersey -- VPro', description: '9140 -  Women\'s SS Jersey -- VPro', imagePath: 'https://pics-lhrpfhkdkt.now.sh/VPro.JPG', sex: 'Women',item: '9140',family: 'Vpro', size: 'SM'})," table:formula="of:=CONCATENATE(&quot;new Product({ price: &quot;;[.$M10];&quot;, title: '&quot;;[.F$1];&quot; - &quot;;[.$D10]; &quot;', description: '&quot;;[.$A10];&quot; -  &quot;;[.$D10];&quot;', imagePath: '&quot;;[.$N10];&quot;', sex: '&quot;;[.$B10];&quot;',item: '&quot;;[.$A10];&quot;',family: '&quot;;[.$C10];&quot;', size: '&quot;;[.F$1];&quot;'}),&quot;)" table:style-name="ce4">
            <text:p>new Product({ price: 57, title: 'SM - Women\'s SS Jersey -- VPro', description: '9140 - <text:s/>Women\'s SS Jersey -- VPro', imagePath: 'https://pics-lhrpfhkdkt.now.sh/VPro.JPG', sex: 'Women',item: '9140',family: 'Vpro', size: 'SM'}),</text:p>
          </table:table-cell>
          <table:table-cell office:value-type="string" office:string-value="new Product({ price: 57, title: 'MD - Women\'s SS Jersey -- VPro', description: '9140 -  Women\'s SS Jersey -- VPro', imagePath: 'https://pics-lhrpfhkdkt.now.sh/VPro.JPG', sex: 'Women',item: '9140',family: 'Vpro', size: 'MD'})," table:formula="of:=CONCATENATE(&quot;new Product({ price: &quot;;[.$M10];&quot;, title: '&quot;;[.G$1];&quot; - &quot;;[.$D10]; &quot;', description: '&quot;;[.$A10];&quot; -  &quot;;[.$D10];&quot;', imagePath: '&quot;;[.$N10];&quot;', sex: '&quot;;[.$B10];&quot;',item: '&quot;;[.$A10];&quot;',family: '&quot;;[.$C10];&quot;', size: '&quot;;[.G$1];&quot;'}),&quot;)" table:style-name="ce4">
            <text:p>new Product({ price: 57, title: 'MD - Women\'s SS Jersey -- VPro', description: '9140 - <text:s/>Women\'s SS Jersey -- VPro', imagePath: 'https://pics-lhrpfhkdkt.now.sh/VPro.JPG', sex: 'Women',item: '9140',family: 'Vpro', size: 'MD'}),</text:p>
          </table:table-cell>
          <table:table-cell office:value-type="string" office:string-value="new Product({ price: 57, title: 'LG - Women\'s SS Jersey -- VPro', description: '9140 -  Women\'s SS Jersey -- VPro', imagePath: 'https://pics-lhrpfhkdkt.now.sh/VPro.JPG', sex: 'Women',item: '9140',family: 'Vpro', size: 'LG'})," table:formula="of:=CONCATENATE(&quot;new Product({ price: &quot;;[.$M10];&quot;, title: '&quot;;[.H$1];&quot; - &quot;;[.$D10]; &quot;', description: '&quot;;[.$A10];&quot; -  &quot;;[.$D10];&quot;', imagePath: '&quot;;[.$N10];&quot;', sex: '&quot;;[.$B10];&quot;',item: '&quot;;[.$A10];&quot;',family: '&quot;;[.$C10];&quot;', size: '&quot;;[.H$1];&quot;'}),&quot;)" table:style-name="ce4">
            <text:p>new Product({ price: 57, title: 'LG - Women\'s SS Jersey -- VPro', description: '9140 - <text:s/>Women\'s SS Jersey -- VPro', imagePath: 'https://pics-lhrpfhkdkt.now.sh/VPro.JPG', sex: 'Women',item: '9140',family: 'Vpro', size: 'LG'}),</text:p>
          </table:table-cell>
          <table:table-cell office:value-type="string" office:string-value="new Product({ price: 57, title: 'XL - Women\'s SS Jersey -- VPro', description: '9140 -  Women\'s SS Jersey -- VPro', imagePath: 'https://pics-lhrpfhkdkt.now.sh/VPro.JPG', sex: 'Women',item: '9140',family: 'Vpro', size: 'XL'})," table:formula="of:=CONCATENATE(&quot;new Product({ price: &quot;;[.$M10];&quot;, title: '&quot;;[.I$1];&quot; - &quot;;[.$D10]; &quot;', description: '&quot;;[.$A10];&quot; -  &quot;;[.$D10];&quot;', imagePath: '&quot;;[.$N10];&quot;', sex: '&quot;;[.$B10];&quot;',item: '&quot;;[.$A10];&quot;',family: '&quot;;[.$C10];&quot;', size: '&quot;;[.I$1];&quot;'}),&quot;)" table:style-name="ce4">
            <text:p>new Product({ price: 57, title: 'XL - Women\'s SS Jersey -- VPro', description: '9140 - <text:s/>Women\'s SS Jersey -- VPro', imagePath: 'https://pics-lhrpfhkdkt.now.sh/VPro.JPG', sex: 'Women',item: '9140',family: 'Vpro', size: 'XL'}),</text:p>
          </table:table-cell>
          <table:table-cell office:value-type="string" office:string-value="new Product({ price: 57, title: 'XXL - Women\'s SS Jersey -- VPro', description: '9140 -  Women\'s SS Jersey -- VPro', imagePath: 'https://pics-lhrpfhkdkt.now.sh/VPro.JPG', sex: 'Women',item: '9140',family: 'Vpro', size: 'XXL'})," table:formula="of:=CONCATENATE(&quot;new Product({ price: &quot;;[.$M10];&quot;, title: '&quot;;[.J$1];&quot; - &quot;;[.$D10]; &quot;', description: '&quot;;[.$A10];&quot; -  &quot;;[.$D10];&quot;', imagePath: '&quot;;[.$N10];&quot;', sex: '&quot;;[.$B10];&quot;',item: '&quot;;[.$A10];&quot;',family: '&quot;;[.$C10];&quot;', size: '&quot;;[.J$1];&quot;'}),&quot;)" table:style-name="ce4">
            <text:p>new Product({ price: 57, title: 'XXL - Women\'s SS Jersey -- VPro', description: '9140 - <text:s/>Women\'s SS Jersey -- VPro', imagePath: 'https://pics-lhrpfhkdkt.now.sh/VPro.JPG', sex: 'Women',item: '9140',family: 'Vpro', size: 'XXL'}),</text:p>
          </table:table-cell>
          <table:table-cell office:value-type="string" office:string-value="new Product({ price: 57, title: 'XXXL - Women\'s SS Jersey -- VPro', description: '9140 -  Women\'s SS Jersey -- VPro', imagePath: 'https://pics-lhrpfhkdkt.now.sh/VPro.JPG', sex: 'Women',item: '9140',family: 'Vpro', size: 'XXXL'})," table:formula="of:=CONCATENATE(&quot;new Product({ price: &quot;;[.$M10];&quot;, title: '&quot;;[.K$1];&quot; - &quot;;[.$D10]; &quot;', description: '&quot;;[.$A10];&quot; -  &quot;;[.$D10];&quot;', imagePath: '&quot;;[.$N10];&quot;', sex: '&quot;;[.$B10];&quot;',item: '&quot;;[.$A10];&quot;',family: '&quot;;[.$C10];&quot;', size: '&quot;;[.K$1];&quot;'}),&quot;)" table:style-name="ce4">
            <text:p>new Product({ price: 57, title: 'XXXL - Women\'s SS Jersey -- VPro', description: '9140 - <text:s/>Women\'s SS Jersey -- VPro', imagePath: 'https://pics-lhrpfhkdkt.now.sh/VPro.JPG', sex: 'Women',item: '9140',family: 'Vpro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7</text:p>
          </table:table-cell>
          <table:table-cell office:value-type="string" table:style-name="ce3">
            <text:p>https://pics-lhrpfhkdkt.now.sh/VPro.JPG</text:p>
          </table:table-cell>
          <table:table-cell table:number-columns-repeated="16370"/>
        </table:table-row>
        <table:table-row table:style-name="ro1">
          <table:table-cell office:value-type="float" office:value="9101" table:style-name="ce2">
            <text:p>910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SS Jersey -- Classic Euro</text:p>
          </table:table-cell>
          <table:table-cell office:value-type="string" office:string-value="new Product({ price: 50, title: 'XS - Women\'s SS Jersey -- Classic Euro', description: '9101 -  Women\'s SS Jersey -- Classic Euro', imagePath: 'https://canari-vgvmadyouy.now.sh/Womens_Classic_SS_620x620.png', sex: 'Women',item: '9101',family: 'Classic', size: 'XS'})," table:formula="of:=CONCATENATE(&quot;new Product({ price: &quot;;[.$M11];&quot;, title: '&quot;;[.E$1];&quot; - &quot;;[.$D11]; &quot;', description: '&quot;;[.$A11];&quot; -  &quot;;[.$D11];&quot;', imagePath: '&quot;;[.$N11];&quot;', sex: '&quot;;[.$B11];&quot;',item: '&quot;;[.$A11];&quot;',family: '&quot;;[.$C11];&quot;', size: '&quot;;[.E$1];&quot;'}),&quot;)" table:style-name="ce4">
            <text:p>new Product({ price: 50, title: 'XS - Women\'s SS Jersey -- Classic Euro', description: '9101 - <text:s/>Women\'s SS Jersey -- Classic Euro', imagePath: 'https://canari-vgvmadyouy.now.sh/Womens_Classic_SS_620x620.png', sex: 'Women',item: '9101',family: 'Classic', size: 'XS'}),</text:p>
          </table:table-cell>
          <table:table-cell office:value-type="string" office:string-value="new Product({ price: 50, title: 'SM - Women\'s SS Jersey -- Classic Euro', description: '9101 -  Women\'s SS Jersey -- Classic Euro', imagePath: 'https://canari-vgvmadyouy.now.sh/Womens_Classic_SS_620x620.png', sex: 'Women',item: '9101',family: 'Classic', size: 'SM'})," table:formula="of:=CONCATENATE(&quot;new Product({ price: &quot;;[.$M11];&quot;, title: '&quot;;[.F$1];&quot; - &quot;;[.$D11]; &quot;', description: '&quot;;[.$A11];&quot; -  &quot;;[.$D11];&quot;', imagePath: '&quot;;[.$N11];&quot;', sex: '&quot;;[.$B11];&quot;',item: '&quot;;[.$A11];&quot;',family: '&quot;;[.$C11];&quot;', size: '&quot;;[.F$1];&quot;'}),&quot;)" table:style-name="ce4">
            <text:p>new Product({ price: 50, title: 'SM - Women\'s SS Jersey -- Classic Euro', description: '9101 - <text:s/>Women\'s SS Jersey -- Classic Euro', imagePath: 'https://canari-vgvmadyouy.now.sh/Womens_Classic_SS_620x620.png', sex: 'Women',item: '9101',family: 'Classic', size: 'SM'}),</text:p>
          </table:table-cell>
          <table:table-cell office:value-type="string" office:string-value="new Product({ price: 50, title: 'MD - Women\'s SS Jersey -- Classic Euro', description: '9101 -  Women\'s SS Jersey -- Classic Euro', imagePath: 'https://canari-vgvmadyouy.now.sh/Womens_Classic_SS_620x620.png', sex: 'Women',item: '9101',family: 'Classic', size: 'MD'})," table:formula="of:=CONCATENATE(&quot;new Product({ price: &quot;;[.$M11];&quot;, title: '&quot;;[.G$1];&quot; - &quot;;[.$D11]; &quot;', description: '&quot;;[.$A11];&quot; -  &quot;;[.$D11];&quot;', imagePath: '&quot;;[.$N11];&quot;', sex: '&quot;;[.$B11];&quot;',item: '&quot;;[.$A11];&quot;',family: '&quot;;[.$C11];&quot;', size: '&quot;;[.G$1];&quot;'}),&quot;)" table:style-name="ce4">
            <text:p>new Product({ price: 50, title: 'MD - Women\'s SS Jersey -- Classic Euro', description: '9101 - <text:s/>Women\'s SS Jersey -- Classic Euro', imagePath: 'https://canari-vgvmadyouy.now.sh/Womens_Classic_SS_620x620.png', sex: 'Women',item: '9101',family: 'Classic', size: 'MD'}),</text:p>
          </table:table-cell>
          <table:table-cell office:value-type="string" office:string-value="new Product({ price: 50, title: 'LG - Women\'s SS Jersey -- Classic Euro', description: '9101 -  Women\'s SS Jersey -- Classic Euro', imagePath: 'https://canari-vgvmadyouy.now.sh/Womens_Classic_SS_620x620.png', sex: 'Women',item: '9101',family: 'Classic', size: 'LG'})," table:formula="of:=CONCATENATE(&quot;new Product({ price: &quot;;[.$M11];&quot;, title: '&quot;;[.H$1];&quot; - &quot;;[.$D11]; &quot;', description: '&quot;;[.$A11];&quot; -  &quot;;[.$D11];&quot;', imagePath: '&quot;;[.$N11];&quot;', sex: '&quot;;[.$B11];&quot;',item: '&quot;;[.$A11];&quot;',family: '&quot;;[.$C11];&quot;', size: '&quot;;[.H$1];&quot;'}),&quot;)" table:style-name="ce4">
            <text:p>new Product({ price: 50, title: 'LG - Women\'s SS Jersey -- Classic Euro', description: '9101 - <text:s/>Women\'s SS Jersey -- Classic Euro', imagePath: 'https://canari-vgvmadyouy.now.sh/Womens_Classic_SS_620x620.png', sex: 'Women',item: '9101',family: 'Classic', size: 'LG'}),</text:p>
          </table:table-cell>
          <table:table-cell office:value-type="string" office:string-value="new Product({ price: 50, title: 'XL - Women\'s SS Jersey -- Classic Euro', description: '9101 -  Women\'s SS Jersey -- Classic Euro', imagePath: 'https://canari-vgvmadyouy.now.sh/Womens_Classic_SS_620x620.png', sex: 'Women',item: '9101',family: 'Classic', size: 'XL'})," table:formula="of:=CONCATENATE(&quot;new Product({ price: &quot;;[.$M11];&quot;, title: '&quot;;[.I$1];&quot; - &quot;;[.$D11]; &quot;', description: '&quot;;[.$A11];&quot; -  &quot;;[.$D11];&quot;', imagePath: '&quot;;[.$N11];&quot;', sex: '&quot;;[.$B11];&quot;',item: '&quot;;[.$A11];&quot;',family: '&quot;;[.$C11];&quot;', size: '&quot;;[.I$1];&quot;'}),&quot;)" table:style-name="ce4">
            <text:p>new Product({ price: 50, title: 'XL - Women\'s SS Jersey -- Classic Euro', description: '9101 - <text:s/>Women\'s SS Jersey -- Classic Euro', imagePath: 'https://canari-vgvmadyouy.now.sh/Womens_Classic_SS_620x620.png', sex: 'Women',item: '9101',family: 'Classic', size: 'XL'}),</text:p>
          </table:table-cell>
          <table:table-cell office:value-type="string" office:string-value="new Product({ price: 50, title: 'XXL - Women\'s SS Jersey -- Classic Euro', description: '9101 -  Women\'s SS Jersey -- Classic Euro', imagePath: 'https://canari-vgvmadyouy.now.sh/Womens_Classic_SS_620x620.png', sex: 'Women',item: '9101',family: 'Classic', size: 'XXL'})," table:formula="of:=CONCATENATE(&quot;new Product({ price: &quot;;[.$M11];&quot;, title: '&quot;;[.J$1];&quot; - &quot;;[.$D11]; &quot;', description: '&quot;;[.$A11];&quot; -  &quot;;[.$D11];&quot;', imagePath: '&quot;;[.$N11];&quot;', sex: '&quot;;[.$B11];&quot;',item: '&quot;;[.$A11];&quot;',family: '&quot;;[.$C11];&quot;', size: '&quot;;[.J$1];&quot;'}),&quot;)" table:style-name="ce4">
            <text:p>new Product({ price: 50, title: 'XXL - Women\'s SS Jersey -- Classic Euro', description: '9101 - <text:s/>Women\'s SS Jersey -- Classic Euro', imagePath: 'https://canari-vgvmadyouy.now.sh/Womens_Classic_SS_620x620.png', sex: 'Women',item: '9101',family: 'Classic', size: 'XXL'}),</text:p>
          </table:table-cell>
          <table:table-cell office:value-type="string" office:string-value="new Product({ price: 50, title: 'XXXL - Women\'s SS Jersey -- Classic Euro', description: '9101 -  Women\'s SS Jersey -- Classic Euro', imagePath: 'https://canari-vgvmadyouy.now.sh/Womens_Classic_SS_620x620.png', sex: 'Women',item: '9101',family: 'Classic', size: 'XXXL'})," table:formula="of:=CONCATENATE(&quot;new Product({ price: &quot;;[.$M11];&quot;, title: '&quot;;[.K$1];&quot; - &quot;;[.$D11]; &quot;', description: '&quot;;[.$A11];&quot; -  &quot;;[.$D11];&quot;', imagePath: '&quot;;[.$N11];&quot;', sex: '&quot;;[.$B11];&quot;',item: '&quot;;[.$A11];&quot;',family: '&quot;;[.$C11];&quot;', size: '&quot;;[.K$1];&quot;'}),&quot;)" table:style-name="ce4">
            <text:p>new Product({ price: 50, title: 'XXXL - Women\'s SS Jersey -- Classic Euro', description: '9101 - <text:s/>Women\'s SS Jersey -- Classic Euro', imagePath: 'https://canari-vgvmadyouy.now.sh/Womens_Classic_SS_620x620.png', sex: 'Women',item: '9101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anari-vgvmadyouy.now.sh/Womens_Classic_SS_620x62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101-R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SS Jersey -- Classic Club</text:p>
          </table:table-cell>
          <table:table-cell office:value-type="string" office:string-value="new Product({ price: 50, title: 'XS - Women\'s SS Jersey -- Classic Club', description: '9101-R -  Women\'s SS Jersey -- Classic Club', imagePath: 'https://canari-vgvmadyouy.now.sh/Womens_Classic_SS_620x620.png', sex: 'Women',item: '9101-R',family: 'Classic', size: 'XS'})," table:formula="of:=CONCATENATE(&quot;new Product({ price: &quot;;[.$M12];&quot;, title: '&quot;;[.E$1];&quot; - &quot;;[.$D12]; &quot;', description: '&quot;;[.$A12];&quot; -  &quot;;[.$D12];&quot;', imagePath: '&quot;;[.$N12];&quot;', sex: '&quot;;[.$B12];&quot;',item: '&quot;;[.$A12];&quot;',family: '&quot;;[.$C12];&quot;', size: '&quot;;[.E$1];&quot;'}),&quot;)" table:style-name="ce4">
            <text:p>new Product({ price: 50, title: 'XS - Women\'s SS Jersey -- Classic Club', description: '9101-R - <text:s/>Women\'s SS Jersey -- Classic Club', imagePath: 'https://canari-vgvmadyouy.now.sh/Womens_Classic_SS_620x620.png', sex: 'Women',item: '9101-R',family: 'Classic', size: 'XS'}),</text:p>
          </table:table-cell>
          <table:table-cell office:value-type="string" office:string-value="new Product({ price: 50, title: 'SM - Women\'s SS Jersey -- Classic Club', description: '9101-R -  Women\'s SS Jersey -- Classic Club', imagePath: 'https://canari-vgvmadyouy.now.sh/Womens_Classic_SS_620x620.png', sex: 'Women',item: '9101-R',family: 'Classic', size: 'SM'})," table:formula="of:=CONCATENATE(&quot;new Product({ price: &quot;;[.$M12];&quot;, title: '&quot;;[.F$1];&quot; - &quot;;[.$D12]; &quot;', description: '&quot;;[.$A12];&quot; -  &quot;;[.$D12];&quot;', imagePath: '&quot;;[.$N12];&quot;', sex: '&quot;;[.$B12];&quot;',item: '&quot;;[.$A12];&quot;',family: '&quot;;[.$C12];&quot;', size: '&quot;;[.F$1];&quot;'}),&quot;)" table:style-name="ce4">
            <text:p>new Product({ price: 50, title: 'SM - Women\'s SS Jersey -- Classic Club', description: '9101-R - <text:s/>Women\'s SS Jersey -- Classic Club', imagePath: 'https://canari-vgvmadyouy.now.sh/Womens_Classic_SS_620x620.png', sex: 'Women',item: '9101-R',family: 'Classic', size: 'SM'}),</text:p>
          </table:table-cell>
          <table:table-cell office:value-type="string" office:string-value="new Product({ price: 50, title: 'MD - Women\'s SS Jersey -- Classic Club', description: '9101-R -  Women\'s SS Jersey -- Classic Club', imagePath: 'https://canari-vgvmadyouy.now.sh/Womens_Classic_SS_620x620.png', sex: 'Women',item: '9101-R',family: 'Classic', size: 'MD'})," table:formula="of:=CONCATENATE(&quot;new Product({ price: &quot;;[.$M12];&quot;, title: '&quot;;[.G$1];&quot; - &quot;;[.$D12]; &quot;', description: '&quot;;[.$A12];&quot; -  &quot;;[.$D12];&quot;', imagePath: '&quot;;[.$N12];&quot;', sex: '&quot;;[.$B12];&quot;',item: '&quot;;[.$A12];&quot;',family: '&quot;;[.$C12];&quot;', size: '&quot;;[.G$1];&quot;'}),&quot;)" table:style-name="ce4">
            <text:p>new Product({ price: 50, title: 'MD - Women\'s SS Jersey -- Classic Club', description: '9101-R - <text:s/>Women\'s SS Jersey -- Classic Club', imagePath: 'https://canari-vgvmadyouy.now.sh/Womens_Classic_SS_620x620.png', sex: 'Women',item: '9101-R',family: 'Classic', size: 'MD'}),</text:p>
          </table:table-cell>
          <table:table-cell office:value-type="string" office:string-value="new Product({ price: 50, title: 'LG - Women\'s SS Jersey -- Classic Club', description: '9101-R -  Women\'s SS Jersey -- Classic Club', imagePath: 'https://canari-vgvmadyouy.now.sh/Womens_Classic_SS_620x620.png', sex: 'Women',item: '9101-R',family: 'Classic', size: 'LG'})," table:formula="of:=CONCATENATE(&quot;new Product({ price: &quot;;[.$M12];&quot;, title: '&quot;;[.H$1];&quot; - &quot;;[.$D12]; &quot;', description: '&quot;;[.$A12];&quot; -  &quot;;[.$D12];&quot;', imagePath: '&quot;;[.$N12];&quot;', sex: '&quot;;[.$B12];&quot;',item: '&quot;;[.$A12];&quot;',family: '&quot;;[.$C12];&quot;', size: '&quot;;[.H$1];&quot;'}),&quot;)" table:style-name="ce4">
            <text:p>new Product({ price: 50, title: 'LG - Women\'s SS Jersey -- Classic Club', description: '9101-R - <text:s/>Women\'s SS Jersey -- Classic Club', imagePath: 'https://canari-vgvmadyouy.now.sh/Womens_Classic_SS_620x620.png', sex: 'Women',item: '9101-R',family: 'Classic', size: 'LG'}),</text:p>
          </table:table-cell>
          <table:table-cell office:value-type="string" office:string-value="new Product({ price: 50, title: 'XL - Women\'s SS Jersey -- Classic Club', description: '9101-R -  Women\'s SS Jersey -- Classic Club', imagePath: 'https://canari-vgvmadyouy.now.sh/Womens_Classic_SS_620x620.png', sex: 'Women',item: '9101-R',family: 'Classic', size: 'XL'})," table:formula="of:=CONCATENATE(&quot;new Product({ price: &quot;;[.$M12];&quot;, title: '&quot;;[.I$1];&quot; - &quot;;[.$D12]; &quot;', description: '&quot;;[.$A12];&quot; -  &quot;;[.$D12];&quot;', imagePath: '&quot;;[.$N12];&quot;', sex: '&quot;;[.$B12];&quot;',item: '&quot;;[.$A12];&quot;',family: '&quot;;[.$C12];&quot;', size: '&quot;;[.I$1];&quot;'}),&quot;)" table:style-name="ce4">
            <text:p>new Product({ price: 50, title: 'XL - Women\'s SS Jersey -- Classic Club', description: '9101-R - <text:s/>Women\'s SS Jersey -- Classic Club', imagePath: 'https://canari-vgvmadyouy.now.sh/Womens_Classic_SS_620x620.png', sex: 'Women',item: '9101-R',family: 'Classic', size: 'XL'}),</text:p>
          </table:table-cell>
          <table:table-cell office:value-type="string" office:string-value="new Product({ price: 50, title: 'XXL - Women\'s SS Jersey -- Classic Club', description: '9101-R -  Women\'s SS Jersey -- Classic Club', imagePath: 'https://canari-vgvmadyouy.now.sh/Womens_Classic_SS_620x620.png', sex: 'Women',item: '9101-R',family: 'Classic', size: 'XXL'})," table:formula="of:=CONCATENATE(&quot;new Product({ price: &quot;;[.$M12];&quot;, title: '&quot;;[.J$1];&quot; - &quot;;[.$D12]; &quot;', description: '&quot;;[.$A12];&quot; -  &quot;;[.$D12];&quot;', imagePath: '&quot;;[.$N12];&quot;', sex: '&quot;;[.$B12];&quot;',item: '&quot;;[.$A12];&quot;',family: '&quot;;[.$C12];&quot;', size: '&quot;;[.J$1];&quot;'}),&quot;)" table:style-name="ce4">
            <text:p>new Product({ price: 50, title: 'XXL - Women\'s SS Jersey -- Classic Club', description: '9101-R - <text:s/>Women\'s SS Jersey -- Classic Club', imagePath: 'https://canari-vgvmadyouy.now.sh/Womens_Classic_SS_620x620.png', sex: 'Women',item: '9101-R',family: 'Classic', size: 'XXL'}),</text:p>
          </table:table-cell>
          <table:table-cell office:value-type="string" office:string-value="new Product({ price: 50, title: 'XXXL - Women\'s SS Jersey -- Classic Club', description: '9101-R -  Women\'s SS Jersey -- Classic Club', imagePath: 'https://canari-vgvmadyouy.now.sh/Womens_Classic_SS_620x620.png', sex: 'Women',item: '9101-R',family: 'Classic', size: 'XXXL'})," table:formula="of:=CONCATENATE(&quot;new Product({ price: &quot;;[.$M12];&quot;, title: '&quot;;[.K$1];&quot; - &quot;;[.$D12]; &quot;', description: '&quot;;[.$A12];&quot; -  &quot;;[.$D12];&quot;', imagePath: '&quot;;[.$N12];&quot;', sex: '&quot;;[.$B12];&quot;',item: '&quot;;[.$A12];&quot;',family: '&quot;;[.$C12];&quot;', size: '&quot;;[.K$1];&quot;'}),&quot;)" table:style-name="ce4">
            <text:p>new Product({ price: 50, title: 'XXXL - Women\'s SS Jersey -- Classic Club', description: '9101-R - <text:s/>Women\'s SS Jersey -- Classic Club', imagePath: 'https://canari-vgvmadyouy.now.sh/Womens_Classic_SS_620x620.png', sex: 'Women',item: '9101-R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anari-vgvmadyouy.now.sh/Womens_Classic_SS_620x620.png</text:p>
          </table:table-cell>
          <table:table-cell table:number-columns-repeated="16370"/>
        </table:table-row>
        <table:table-row table:style-name="ro1">
          <table:table-cell office:value-type="float" office:value="9122" table:style-name="ce2">
            <text:p>9122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LS Jersey Summer -- Classic Euro</text:p>
          </table:table-cell>
          <table:table-cell office:value-type="string" office:string-value="new Product({ price: 55, title: 'XS - Women\'s LS Jersey Summer -- Classic Euro', description: '9122 -  Women\'s LS Jersey Summer -- Classic Euro', imagePath: 'https://canari-vgvmadyouy.now.sh/Womens_Classic_LS_620x620.png', sex: 'Women',item: '9122',family: 'Classic', size: 'XS'})," table:formula="of:=CONCATENATE(&quot;new Product({ price: &quot;;[.$M13];&quot;, title: '&quot;;[.E$1];&quot; - &quot;;[.$D13]; &quot;', description: '&quot;;[.$A13];&quot; -  &quot;;[.$D13];&quot;', imagePath: '&quot;;[.$N13];&quot;', sex: '&quot;;[.$B13];&quot;',item: '&quot;;[.$A13];&quot;',family: '&quot;;[.$C13];&quot;', size: '&quot;;[.E$1];&quot;'}),&quot;)" table:style-name="ce4">
            <text:p>new Product({ price: 55, title: 'XS - Women\'s LS Jersey Summer -- Classic Euro', description: '9122 - <text:s/>Women\'s LS Jersey Summer -- Classic Euro', imagePath: 'https://canari-vgvmadyouy.now.sh/Womens_Classic_LS_620x620.png', sex: 'Women',item: '9122',family: 'Classic', size: 'XS'}),</text:p>
          </table:table-cell>
          <table:table-cell office:value-type="string" office:string-value="new Product({ price: 55, title: 'SM - Women\'s LS Jersey Summer -- Classic Euro', description: '9122 -  Women\'s LS Jersey Summer -- Classic Euro', imagePath: 'https://canari-vgvmadyouy.now.sh/Womens_Classic_LS_620x620.png', sex: 'Women',item: '9122',family: 'Classic', size: 'SM'})," table:formula="of:=CONCATENATE(&quot;new Product({ price: &quot;;[.$M13];&quot;, title: '&quot;;[.F$1];&quot; - &quot;;[.$D13]; &quot;', description: '&quot;;[.$A13];&quot; -  &quot;;[.$D13];&quot;', imagePath: '&quot;;[.$N13];&quot;', sex: '&quot;;[.$B13];&quot;',item: '&quot;;[.$A13];&quot;',family: '&quot;;[.$C13];&quot;', size: '&quot;;[.F$1];&quot;'}),&quot;)" table:style-name="ce4">
            <text:p>new Product({ price: 55, title: 'SM - Women\'s LS Jersey Summer -- Classic Euro', description: '9122 - <text:s/>Women\'s LS Jersey Summer -- Classic Euro', imagePath: 'https://canari-vgvmadyouy.now.sh/Womens_Classic_LS_620x620.png', sex: 'Women',item: '9122',family: 'Classic', size: 'SM'}),</text:p>
          </table:table-cell>
          <table:table-cell office:value-type="string" office:string-value="new Product({ price: 55, title: 'MD - Women\'s LS Jersey Summer -- Classic Euro', description: '9122 -  Women\'s LS Jersey Summer -- Classic Euro', imagePath: 'https://canari-vgvmadyouy.now.sh/Womens_Classic_LS_620x620.png', sex: 'Women',item: '9122',family: 'Classic', size: 'MD'})," table:formula="of:=CONCATENATE(&quot;new Product({ price: &quot;;[.$M13];&quot;, title: '&quot;;[.G$1];&quot; - &quot;;[.$D13]; &quot;', description: '&quot;;[.$A13];&quot; -  &quot;;[.$D13];&quot;', imagePath: '&quot;;[.$N13];&quot;', sex: '&quot;;[.$B13];&quot;',item: '&quot;;[.$A13];&quot;',family: '&quot;;[.$C13];&quot;', size: '&quot;;[.G$1];&quot;'}),&quot;)" table:style-name="ce4">
            <text:p>new Product({ price: 55, title: 'MD - Women\'s LS Jersey Summer -- Classic Euro', description: '9122 - <text:s/>Women\'s LS Jersey Summer -- Classic Euro', imagePath: 'https://canari-vgvmadyouy.now.sh/Womens_Classic_LS_620x620.png', sex: 'Women',item: '9122',family: 'Classic', size: 'MD'}),</text:p>
          </table:table-cell>
          <table:table-cell office:value-type="string" office:string-value="new Product({ price: 55, title: 'LG - Women\'s LS Jersey Summer -- Classic Euro', description: '9122 -  Women\'s LS Jersey Summer -- Classic Euro', imagePath: 'https://canari-vgvmadyouy.now.sh/Womens_Classic_LS_620x620.png', sex: 'Women',item: '9122',family: 'Classic', size: 'LG'})," table:formula="of:=CONCATENATE(&quot;new Product({ price: &quot;;[.$M13];&quot;, title: '&quot;;[.H$1];&quot; - &quot;;[.$D13]; &quot;', description: '&quot;;[.$A13];&quot; -  &quot;;[.$D13];&quot;', imagePath: '&quot;;[.$N13];&quot;', sex: '&quot;;[.$B13];&quot;',item: '&quot;;[.$A13];&quot;',family: '&quot;;[.$C13];&quot;', size: '&quot;;[.H$1];&quot;'}),&quot;)" table:style-name="ce4">
            <text:p>new Product({ price: 55, title: 'LG - Women\'s LS Jersey Summer -- Classic Euro', description: '9122 - <text:s/>Women\'s LS Jersey Summer -- Classic Euro', imagePath: 'https://canari-vgvmadyouy.now.sh/Womens_Classic_LS_620x620.png', sex: 'Women',item: '9122',family: 'Classic', size: 'LG'}),</text:p>
          </table:table-cell>
          <table:table-cell office:value-type="string" office:string-value="new Product({ price: 55, title: 'XL - Women\'s LS Jersey Summer -- Classic Euro', description: '9122 -  Women\'s LS Jersey Summer -- Classic Euro', imagePath: 'https://canari-vgvmadyouy.now.sh/Womens_Classic_LS_620x620.png', sex: 'Women',item: '9122',family: 'Classic', size: 'XL'})," table:formula="of:=CONCATENATE(&quot;new Product({ price: &quot;;[.$M13];&quot;, title: '&quot;;[.I$1];&quot; - &quot;;[.$D13]; &quot;', description: '&quot;;[.$A13];&quot; -  &quot;;[.$D13];&quot;', imagePath: '&quot;;[.$N13];&quot;', sex: '&quot;;[.$B13];&quot;',item: '&quot;;[.$A13];&quot;',family: '&quot;;[.$C13];&quot;', size: '&quot;;[.I$1];&quot;'}),&quot;)" table:style-name="ce4">
            <text:p>new Product({ price: 55, title: 'XL - Women\'s LS Jersey Summer -- Classic Euro', description: '9122 - <text:s/>Women\'s LS Jersey Summer -- Classic Euro', imagePath: 'https://canari-vgvmadyouy.now.sh/Womens_Classic_LS_620x620.png', sex: 'Women',item: '9122',family: 'Classic', size: 'XL'}),</text:p>
          </table:table-cell>
          <table:table-cell office:value-type="string" office:string-value="new Product({ price: 55, title: 'XXL - Women\'s LS Jersey Summer -- Classic Euro', description: '9122 -  Women\'s LS Jersey Summer -- Classic Euro', imagePath: 'https://canari-vgvmadyouy.now.sh/Womens_Classic_LS_620x620.png', sex: 'Women',item: '9122',family: 'Classic', size: 'XXL'})," table:formula="of:=CONCATENATE(&quot;new Product({ price: &quot;;[.$M13];&quot;, title: '&quot;;[.J$1];&quot; - &quot;;[.$D13]; &quot;', description: '&quot;;[.$A13];&quot; -  &quot;;[.$D13];&quot;', imagePath: '&quot;;[.$N13];&quot;', sex: '&quot;;[.$B13];&quot;',item: '&quot;;[.$A13];&quot;',family: '&quot;;[.$C13];&quot;', size: '&quot;;[.J$1];&quot;'}),&quot;)" table:style-name="ce4">
            <text:p>new Product({ price: 55, title: 'XXL - Women\'s LS Jersey Summer -- Classic Euro', description: '9122 - <text:s/>Women\'s LS Jersey Summer -- Classic Euro', imagePath: 'https://canari-vgvmadyouy.now.sh/Womens_Classic_LS_620x620.png', sex: 'Women',item: '9122',family: 'Classic', size: 'XXL'}),</text:p>
          </table:table-cell>
          <table:table-cell office:value-type="string" office:string-value="new Product({ price: 55, title: 'XXXL - Women\'s LS Jersey Summer -- Classic Euro', description: '9122 -  Women\'s LS Jersey Summer -- Classic Euro', imagePath: 'https://canari-vgvmadyouy.now.sh/Womens_Classic_LS_620x620.png', sex: 'Women',item: '9122',family: 'Classic', size: 'XXXL'})," table:formula="of:=CONCATENATE(&quot;new Product({ price: &quot;;[.$M13];&quot;, title: '&quot;;[.K$1];&quot; - &quot;;[.$D13]; &quot;', description: '&quot;;[.$A13];&quot; -  &quot;;[.$D13];&quot;', imagePath: '&quot;;[.$N13];&quot;', sex: '&quot;;[.$B13];&quot;',item: '&quot;;[.$A13];&quot;',family: '&quot;;[.$C13];&quot;', size: '&quot;;[.K$1];&quot;'}),&quot;)" table:style-name="ce4">
            <text:p>new Product({ price: 55, title: 'XXXL - Women\'s LS Jersey Summer -- Classic Euro', description: '9122 - <text:s/>Women\'s LS Jersey Summer -- Classic Euro', imagePath: 'https://canari-vgvmadyouy.now.sh/Womens_Classic_LS_620x620.png', sex: 'Women',item: '9122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5</text:p>
          </table:table-cell>
          <table:table-cell office:value-type="string" table:style-name="ce3">
            <text:p>https://canari-vgvmadyouy.now.sh/Wo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221" table:style-name="ce2">
            <text:p>922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LS Jersey Winter - Classic Euro</text:p>
          </table:table-cell>
          <table:table-cell office:value-type="string" office:string-value="new Product({ price: 60, title: 'XS - Women\'s LS Jersey Winter - Classic Euro', description: '9221 -  Women\'s LS Jersey Winter - Classic Euro', imagePath: 'https://canari-vgvmadyouy.now.sh/Womens_Classic_LS_620x620.png', sex: 'Women',item: '9221',family: 'Classic', size: 'XS'})," table:formula="of:=CONCATENATE(&quot;new Product({ price: &quot;;[.$M14];&quot;, title: '&quot;;[.E$1];&quot; - &quot;;[.$D14]; &quot;', description: '&quot;;[.$A14];&quot; -  &quot;;[.$D14];&quot;', imagePath: '&quot;;[.$N14];&quot;', sex: '&quot;;[.$B14];&quot;',item: '&quot;;[.$A14];&quot;',family: '&quot;;[.$C14];&quot;', size: '&quot;;[.E$1];&quot;'}),&quot;)" table:style-name="ce4">
            <text:p>new Product({ price: 60, title: 'XS - Women\'s LS Jersey Winter - Classic Euro', description: '9221 - <text:s/>Women\'s LS Jersey Winter - Classic Euro', imagePath: 'https://canari-vgvmadyouy.now.sh/Womens_Classic_LS_620x620.png', sex: 'Women',item: '9221',family: 'Classic', size: 'XS'}),</text:p>
          </table:table-cell>
          <table:table-cell office:value-type="string" office:string-value="new Product({ price: 60, title: 'SM - Women\'s LS Jersey Winter - Classic Euro', description: '9221 -  Women\'s LS Jersey Winter - Classic Euro', imagePath: 'https://canari-vgvmadyouy.now.sh/Womens_Classic_LS_620x620.png', sex: 'Women',item: '9221',family: 'Classic', size: 'SM'})," table:formula="of:=CONCATENATE(&quot;new Product({ price: &quot;;[.$M14];&quot;, title: '&quot;;[.F$1];&quot; - &quot;;[.$D14]; &quot;', description: '&quot;;[.$A14];&quot; -  &quot;;[.$D14];&quot;', imagePath: '&quot;;[.$N14];&quot;', sex: '&quot;;[.$B14];&quot;',item: '&quot;;[.$A14];&quot;',family: '&quot;;[.$C14];&quot;', size: '&quot;;[.F$1];&quot;'}),&quot;)" table:style-name="ce4">
            <text:p>new Product({ price: 60, title: 'SM - Women\'s LS Jersey Winter - Classic Euro', description: '9221 - <text:s/>Women\'s LS Jersey Winter - Classic Euro', imagePath: 'https://canari-vgvmadyouy.now.sh/Womens_Classic_LS_620x620.png', sex: 'Women',item: '9221',family: 'Classic', size: 'SM'}),</text:p>
          </table:table-cell>
          <table:table-cell office:value-type="string" office:string-value="new Product({ price: 60, title: 'MD - Women\'s LS Jersey Winter - Classic Euro', description: '9221 -  Women\'s LS Jersey Winter - Classic Euro', imagePath: 'https://canari-vgvmadyouy.now.sh/Womens_Classic_LS_620x620.png', sex: 'Women',item: '9221',family: 'Classic', size: 'MD'})," table:formula="of:=CONCATENATE(&quot;new Product({ price: &quot;;[.$M14];&quot;, title: '&quot;;[.G$1];&quot; - &quot;;[.$D14]; &quot;', description: '&quot;;[.$A14];&quot; -  &quot;;[.$D14];&quot;', imagePath: '&quot;;[.$N14];&quot;', sex: '&quot;;[.$B14];&quot;',item: '&quot;;[.$A14];&quot;',family: '&quot;;[.$C14];&quot;', size: '&quot;;[.G$1];&quot;'}),&quot;)" table:style-name="ce4">
            <text:p>new Product({ price: 60, title: 'MD - Women\'s LS Jersey Winter - Classic Euro', description: '9221 - <text:s/>Women\'s LS Jersey Winter - Classic Euro', imagePath: 'https://canari-vgvmadyouy.now.sh/Womens_Classic_LS_620x620.png', sex: 'Women',item: '9221',family: 'Classic', size: 'MD'}),</text:p>
          </table:table-cell>
          <table:table-cell office:value-type="string" office:string-value="new Product({ price: 60, title: 'LG - Women\'s LS Jersey Winter - Classic Euro', description: '9221 -  Women\'s LS Jersey Winter - Classic Euro', imagePath: 'https://canari-vgvmadyouy.now.sh/Womens_Classic_LS_620x620.png', sex: 'Women',item: '9221',family: 'Classic', size: 'LG'})," table:formula="of:=CONCATENATE(&quot;new Product({ price: &quot;;[.$M14];&quot;, title: '&quot;;[.H$1];&quot; - &quot;;[.$D14]; &quot;', description: '&quot;;[.$A14];&quot; -  &quot;;[.$D14];&quot;', imagePath: '&quot;;[.$N14];&quot;', sex: '&quot;;[.$B14];&quot;',item: '&quot;;[.$A14];&quot;',family: '&quot;;[.$C14];&quot;', size: '&quot;;[.H$1];&quot;'}),&quot;)" table:style-name="ce4">
            <text:p>new Product({ price: 60, title: 'LG - Women\'s LS Jersey Winter - Classic Euro', description: '9221 - <text:s/>Women\'s LS Jersey Winter - Classic Euro', imagePath: 'https://canari-vgvmadyouy.now.sh/Womens_Classic_LS_620x620.png', sex: 'Women',item: '9221',family: 'Classic', size: 'LG'}),</text:p>
          </table:table-cell>
          <table:table-cell office:value-type="string" office:string-value="new Product({ price: 60, title: 'XL - Women\'s LS Jersey Winter - Classic Euro', description: '9221 -  Women\'s LS Jersey Winter - Classic Euro', imagePath: 'https://canari-vgvmadyouy.now.sh/Womens_Classic_LS_620x620.png', sex: 'Women',item: '9221',family: 'Classic', size: 'XL'})," table:formula="of:=CONCATENATE(&quot;new Product({ price: &quot;;[.$M14];&quot;, title: '&quot;;[.I$1];&quot; - &quot;;[.$D14]; &quot;', description: '&quot;;[.$A14];&quot; -  &quot;;[.$D14];&quot;', imagePath: '&quot;;[.$N14];&quot;', sex: '&quot;;[.$B14];&quot;',item: '&quot;;[.$A14];&quot;',family: '&quot;;[.$C14];&quot;', size: '&quot;;[.I$1];&quot;'}),&quot;)" table:style-name="ce4">
            <text:p>new Product({ price: 60, title: 'XL - Women\'s LS Jersey Winter - Classic Euro', description: '9221 - <text:s/>Women\'s LS Jersey Winter - Classic Euro', imagePath: 'https://canari-vgvmadyouy.now.sh/Womens_Classic_LS_620x620.png', sex: 'Women',item: '9221',family: 'Classic', size: 'XL'}),</text:p>
          </table:table-cell>
          <table:table-cell office:value-type="string" office:string-value="new Product({ price: 60, title: 'XXL - Women\'s LS Jersey Winter - Classic Euro', description: '9221 -  Women\'s LS Jersey Winter - Classic Euro', imagePath: 'https://canari-vgvmadyouy.now.sh/Womens_Classic_LS_620x620.png', sex: 'Women',item: '9221',family: 'Classic', size: 'XXL'})," table:formula="of:=CONCATENATE(&quot;new Product({ price: &quot;;[.$M14];&quot;, title: '&quot;;[.J$1];&quot; - &quot;;[.$D14]; &quot;', description: '&quot;;[.$A14];&quot; -  &quot;;[.$D14];&quot;', imagePath: '&quot;;[.$N14];&quot;', sex: '&quot;;[.$B14];&quot;',item: '&quot;;[.$A14];&quot;',family: '&quot;;[.$C14];&quot;', size: '&quot;;[.J$1];&quot;'}),&quot;)" table:style-name="ce4">
            <text:p>new Product({ price: 60, title: 'XXL - Women\'s LS Jersey Winter - Classic Euro', description: '9221 - <text:s/>Women\'s LS Jersey Winter - Classic Euro', imagePath: 'https://canari-vgvmadyouy.now.sh/Womens_Classic_LS_620x620.png', sex: 'Women',item: '9221',family: 'Classic', size: 'XXL'}),</text:p>
          </table:table-cell>
          <table:table-cell office:value-type="string" office:string-value="new Product({ price: 60, title: 'XXXL - Women\'s LS Jersey Winter - Classic Euro', description: '9221 -  Women\'s LS Jersey Winter - Classic Euro', imagePath: 'https://canari-vgvmadyouy.now.sh/Womens_Classic_LS_620x620.png', sex: 'Women',item: '9221',family: 'Classic', size: 'XXXL'})," table:formula="of:=CONCATENATE(&quot;new Product({ price: &quot;;[.$M14];&quot;, title: '&quot;;[.K$1];&quot; - &quot;;[.$D14]; &quot;', description: '&quot;;[.$A14];&quot; -  &quot;;[.$D14];&quot;', imagePath: '&quot;;[.$N14];&quot;', sex: '&quot;;[.$B14];&quot;',item: '&quot;;[.$A14];&quot;',family: '&quot;;[.$C14];&quot;', size: '&quot;;[.K$1];&quot;'}),&quot;)" table:style-name="ce4">
            <text:p>new Product({ price: 60, title: 'XXXL - Women\'s LS Jersey Winter - Classic Euro', description: '9221 - <text:s/>Women\'s LS Jersey Winter - Classic Euro', imagePath: 'https://canari-vgvmadyouy.now.sh/Womens_Classic_LS_620x620.png', sex: 'Women',item: '9221',family: 'Classic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3">
            <text:p>https://canari-vgvmadyouy.now.sh/Womens_Classic_LS_620x62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481-F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orts</text:p>
          </table:table-cell>
          <table:table-cell office:value-type="string" table:style-name="ce2">
            <text:p>Men\'s Gravity Short w/ Monarch Pad</text:p>
          </table:table-cell>
          <table:table-cell office:value-type="string" office:string-value="new Product({ price: 71, title: 'XS - Men\'s Gravity Short w/ Monarch Pad', description: '9481-F -  Men\'s Gravity Short w/ Monarch Pad', imagePath: 'https://pics-lhrpfhkdkt.now.sh/gravity.JPG', sex: 'Men',item: '9481-F',family: 'Shorts', size: 'XS'})," table:formula="of:=CONCATENATE(&quot;new Product({ price: &quot;;[.$M15];&quot;, title: '&quot;;[.E$1];&quot; - &quot;;[.$D15]; &quot;', description: '&quot;;[.$A15];&quot; -  &quot;;[.$D15];&quot;', imagePath: '&quot;;[.$N15];&quot;', sex: '&quot;;[.$B15];&quot;',item: '&quot;;[.$A15];&quot;',family: '&quot;;[.$C15];&quot;', size: '&quot;;[.E$1];&quot;'}),&quot;)" table:style-name="ce4">
            <text:p>new Product({ price: 71, title: 'XS - Men\'s Gravity Short w/ Monarch Pad', description: '9481-F - <text:s/>Men\'s Gravity Short w/ Monarch Pad', imagePath: 'https://pics-lhrpfhkdkt.now.sh/gravity.JPG', sex: 'Men',item: '9481-F',family: 'Shorts', size: 'XS'}),</text:p>
          </table:table-cell>
          <table:table-cell office:value-type="string" office:string-value="new Product({ price: 71, title: 'SM - Men\'s Gravity Short w/ Monarch Pad', description: '9481-F -  Men\'s Gravity Short w/ Monarch Pad', imagePath: 'https://pics-lhrpfhkdkt.now.sh/gravity.JPG', sex: 'Men',item: '9481-F',family: 'Shorts', size: 'SM'})," table:formula="of:=CONCATENATE(&quot;new Product({ price: &quot;;[.$M15];&quot;, title: '&quot;;[.F$1];&quot; - &quot;;[.$D15]; &quot;', description: '&quot;;[.$A15];&quot; -  &quot;;[.$D15];&quot;', imagePath: '&quot;;[.$N15];&quot;', sex: '&quot;;[.$B15];&quot;',item: '&quot;;[.$A15];&quot;',family: '&quot;;[.$C15];&quot;', size: '&quot;;[.F$1];&quot;'}),&quot;)" table:style-name="ce4">
            <text:p>new Product({ price: 71, title: 'SM - Men\'s Gravity Short w/ Monarch Pad', description: '9481-F - <text:s/>Men\'s Gravity Short w/ Monarch Pad', imagePath: 'https://pics-lhrpfhkdkt.now.sh/gravity.JPG', sex: 'Men',item: '9481-F',family: 'Shorts', size: 'SM'}),</text:p>
          </table:table-cell>
          <table:table-cell office:value-type="string" office:string-value="new Product({ price: 71, title: 'MD - Men\'s Gravity Short w/ Monarch Pad', description: '9481-F -  Men\'s Gravity Short w/ Monarch Pad', imagePath: 'https://pics-lhrpfhkdkt.now.sh/gravity.JPG', sex: 'Men',item: '9481-F',family: 'Shorts', size: 'MD'})," table:formula="of:=CONCATENATE(&quot;new Product({ price: &quot;;[.$M15];&quot;, title: '&quot;;[.G$1];&quot; - &quot;;[.$D15]; &quot;', description: '&quot;;[.$A15];&quot; -  &quot;;[.$D15];&quot;', imagePath: '&quot;;[.$N15];&quot;', sex: '&quot;;[.$B15];&quot;',item: '&quot;;[.$A15];&quot;',family: '&quot;;[.$C15];&quot;', size: '&quot;;[.G$1];&quot;'}),&quot;)" table:style-name="ce4">
            <text:p>new Product({ price: 71, title: 'MD - Men\'s Gravity Short w/ Monarch Pad', description: '9481-F - <text:s/>Men\'s Gravity Short w/ Monarch Pad', imagePath: 'https://pics-lhrpfhkdkt.now.sh/gravity.JPG', sex: 'Men',item: '9481-F',family: 'Shorts', size: 'MD'}),</text:p>
          </table:table-cell>
          <table:table-cell office:value-type="string" office:string-value="new Product({ price: 71, title: 'LG - Men\'s Gravity Short w/ Monarch Pad', description: '9481-F -  Men\'s Gravity Short w/ Monarch Pad', imagePath: 'https://pics-lhrpfhkdkt.now.sh/gravity.JPG', sex: 'Men',item: '9481-F',family: 'Shorts', size: 'LG'})," table:formula="of:=CONCATENATE(&quot;new Product({ price: &quot;;[.$M15];&quot;, title: '&quot;;[.H$1];&quot; - &quot;;[.$D15]; &quot;', description: '&quot;;[.$A15];&quot; -  &quot;;[.$D15];&quot;', imagePath: '&quot;;[.$N15];&quot;', sex: '&quot;;[.$B15];&quot;',item: '&quot;;[.$A15];&quot;',family: '&quot;;[.$C15];&quot;', size: '&quot;;[.H$1];&quot;'}),&quot;)" table:style-name="ce4">
            <text:p>new Product({ price: 71, title: 'LG - Men\'s Gravity Short w/ Monarch Pad', description: '9481-F - <text:s/>Men\'s Gravity Short w/ Monarch Pad', imagePath: 'https://pics-lhrpfhkdkt.now.sh/gravity.JPG', sex: 'Men',item: '9481-F',family: 'Shorts', size: 'LG'}),</text:p>
          </table:table-cell>
          <table:table-cell office:value-type="string" office:string-value="new Product({ price: 71, title: 'XL - Men\'s Gravity Short w/ Monarch Pad', description: '9481-F -  Men\'s Gravity Short w/ Monarch Pad', imagePath: 'https://pics-lhrpfhkdkt.now.sh/gravity.JPG', sex: 'Men',item: '9481-F',family: 'Shorts', size: 'XL'})," table:formula="of:=CONCATENATE(&quot;new Product({ price: &quot;;[.$M15];&quot;, title: '&quot;;[.I$1];&quot; - &quot;;[.$D15]; &quot;', description: '&quot;;[.$A15];&quot; -  &quot;;[.$D15];&quot;', imagePath: '&quot;;[.$N15];&quot;', sex: '&quot;;[.$B15];&quot;',item: '&quot;;[.$A15];&quot;',family: '&quot;;[.$C15];&quot;', size: '&quot;;[.I$1];&quot;'}),&quot;)" table:style-name="ce4">
            <text:p>new Product({ price: 71, title: 'XL - Men\'s Gravity Short w/ Monarch Pad', description: '9481-F - <text:s/>Men\'s Gravity Short w/ Monarch Pad', imagePath: 'https://pics-lhrpfhkdkt.now.sh/gravity.JPG', sex: 'Men',item: '9481-F',family: 'Shorts', size: 'XL'}),</text:p>
          </table:table-cell>
          <table:table-cell office:value-type="string" office:string-value="new Product({ price: 71, title: 'XXL - Men\'s Gravity Short w/ Monarch Pad', description: '9481-F -  Men\'s Gravity Short w/ Monarch Pad', imagePath: 'https://pics-lhrpfhkdkt.now.sh/gravity.JPG', sex: 'Men',item: '9481-F',family: 'Shorts', size: 'XXL'})," table:formula="of:=CONCATENATE(&quot;new Product({ price: &quot;;[.$M15];&quot;, title: '&quot;;[.J$1];&quot; - &quot;;[.$D15]; &quot;', description: '&quot;;[.$A15];&quot; -  &quot;;[.$D15];&quot;', imagePath: '&quot;;[.$N15];&quot;', sex: '&quot;;[.$B15];&quot;',item: '&quot;;[.$A15];&quot;',family: '&quot;;[.$C15];&quot;', size: '&quot;;[.J$1];&quot;'}),&quot;)" table:style-name="ce4">
            <text:p>new Product({ price: 71, title: 'XXL - Men\'s Gravity Short w/ Monarch Pad', description: '9481-F - <text:s/>Men\'s Gravity Short w/ Monarch Pad', imagePath: 'https://pics-lhrpfhkdkt.now.sh/gravity.JPG', sex: 'Men',item: '9481-F',family: 'Shorts', size: 'XXL'}),</text:p>
          </table:table-cell>
          <table:table-cell office:value-type="string" office:string-value="new Product({ price: 71, title: 'XXXL - Men\'s Gravity Short w/ Monarch Pad', description: '9481-F -  Men\'s Gravity Short w/ Monarch Pad', imagePath: 'https://pics-lhrpfhkdkt.now.sh/gravity.JPG', sex: 'Men',item: '9481-F',family: 'Shorts', size: 'XXXL'})," table:formula="of:=CONCATENATE(&quot;new Product({ price: &quot;;[.$M15];&quot;, title: '&quot;;[.K$1];&quot; - &quot;;[.$D15]; &quot;', description: '&quot;;[.$A15];&quot; -  &quot;;[.$D15];&quot;', imagePath: '&quot;;[.$N15];&quot;', sex: '&quot;;[.$B15];&quot;',item: '&quot;;[.$A15];&quot;',family: '&quot;;[.$C15];&quot;', size: '&quot;;[.K$1];&quot;'}),&quot;)" table:style-name="ce4">
            <text:p>new Product({ price: 71, title: 'XXXL - Men\'s Gravity Short w/ Monarch Pad', description: '9481-F - <text:s/>Men\'s Gravity Short w/ Monarch Pad', imagePath: 'https://pics-lhrpfhkdkt.now.sh/gravity.JPG', sex: 'Men',item: '9481-F',family: 'Sho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71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671-F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Bibs</text:p>
          </table:table-cell>
          <table:table-cell office:value-type="string" table:style-name="ce2">
            <text:p>Men\'s Gravity Bib w/ Monarch Pad</text:p>
          </table:table-cell>
          <table:table-cell office:value-type="string" office:string-value="new Product({ price: 76, title: 'XS - Men\'s Gravity Bib w/ Monarch Pad', description: '9671-F -  Men\'s Gravity Bib w/ Monarch Pad', imagePath: 'https://pics-lhrpfhkdkt.now.sh/gravity.JPG', sex: 'Men',item: '9671-F',family: 'Bibs', size: 'XS'})," table:formula="of:=CONCATENATE(&quot;new Product({ price: &quot;;[.$M16];&quot;, title: '&quot;;[.E$1];&quot; - &quot;;[.$D16]; &quot;', description: '&quot;;[.$A16];&quot; -  &quot;;[.$D16];&quot;', imagePath: '&quot;;[.$N16];&quot;', sex: '&quot;;[.$B16];&quot;',item: '&quot;;[.$A16];&quot;',family: '&quot;;[.$C16];&quot;', size: '&quot;;[.E$1];&quot;'}),&quot;)" table:style-name="ce4">
            <text:p>new Product({ price: 76, title: 'XS - Men\'s Gravity Bib w/ Monarch Pad', description: '9671-F - <text:s/>Men\'s Gravity Bib w/ Monarch Pad', imagePath: 'https://pics-lhrpfhkdkt.now.sh/gravity.JPG', sex: 'Men',item: '9671-F',family: 'Bibs', size: 'XS'}),</text:p>
          </table:table-cell>
          <table:table-cell office:value-type="string" office:string-value="new Product({ price: 76, title: 'SM - Men\'s Gravity Bib w/ Monarch Pad', description: '9671-F -  Men\'s Gravity Bib w/ Monarch Pad', imagePath: 'https://pics-lhrpfhkdkt.now.sh/gravity.JPG', sex: 'Men',item: '9671-F',family: 'Bibs', size: 'SM'})," table:formula="of:=CONCATENATE(&quot;new Product({ price: &quot;;[.$M16];&quot;, title: '&quot;;[.F$1];&quot; - &quot;;[.$D16]; &quot;', description: '&quot;;[.$A16];&quot; -  &quot;;[.$D16];&quot;', imagePath: '&quot;;[.$N16];&quot;', sex: '&quot;;[.$B16];&quot;',item: '&quot;;[.$A16];&quot;',family: '&quot;;[.$C16];&quot;', size: '&quot;;[.F$1];&quot;'}),&quot;)" table:style-name="ce4">
            <text:p>new Product({ price: 76, title: 'SM - Men\'s Gravity Bib w/ Monarch Pad', description: '9671-F - <text:s/>Men\'s Gravity Bib w/ Monarch Pad', imagePath: 'https://pics-lhrpfhkdkt.now.sh/gravity.JPG', sex: 'Men',item: '9671-F',family: 'Bibs', size: 'SM'}),</text:p>
          </table:table-cell>
          <table:table-cell office:value-type="string" office:string-value="new Product({ price: 76, title: 'MD - Men\'s Gravity Bib w/ Monarch Pad', description: '9671-F -  Men\'s Gravity Bib w/ Monarch Pad', imagePath: 'https://pics-lhrpfhkdkt.now.sh/gravity.JPG', sex: 'Men',item: '9671-F',family: 'Bibs', size: 'MD'})," table:formula="of:=CONCATENATE(&quot;new Product({ price: &quot;;[.$M16];&quot;, title: '&quot;;[.G$1];&quot; - &quot;;[.$D16]; &quot;', description: '&quot;;[.$A16];&quot; -  &quot;;[.$D16];&quot;', imagePath: '&quot;;[.$N16];&quot;', sex: '&quot;;[.$B16];&quot;',item: '&quot;;[.$A16];&quot;',family: '&quot;;[.$C16];&quot;', size: '&quot;;[.G$1];&quot;'}),&quot;)" table:style-name="ce4">
            <text:p>new Product({ price: 76, title: 'MD - Men\'s Gravity Bib w/ Monarch Pad', description: '9671-F - <text:s/>Men\'s Gravity Bib w/ Monarch Pad', imagePath: 'https://pics-lhrpfhkdkt.now.sh/gravity.JPG', sex: 'Men',item: '9671-F',family: 'Bibs', size: 'MD'}),</text:p>
          </table:table-cell>
          <table:table-cell office:value-type="string" office:string-value="new Product({ price: 76, title: 'LG - Men\'s Gravity Bib w/ Monarch Pad', description: '9671-F -  Men\'s Gravity Bib w/ Monarch Pad', imagePath: 'https://pics-lhrpfhkdkt.now.sh/gravity.JPG', sex: 'Men',item: '9671-F',family: 'Bibs', size: 'LG'})," table:formula="of:=CONCATENATE(&quot;new Product({ price: &quot;;[.$M16];&quot;, title: '&quot;;[.H$1];&quot; - &quot;;[.$D16]; &quot;', description: '&quot;;[.$A16];&quot; -  &quot;;[.$D16];&quot;', imagePath: '&quot;;[.$N16];&quot;', sex: '&quot;;[.$B16];&quot;',item: '&quot;;[.$A16];&quot;',family: '&quot;;[.$C16];&quot;', size: '&quot;;[.H$1];&quot;'}),&quot;)" table:style-name="ce4">
            <text:p>new Product({ price: 76, title: 'LG - Men\'s Gravity Bib w/ Monarch Pad', description: '9671-F - <text:s/>Men\'s Gravity Bib w/ Monarch Pad', imagePath: 'https://pics-lhrpfhkdkt.now.sh/gravity.JPG', sex: 'Men',item: '9671-F',family: 'Bibs', size: 'LG'}),</text:p>
          </table:table-cell>
          <table:table-cell office:value-type="string" office:string-value="new Product({ price: 76, title: 'XL - Men\'s Gravity Bib w/ Monarch Pad', description: '9671-F -  Men\'s Gravity Bib w/ Monarch Pad', imagePath: 'https://pics-lhrpfhkdkt.now.sh/gravity.JPG', sex: 'Men',item: '9671-F',family: 'Bibs', size: 'XL'})," table:formula="of:=CONCATENATE(&quot;new Product({ price: &quot;;[.$M16];&quot;, title: '&quot;;[.I$1];&quot; - &quot;;[.$D16]; &quot;', description: '&quot;;[.$A16];&quot; -  &quot;;[.$D16];&quot;', imagePath: '&quot;;[.$N16];&quot;', sex: '&quot;;[.$B16];&quot;',item: '&quot;;[.$A16];&quot;',family: '&quot;;[.$C16];&quot;', size: '&quot;;[.I$1];&quot;'}),&quot;)" table:style-name="ce4">
            <text:p>new Product({ price: 76, title: 'XL - Men\'s Gravity Bib w/ Monarch Pad', description: '9671-F - <text:s/>Men\'s Gravity Bib w/ Monarch Pad', imagePath: 'https://pics-lhrpfhkdkt.now.sh/gravity.JPG', sex: 'Men',item: '9671-F',family: 'Bibs', size: 'XL'}),</text:p>
          </table:table-cell>
          <table:table-cell office:value-type="string" office:string-value="new Product({ price: 76, title: 'XXL - Men\'s Gravity Bib w/ Monarch Pad', description: '9671-F -  Men\'s Gravity Bib w/ Monarch Pad', imagePath: 'https://pics-lhrpfhkdkt.now.sh/gravity.JPG', sex: 'Men',item: '9671-F',family: 'Bibs', size: 'XXL'})," table:formula="of:=CONCATENATE(&quot;new Product({ price: &quot;;[.$M16];&quot;, title: '&quot;;[.J$1];&quot; - &quot;;[.$D16]; &quot;', description: '&quot;;[.$A16];&quot; -  &quot;;[.$D16];&quot;', imagePath: '&quot;;[.$N16];&quot;', sex: '&quot;;[.$B16];&quot;',item: '&quot;;[.$A16];&quot;',family: '&quot;;[.$C16];&quot;', size: '&quot;;[.J$1];&quot;'}),&quot;)" table:style-name="ce4">
            <text:p>new Product({ price: 76, title: 'XXL - Men\'s Gravity Bib w/ Monarch Pad', description: '9671-F - <text:s/>Men\'s Gravity Bib w/ Monarch Pad', imagePath: 'https://pics-lhrpfhkdkt.now.sh/gravity.JPG', sex: 'Men',item: '9671-F',family: 'Bibs', size: 'XXL'}),</text:p>
          </table:table-cell>
          <table:table-cell office:value-type="string" office:string-value="new Product({ price: 76, title: 'XXXL - Men\'s Gravity Bib w/ Monarch Pad', description: '9671-F -  Men\'s Gravity Bib w/ Monarch Pad', imagePath: 'https://pics-lhrpfhkdkt.now.sh/gravity.JPG', sex: 'Men',item: '9671-F',family: 'Bibs', size: 'XXXL'})," table:formula="of:=CONCATENATE(&quot;new Product({ price: &quot;;[.$M16];&quot;, title: '&quot;;[.K$1];&quot; - &quot;;[.$D16]; &quot;', description: '&quot;;[.$A16];&quot; -  &quot;;[.$D16];&quot;', imagePath: '&quot;;[.$N16];&quot;', sex: '&quot;;[.$B16];&quot;',item: '&quot;;[.$A16];&quot;',family: '&quot;;[.$C16];&quot;', size: '&quot;;[.K$1];&quot;'}),&quot;)" table:style-name="ce4">
            <text:p>new Product({ price: 76, title: 'XXXL - Men\'s Gravity Bib w/ Monarch Pad', description: '9671-F - <text:s/>Men\'s Gravity Bib w/ Monarch Pad', imagePath: 'https://pics-lhrpfhkdkt.now.sh/gravity.JPG', sex: 'Men',item: '9671-F',family: 'Bib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76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586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Shorts</text:p>
          </table:table-cell>
          <table:table-cell office:value-type="string" table:style-name="ce2">
            <text:p>Women\'s Gravity Short w/ Queen Pad</text:p>
          </table:table-cell>
          <table:table-cell office:value-type="string" office:string-value="new Product({ price: 67, title: 'XS - Women\'s Gravity Short w/ Queen Pad', description: '9586-F -  Women\'s Gravity Short w/ Queen Pad', imagePath: 'https://pics-lhrpfhkdkt.now.sh/gravity.JPG', sex: 'Women',item: '9586-F',family: 'Shorts', size: 'XS'})," table:formula="of:=CONCATENATE(&quot;new Product({ price: &quot;;[.$M17];&quot;, title: '&quot;;[.E$1];&quot; - &quot;;[.$D17]; &quot;', description: '&quot;;[.$A17];&quot; -  &quot;;[.$D17];&quot;', imagePath: '&quot;;[.$N17];&quot;', sex: '&quot;;[.$B17];&quot;',item: '&quot;;[.$A17];&quot;',family: '&quot;;[.$C17];&quot;', size: '&quot;;[.E$1];&quot;'}),&quot;)" table:style-name="ce4">
            <text:p>new Product({ price: 67, title: 'XS - Women\'s Gravity Short w/ Queen Pad', description: '9586-F - <text:s/>Women\'s Gravity Short w/ Queen Pad', imagePath: 'https://pics-lhrpfhkdkt.now.sh/gravity.JPG', sex: 'Women',item: '9586-F',family: 'Shorts', size: 'XS'}),</text:p>
          </table:table-cell>
          <table:table-cell office:value-type="string" office:string-value="new Product({ price: 67, title: 'SM - Women\'s Gravity Short w/ Queen Pad', description: '9586-F -  Women\'s Gravity Short w/ Queen Pad', imagePath: 'https://pics-lhrpfhkdkt.now.sh/gravity.JPG', sex: 'Women',item: '9586-F',family: 'Shorts', size: 'SM'})," table:formula="of:=CONCATENATE(&quot;new Product({ price: &quot;;[.$M17];&quot;, title: '&quot;;[.F$1];&quot; - &quot;;[.$D17]; &quot;', description: '&quot;;[.$A17];&quot; -  &quot;;[.$D17];&quot;', imagePath: '&quot;;[.$N17];&quot;', sex: '&quot;;[.$B17];&quot;',item: '&quot;;[.$A17];&quot;',family: '&quot;;[.$C17];&quot;', size: '&quot;;[.F$1];&quot;'}),&quot;)" table:style-name="ce4">
            <text:p>new Product({ price: 67, title: 'SM - Women\'s Gravity Short w/ Queen Pad', description: '9586-F - <text:s/>Women\'s Gravity Short w/ Queen Pad', imagePath: 'https://pics-lhrpfhkdkt.now.sh/gravity.JPG', sex: 'Women',item: '9586-F',family: 'Shorts', size: 'SM'}),</text:p>
          </table:table-cell>
          <table:table-cell office:value-type="string" office:string-value="new Product({ price: 67, title: 'MD - Women\'s Gravity Short w/ Queen Pad', description: '9586-F -  Women\'s Gravity Short w/ Queen Pad', imagePath: 'https://pics-lhrpfhkdkt.now.sh/gravity.JPG', sex: 'Women',item: '9586-F',family: 'Shorts', size: 'MD'})," table:formula="of:=CONCATENATE(&quot;new Product({ price: &quot;;[.$M17];&quot;, title: '&quot;;[.G$1];&quot; - &quot;;[.$D17]; &quot;', description: '&quot;;[.$A17];&quot; -  &quot;;[.$D17];&quot;', imagePath: '&quot;;[.$N17];&quot;', sex: '&quot;;[.$B17];&quot;',item: '&quot;;[.$A17];&quot;',family: '&quot;;[.$C17];&quot;', size: '&quot;;[.G$1];&quot;'}),&quot;)" table:style-name="ce4">
            <text:p>new Product({ price: 67, title: 'MD - Women\'s Gravity Short w/ Queen Pad', description: '9586-F - <text:s/>Women\'s Gravity Short w/ Queen Pad', imagePath: 'https://pics-lhrpfhkdkt.now.sh/gravity.JPG', sex: 'Women',item: '9586-F',family: 'Shorts', size: 'MD'}),</text:p>
          </table:table-cell>
          <table:table-cell office:value-type="string" office:string-value="new Product({ price: 67, title: 'LG - Women\'s Gravity Short w/ Queen Pad', description: '9586-F -  Women\'s Gravity Short w/ Queen Pad', imagePath: 'https://pics-lhrpfhkdkt.now.sh/gravity.JPG', sex: 'Women',item: '9586-F',family: 'Shorts', size: 'LG'})," table:formula="of:=CONCATENATE(&quot;new Product({ price: &quot;;[.$M17];&quot;, title: '&quot;;[.H$1];&quot; - &quot;;[.$D17]; &quot;', description: '&quot;;[.$A17];&quot; -  &quot;;[.$D17];&quot;', imagePath: '&quot;;[.$N17];&quot;', sex: '&quot;;[.$B17];&quot;',item: '&quot;;[.$A17];&quot;',family: '&quot;;[.$C17];&quot;', size: '&quot;;[.H$1];&quot;'}),&quot;)" table:style-name="ce4">
            <text:p>new Product({ price: 67, title: 'LG - Women\'s Gravity Short w/ Queen Pad', description: '9586-F - <text:s/>Women\'s Gravity Short w/ Queen Pad', imagePath: 'https://pics-lhrpfhkdkt.now.sh/gravity.JPG', sex: 'Women',item: '9586-F',family: 'Shorts', size: 'LG'}),</text:p>
          </table:table-cell>
          <table:table-cell office:value-type="string" office:string-value="new Product({ price: 67, title: 'XL - Women\'s Gravity Short w/ Queen Pad', description: '9586-F -  Women\'s Gravity Short w/ Queen Pad', imagePath: 'https://pics-lhrpfhkdkt.now.sh/gravity.JPG', sex: 'Women',item: '9586-F',family: 'Shorts', size: 'XL'})," table:formula="of:=CONCATENATE(&quot;new Product({ price: &quot;;[.$M17];&quot;, title: '&quot;;[.I$1];&quot; - &quot;;[.$D17]; &quot;', description: '&quot;;[.$A17];&quot; -  &quot;;[.$D17];&quot;', imagePath: '&quot;;[.$N17];&quot;', sex: '&quot;;[.$B17];&quot;',item: '&quot;;[.$A17];&quot;',family: '&quot;;[.$C17];&quot;', size: '&quot;;[.I$1];&quot;'}),&quot;)" table:style-name="ce4">
            <text:p>new Product({ price: 67, title: 'XL - Women\'s Gravity Short w/ Queen Pad', description: '9586-F - <text:s/>Women\'s Gravity Short w/ Queen Pad', imagePath: 'https://pics-lhrpfhkdkt.now.sh/gravity.JPG', sex: 'Women',item: '9586-F',family: 'Shorts', size: 'XL'}),</text:p>
          </table:table-cell>
          <table:table-cell office:value-type="string" office:string-value="new Product({ price: 67, title: 'XXL - Women\'s Gravity Short w/ Queen Pad', description: '9586-F -  Women\'s Gravity Short w/ Queen Pad', imagePath: 'https://pics-lhrpfhkdkt.now.sh/gravity.JPG', sex: 'Women',item: '9586-F',family: 'Shorts', size: 'XXL'})," table:formula="of:=CONCATENATE(&quot;new Product({ price: &quot;;[.$M17];&quot;, title: '&quot;;[.J$1];&quot; - &quot;;[.$D17]; &quot;', description: '&quot;;[.$A17];&quot; -  &quot;;[.$D17];&quot;', imagePath: '&quot;;[.$N17];&quot;', sex: '&quot;;[.$B17];&quot;',item: '&quot;;[.$A17];&quot;',family: '&quot;;[.$C17];&quot;', size: '&quot;;[.J$1];&quot;'}),&quot;)" table:style-name="ce4">
            <text:p>new Product({ price: 67, title: 'XXL - Women\'s Gravity Short w/ Queen Pad', description: '9586-F - <text:s/>Women\'s Gravity Short w/ Queen Pad', imagePath: 'https://pics-lhrpfhkdkt.now.sh/gravity.JPG', sex: 'Women',item: '9586-F',family: 'Shorts', size: 'XXL'}),</text:p>
          </table:table-cell>
          <table:table-cell office:value-type="string" office:string-value="new Product({ price: 67, title: 'XXXL - Women\'s Gravity Short w/ Queen Pad', description: '9586-F -  Women\'s Gravity Short w/ Queen Pad', imagePath: 'https://pics-lhrpfhkdkt.now.sh/gravity.JPG', sex: 'Women',item: '9586-F',family: 'Shorts', size: 'XXXL'})," table:formula="of:=CONCATENATE(&quot;new Product({ price: &quot;;[.$M17];&quot;, title: '&quot;;[.K$1];&quot; - &quot;;[.$D17]; &quot;', description: '&quot;;[.$A17];&quot; -  &quot;;[.$D17];&quot;', imagePath: '&quot;;[.$N17];&quot;', sex: '&quot;;[.$B17];&quot;',item: '&quot;;[.$A17];&quot;',family: '&quot;;[.$C17];&quot;', size: '&quot;;[.K$1];&quot;'}),&quot;)" table:style-name="ce4">
            <text:p>new Product({ price: 67, title: 'XXXL - Women\'s Gravity Short w/ Queen Pad', description: '9586-F - <text:s/>Women\'s Gravity Short w/ Queen Pad', imagePath: 'https://pics-lhrpfhkdkt.now.sh/gravity.JPG', sex: 'Women',item: '9586-F',family: 'Sho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67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585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Bibs</text:p>
          </table:table-cell>
          <table:table-cell office:value-type="string" table:style-name="ce2">
            <text:p>Women\'s Gravity Bib w/ Queen Pad</text:p>
          </table:table-cell>
          <table:table-cell office:value-type="string" office:string-value="new Product({ price: 72, title: 'XS - Women\'s Gravity Bib w/ Queen Pad', description: '9585-F -  Women\'s Gravity Bib w/ Queen Pad', imagePath: 'https://pics-lhrpfhkdkt.now.sh/gravity.JPG', sex: 'Women',item: '9585-F',family: 'Bibs', size: 'XS'})," table:formula="of:=CONCATENATE(&quot;new Product({ price: &quot;;[.$M18];&quot;, title: '&quot;;[.E$1];&quot; - &quot;;[.$D18]; &quot;', description: '&quot;;[.$A18];&quot; -  &quot;;[.$D18];&quot;', imagePath: '&quot;;[.$N18];&quot;', sex: '&quot;;[.$B18];&quot;',item: '&quot;;[.$A18];&quot;',family: '&quot;;[.$C18];&quot;', size: '&quot;;[.E$1];&quot;'}),&quot;)" table:style-name="ce4">
            <text:p>new Product({ price: 72, title: 'XS - Women\'s Gravity Bib w/ Queen Pad', description: '9585-F - <text:s/>Women\'s Gravity Bib w/ Queen Pad', imagePath: 'https://pics-lhrpfhkdkt.now.sh/gravity.JPG', sex: 'Women',item: '9585-F',family: 'Bibs', size: 'XS'}),</text:p>
          </table:table-cell>
          <table:table-cell office:value-type="string" office:string-value="new Product({ price: 72, title: 'SM - Women\'s Gravity Bib w/ Queen Pad', description: '9585-F -  Women\'s Gravity Bib w/ Queen Pad', imagePath: 'https://pics-lhrpfhkdkt.now.sh/gravity.JPG', sex: 'Women',item: '9585-F',family: 'Bibs', size: 'SM'})," table:formula="of:=CONCATENATE(&quot;new Product({ price: &quot;;[.$M18];&quot;, title: '&quot;;[.F$1];&quot; - &quot;;[.$D18]; &quot;', description: '&quot;;[.$A18];&quot; -  &quot;;[.$D18];&quot;', imagePath: '&quot;;[.$N18];&quot;', sex: '&quot;;[.$B18];&quot;',item: '&quot;;[.$A18];&quot;',family: '&quot;;[.$C18];&quot;', size: '&quot;;[.F$1];&quot;'}),&quot;)" table:style-name="ce4">
            <text:p>new Product({ price: 72, title: 'SM - Women\'s Gravity Bib w/ Queen Pad', description: '9585-F - <text:s/>Women\'s Gravity Bib w/ Queen Pad', imagePath: 'https://pics-lhrpfhkdkt.now.sh/gravity.JPG', sex: 'Women',item: '9585-F',family: 'Bibs', size: 'SM'}),</text:p>
          </table:table-cell>
          <table:table-cell office:value-type="string" office:string-value="new Product({ price: 72, title: 'MD - Women\'s Gravity Bib w/ Queen Pad', description: '9585-F -  Women\'s Gravity Bib w/ Queen Pad', imagePath: 'https://pics-lhrpfhkdkt.now.sh/gravity.JPG', sex: 'Women',item: '9585-F',family: 'Bibs', size: 'MD'})," table:formula="of:=CONCATENATE(&quot;new Product({ price: &quot;;[.$M18];&quot;, title: '&quot;;[.G$1];&quot; - &quot;;[.$D18]; &quot;', description: '&quot;;[.$A18];&quot; -  &quot;;[.$D18];&quot;', imagePath: '&quot;;[.$N18];&quot;', sex: '&quot;;[.$B18];&quot;',item: '&quot;;[.$A18];&quot;',family: '&quot;;[.$C18];&quot;', size: '&quot;;[.G$1];&quot;'}),&quot;)" table:style-name="ce4">
            <text:p>new Product({ price: 72, title: 'MD - Women\'s Gravity Bib w/ Queen Pad', description: '9585-F - <text:s/>Women\'s Gravity Bib w/ Queen Pad', imagePath: 'https://pics-lhrpfhkdkt.now.sh/gravity.JPG', sex: 'Women',item: '9585-F',family: 'Bibs', size: 'MD'}),</text:p>
          </table:table-cell>
          <table:table-cell office:value-type="string" office:string-value="new Product({ price: 72, title: 'LG - Women\'s Gravity Bib w/ Queen Pad', description: '9585-F -  Women\'s Gravity Bib w/ Queen Pad', imagePath: 'https://pics-lhrpfhkdkt.now.sh/gravity.JPG', sex: 'Women',item: '9585-F',family: 'Bibs', size: 'LG'})," table:formula="of:=CONCATENATE(&quot;new Product({ price: &quot;;[.$M18];&quot;, title: '&quot;;[.H$1];&quot; - &quot;;[.$D18]; &quot;', description: '&quot;;[.$A18];&quot; -  &quot;;[.$D18];&quot;', imagePath: '&quot;;[.$N18];&quot;', sex: '&quot;;[.$B18];&quot;',item: '&quot;;[.$A18];&quot;',family: '&quot;;[.$C18];&quot;', size: '&quot;;[.H$1];&quot;'}),&quot;)" table:style-name="ce4">
            <text:p>new Product({ price: 72, title: 'LG - Women\'s Gravity Bib w/ Queen Pad', description: '9585-F - <text:s/>Women\'s Gravity Bib w/ Queen Pad', imagePath: 'https://pics-lhrpfhkdkt.now.sh/gravity.JPG', sex: 'Women',item: '9585-F',family: 'Bibs', size: 'LG'}),</text:p>
          </table:table-cell>
          <table:table-cell office:value-type="string" office:string-value="new Product({ price: 72, title: 'XL - Women\'s Gravity Bib w/ Queen Pad', description: '9585-F -  Women\'s Gravity Bib w/ Queen Pad', imagePath: 'https://pics-lhrpfhkdkt.now.sh/gravity.JPG', sex: 'Women',item: '9585-F',family: 'Bibs', size: 'XL'})," table:formula="of:=CONCATENATE(&quot;new Product({ price: &quot;;[.$M18];&quot;, title: '&quot;;[.I$1];&quot; - &quot;;[.$D18]; &quot;', description: '&quot;;[.$A18];&quot; -  &quot;;[.$D18];&quot;', imagePath: '&quot;;[.$N18];&quot;', sex: '&quot;;[.$B18];&quot;',item: '&quot;;[.$A18];&quot;',family: '&quot;;[.$C18];&quot;', size: '&quot;;[.I$1];&quot;'}),&quot;)" table:style-name="ce4">
            <text:p>new Product({ price: 72, title: 'XL - Women\'s Gravity Bib w/ Queen Pad', description: '9585-F - <text:s/>Women\'s Gravity Bib w/ Queen Pad', imagePath: 'https://pics-lhrpfhkdkt.now.sh/gravity.JPG', sex: 'Women',item: '9585-F',family: 'Bibs', size: 'XL'}),</text:p>
          </table:table-cell>
          <table:table-cell office:value-type="string" office:string-value="new Product({ price: 72, title: 'XXL - Women\'s Gravity Bib w/ Queen Pad', description: '9585-F -  Women\'s Gravity Bib w/ Queen Pad', imagePath: 'https://pics-lhrpfhkdkt.now.sh/gravity.JPG', sex: 'Women',item: '9585-F',family: 'Bibs', size: 'XXL'})," table:formula="of:=CONCATENATE(&quot;new Product({ price: &quot;;[.$M18];&quot;, title: '&quot;;[.J$1];&quot; - &quot;;[.$D18]; &quot;', description: '&quot;;[.$A18];&quot; -  &quot;;[.$D18];&quot;', imagePath: '&quot;;[.$N18];&quot;', sex: '&quot;;[.$B18];&quot;',item: '&quot;;[.$A18];&quot;',family: '&quot;;[.$C18];&quot;', size: '&quot;;[.J$1];&quot;'}),&quot;)" table:style-name="ce4">
            <text:p>new Product({ price: 72, title: 'XXL - Women\'s Gravity Bib w/ Queen Pad', description: '9585-F - <text:s/>Women\'s Gravity Bib w/ Queen Pad', imagePath: 'https://pics-lhrpfhkdkt.now.sh/gravity.JPG', sex: 'Women',item: '9585-F',family: 'Bibs', size: 'XXL'}),</text:p>
          </table:table-cell>
          <table:table-cell office:value-type="string" office:string-value="new Product({ price: 72, title: 'XXXL - Women\'s Gravity Bib w/ Queen Pad', description: '9585-F -  Women\'s Gravity Bib w/ Queen Pad', imagePath: 'https://pics-lhrpfhkdkt.now.sh/gravity.JPG', sex: 'Women',item: '9585-F',family: 'Bibs', size: 'XXXL'})," table:formula="of:=CONCATENATE(&quot;new Product({ price: &quot;;[.$M18];&quot;, title: '&quot;;[.K$1];&quot; - &quot;;[.$D18]; &quot;', description: '&quot;;[.$A18];&quot; -  &quot;;[.$D18];&quot;', imagePath: '&quot;;[.$N18];&quot;', sex: '&quot;;[.$B18];&quot;',item: '&quot;;[.$A18];&quot;',family: '&quot;;[.$C18];&quot;', size: '&quot;;[.K$1];&quot;'}),&quot;)" table:style-name="ce4">
            <text:p>new Product({ price: 72, title: 'XXXL - Women\'s Gravity Bib w/ Queen Pad', description: '9585-F - <text:s/>Women\'s Gravity Bib w/ Queen Pad', imagePath: 'https://pics-lhrpfhkdkt.now.sh/gravity.JPG', sex: 'Women',item: '9585-F',family: 'Bib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72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float" office:value="9741" table:style-name="ce2">
            <text:p>974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Men\'s Raceday Wind Jacket</text:p>
          </table:table-cell>
          <table:table-cell office:value-type="string" office:string-value="new Product({ price: 77, title: 'XS - Men\'s Raceday Wind Jacket', description: '9741 -  Men\'s Raceday Wind Jacket', imagePath: 'https://canari-vgvmadyouy.now.sh/Mens_Race_Day_Jacket_620x620.png', sex: 'Men',item: '9741',family: 'Jackets', size: 'XS'})," table:formula="of:=CONCATENATE(&quot;new Product({ price: &quot;;[.$M19];&quot;, title: '&quot;;[.E$1];&quot; - &quot;;[.$D19]; &quot;', description: '&quot;;[.$A19];&quot; -  &quot;;[.$D19];&quot;', imagePath: '&quot;;[.$N19];&quot;', sex: '&quot;;[.$B19];&quot;',item: '&quot;;[.$A19];&quot;',family: '&quot;;[.$C19];&quot;', size: '&quot;;[.E$1];&quot;'}),&quot;)" table:style-name="ce4">
            <text:p>new Product({ price: 77, title: 'XS - Men\'s Raceday Wind Jacket', description: '9741 - <text:s/>Men\'s Raceday Wind Jacket', imagePath: 'https://canari-vgvmadyouy.now.sh/Mens_Race_Day_Jacket_620x620.png', sex: 'Men',item: '9741',family: 'Jackets', size: 'XS'}),</text:p>
          </table:table-cell>
          <table:table-cell office:value-type="string" office:string-value="new Product({ price: 77, title: 'SM - Men\'s Raceday Wind Jacket', description: '9741 -  Men\'s Raceday Wind Jacket', imagePath: 'https://canari-vgvmadyouy.now.sh/Mens_Race_Day_Jacket_620x620.png', sex: 'Men',item: '9741',family: 'Jackets', size: 'SM'})," table:formula="of:=CONCATENATE(&quot;new Product({ price: &quot;;[.$M19];&quot;, title: '&quot;;[.F$1];&quot; - &quot;;[.$D19]; &quot;', description: '&quot;;[.$A19];&quot; -  &quot;;[.$D19];&quot;', imagePath: '&quot;;[.$N19];&quot;', sex: '&quot;;[.$B19];&quot;',item: '&quot;;[.$A19];&quot;',family: '&quot;;[.$C19];&quot;', size: '&quot;;[.F$1];&quot;'}),&quot;)" table:style-name="ce4">
            <text:p>new Product({ price: 77, title: 'SM - Men\'s Raceday Wind Jacket', description: '9741 - <text:s/>Men\'s Raceday Wind Jacket', imagePath: 'https://canari-vgvmadyouy.now.sh/Mens_Race_Day_Jacket_620x620.png', sex: 'Men',item: '9741',family: 'Jackets', size: 'SM'}),</text:p>
          </table:table-cell>
          <table:table-cell office:value-type="string" office:string-value="new Product({ price: 77, title: 'MD - Men\'s Raceday Wind Jacket', description: '9741 -  Men\'s Raceday Wind Jacket', imagePath: 'https://canari-vgvmadyouy.now.sh/Mens_Race_Day_Jacket_620x620.png', sex: 'Men',item: '9741',family: 'Jackets', size: 'MD'})," table:formula="of:=CONCATENATE(&quot;new Product({ price: &quot;;[.$M19];&quot;, title: '&quot;;[.G$1];&quot; - &quot;;[.$D19]; &quot;', description: '&quot;;[.$A19];&quot; -  &quot;;[.$D19];&quot;', imagePath: '&quot;;[.$N19];&quot;', sex: '&quot;;[.$B19];&quot;',item: '&quot;;[.$A19];&quot;',family: '&quot;;[.$C19];&quot;', size: '&quot;;[.G$1];&quot;'}),&quot;)" table:style-name="ce4">
            <text:p>new Product({ price: 77, title: 'MD - Men\'s Raceday Wind Jacket', description: '9741 - <text:s/>Men\'s Raceday Wind Jacket', imagePath: 'https://canari-vgvmadyouy.now.sh/Mens_Race_Day_Jacket_620x620.png', sex: 'Men',item: '9741',family: 'Jackets', size: 'MD'}),</text:p>
          </table:table-cell>
          <table:table-cell office:value-type="string" office:string-value="new Product({ price: 77, title: 'LG - Men\'s Raceday Wind Jacket', description: '9741 -  Men\'s Raceday Wind Jacket', imagePath: 'https://canari-vgvmadyouy.now.sh/Mens_Race_Day_Jacket_620x620.png', sex: 'Men',item: '9741',family: 'Jackets', size: 'LG'})," table:formula="of:=CONCATENATE(&quot;new Product({ price: &quot;;[.$M19];&quot;, title: '&quot;;[.H$1];&quot; - &quot;;[.$D19]; &quot;', description: '&quot;;[.$A19];&quot; -  &quot;;[.$D19];&quot;', imagePath: '&quot;;[.$N19];&quot;', sex: '&quot;;[.$B19];&quot;',item: '&quot;;[.$A19];&quot;',family: '&quot;;[.$C19];&quot;', size: '&quot;;[.H$1];&quot;'}),&quot;)" table:style-name="ce4">
            <text:p>new Product({ price: 77, title: 'LG - Men\'s Raceday Wind Jacket', description: '9741 - <text:s/>Men\'s Raceday Wind Jacket', imagePath: 'https://canari-vgvmadyouy.now.sh/Mens_Race_Day_Jacket_620x620.png', sex: 'Men',item: '9741',family: 'Jackets', size: 'LG'}),</text:p>
          </table:table-cell>
          <table:table-cell office:value-type="string" office:string-value="new Product({ price: 77, title: 'XL - Men\'s Raceday Wind Jacket', description: '9741 -  Men\'s Raceday Wind Jacket', imagePath: 'https://canari-vgvmadyouy.now.sh/Mens_Race_Day_Jacket_620x620.png', sex: 'Men',item: '9741',family: 'Jackets', size: 'XL'})," table:formula="of:=CONCATENATE(&quot;new Product({ price: &quot;;[.$M19];&quot;, title: '&quot;;[.I$1];&quot; - &quot;;[.$D19]; &quot;', description: '&quot;;[.$A19];&quot; -  &quot;;[.$D19];&quot;', imagePath: '&quot;;[.$N19];&quot;', sex: '&quot;;[.$B19];&quot;',item: '&quot;;[.$A19];&quot;',family: '&quot;;[.$C19];&quot;', size: '&quot;;[.I$1];&quot;'}),&quot;)" table:style-name="ce4">
            <text:p>new Product({ price: 77, title: 'XL - Men\'s Raceday Wind Jacket', description: '9741 - <text:s/>Men\'s Raceday Wind Jacket', imagePath: 'https://canari-vgvmadyouy.now.sh/Mens_Race_Day_Jacket_620x620.png', sex: 'Men',item: '9741',family: 'Jackets', size: 'XL'}),</text:p>
          </table:table-cell>
          <table:table-cell office:value-type="string" office:string-value="new Product({ price: 77, title: 'XXL - Men\'s Raceday Wind Jacket', description: '9741 -  Men\'s Raceday Wind Jacket', imagePath: 'https://canari-vgvmadyouy.now.sh/Mens_Race_Day_Jacket_620x620.png', sex: 'Men',item: '9741',family: 'Jackets', size: 'XXL'})," table:formula="of:=CONCATENATE(&quot;new Product({ price: &quot;;[.$M19];&quot;, title: '&quot;;[.J$1];&quot; - &quot;;[.$D19]; &quot;', description: '&quot;;[.$A19];&quot; -  &quot;;[.$D19];&quot;', imagePath: '&quot;;[.$N19];&quot;', sex: '&quot;;[.$B19];&quot;',item: '&quot;;[.$A19];&quot;',family: '&quot;;[.$C19];&quot;', size: '&quot;;[.J$1];&quot;'}),&quot;)" table:style-name="ce4">
            <text:p>new Product({ price: 77, title: 'XXL - Men\'s Raceday Wind Jacket', description: '9741 - <text:s/>Men\'s Raceday Wind Jacket', imagePath: 'https://canari-vgvmadyouy.now.sh/Mens_Race_Day_Jacket_620x620.png', sex: 'Men',item: '9741',family: 'Jackets', size: 'XXL'}),</text:p>
          </table:table-cell>
          <table:table-cell office:value-type="string" office:string-value="new Product({ price: 77, title: 'XXXL - Men\'s Raceday Wind Jacket', description: '9741 -  Men\'s Raceday Wind Jacket', imagePath: 'https://canari-vgvmadyouy.now.sh/Mens_Race_Day_Jacket_620x620.png', sex: 'Men',item: '9741',family: 'Jackets', size: 'XXXL'})," table:formula="of:=CONCATENATE(&quot;new Product({ price: &quot;;[.$M19];&quot;, title: '&quot;;[.K$1];&quot; - &quot;;[.$D19]; &quot;', description: '&quot;;[.$A19];&quot; -  &quot;;[.$D19];&quot;', imagePath: '&quot;;[.$N19];&quot;', sex: '&quot;;[.$B19];&quot;',item: '&quot;;[.$A19];&quot;',family: '&quot;;[.$C19];&quot;', size: '&quot;;[.K$1];&quot;'}),&quot;)" table:style-name="ce4">
            <text:p>new Product({ price: 77, title: 'XXXL - Men\'s Raceday Wind Jacket', description: '9741 - <text:s/>Men\'s Raceday Wind Jacket', imagePath: 'https://canari-vgvmadyouy.now.sh/Mens_Race_Day_Jacket_620x620.png', sex: 'Men',item: '9741',family: 'Jacke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77</text:p>
          </table:table-cell>
          <table:table-cell office:value-type="string" table:style-name="ce3">
            <text:p>https://canari-vgvmadyouy.now.sh/Mens_Race_Day_Jacket_620x620.png</text:p>
          </table:table-cell>
          <table:table-cell table:number-columns-repeated="16370"/>
        </table:table-row>
        <table:table-row table:style-name="ro2">
          <table:table-cell office:value-type="float" office:value="9742" table:style-name="ce2">
            <text:p>9742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Men\'s Raceday Wind Vest</text:p>
          </table:table-cell>
          <table:table-cell office:value-type="string" office:string-value="new Product({ price: 65, title: 'XS - Men\'s Raceday Wind Vest', description: '9742 -  Men\'s Raceday Wind Vest', imagePath: 'https://canari-vgvmadyouy.now.sh/Mens_Raceday_Wind_Vest_620x620.png', sex: 'Men',item: '9742',family: 'Jackets', size: 'XS'})," table:formula="of:=CONCATENATE(&quot;new Product({ price: &quot;;[.$M20];&quot;, title: '&quot;;[.E$1];&quot; - &quot;;[.$D20]; &quot;', description: '&quot;;[.$A20];&quot; -  &quot;;[.$D20];&quot;', imagePath: '&quot;;[.$N20];&quot;', sex: '&quot;;[.$B20];&quot;',item: '&quot;;[.$A20];&quot;',family: '&quot;;[.$C20];&quot;', size: '&quot;;[.E$1];&quot;'}),&quot;)" table:style-name="ce4">
            <text:p>new Product({ price: 65, title: 'XS - Men\'s Raceday Wind Vest', description: '9742 - <text:s/>Men\'s Raceday Wind Vest', imagePath: 'https://canari-vgvmadyouy.now.sh/Mens_Raceday_Wind_Vest_620x620.png', sex: 'Men',item: '9742',family: 'Jackets', size: 'XS'}),</text:p>
          </table:table-cell>
          <table:table-cell office:value-type="string" office:string-value="new Product({ price: 65, title: 'SM - Men\'s Raceday Wind Vest', description: '9742 -  Men\'s Raceday Wind Vest', imagePath: 'https://canari-vgvmadyouy.now.sh/Mens_Raceday_Wind_Vest_620x620.png', sex: 'Men',item: '9742',family: 'Jackets', size: 'SM'})," table:formula="of:=CONCATENATE(&quot;new Product({ price: &quot;;[.$M20];&quot;, title: '&quot;;[.F$1];&quot; - &quot;;[.$D20]; &quot;', description: '&quot;;[.$A20];&quot; -  &quot;;[.$D20];&quot;', imagePath: '&quot;;[.$N20];&quot;', sex: '&quot;;[.$B20];&quot;',item: '&quot;;[.$A20];&quot;',family: '&quot;;[.$C20];&quot;', size: '&quot;;[.F$1];&quot;'}),&quot;)" table:style-name="ce4">
            <text:p>new Product({ price: 65, title: 'SM - Men\'s Raceday Wind Vest', description: '9742 - <text:s/>Men\'s Raceday Wind Vest', imagePath: 'https://canari-vgvmadyouy.now.sh/Mens_Raceday_Wind_Vest_620x620.png', sex: 'Men',item: '9742',family: 'Jackets', size: 'SM'}),</text:p>
          </table:table-cell>
          <table:table-cell office:value-type="string" office:string-value="new Product({ price: 65, title: 'MD - Men\'s Raceday Wind Vest', description: '9742 -  Men\'s Raceday Wind Vest', imagePath: 'https://canari-vgvmadyouy.now.sh/Mens_Raceday_Wind_Vest_620x620.png', sex: 'Men',item: '9742',family: 'Jackets', size: 'MD'})," table:formula="of:=CONCATENATE(&quot;new Product({ price: &quot;;[.$M20];&quot;, title: '&quot;;[.G$1];&quot; - &quot;;[.$D20]; &quot;', description: '&quot;;[.$A20];&quot; -  &quot;;[.$D20];&quot;', imagePath: '&quot;;[.$N20];&quot;', sex: '&quot;;[.$B20];&quot;',item: '&quot;;[.$A20];&quot;',family: '&quot;;[.$C20];&quot;', size: '&quot;;[.G$1];&quot;'}),&quot;)" table:style-name="ce4">
            <text:p>new Product({ price: 65, title: 'MD - Men\'s Raceday Wind Vest', description: '9742 - <text:s/>Men\'s Raceday Wind Vest', imagePath: 'https://canari-vgvmadyouy.now.sh/Mens_Raceday_Wind_Vest_620x620.png', sex: 'Men',item: '9742',family: 'Jackets', size: 'MD'}),</text:p>
          </table:table-cell>
          <table:table-cell office:value-type="string" office:string-value="new Product({ price: 65, title: 'LG - Men\'s Raceday Wind Vest', description: '9742 -  Men\'s Raceday Wind Vest', imagePath: 'https://canari-vgvmadyouy.now.sh/Mens_Raceday_Wind_Vest_620x620.png', sex: 'Men',item: '9742',family: 'Jackets', size: 'LG'})," table:formula="of:=CONCATENATE(&quot;new Product({ price: &quot;;[.$M20];&quot;, title: '&quot;;[.H$1];&quot; - &quot;;[.$D20]; &quot;', description: '&quot;;[.$A20];&quot; -  &quot;;[.$D20];&quot;', imagePath: '&quot;;[.$N20];&quot;', sex: '&quot;;[.$B20];&quot;',item: '&quot;;[.$A20];&quot;',family: '&quot;;[.$C20];&quot;', size: '&quot;;[.H$1];&quot;'}),&quot;)" table:style-name="ce4">
            <text:p>new Product({ price: 65, title: 'LG - Men\'s Raceday Wind Vest', description: '9742 - <text:s/>Men\'s Raceday Wind Vest', imagePath: 'https://canari-vgvmadyouy.now.sh/Mens_Raceday_Wind_Vest_620x620.png', sex: 'Men',item: '9742',family: 'Jackets', size: 'LG'}),</text:p>
          </table:table-cell>
          <table:table-cell office:value-type="string" office:string-value="new Product({ price: 65, title: 'XL - Men\'s Raceday Wind Vest', description: '9742 -  Men\'s Raceday Wind Vest', imagePath: 'https://canari-vgvmadyouy.now.sh/Mens_Raceday_Wind_Vest_620x620.png', sex: 'Men',item: '9742',family: 'Jackets', size: 'XL'})," table:formula="of:=CONCATENATE(&quot;new Product({ price: &quot;;[.$M20];&quot;, title: '&quot;;[.I$1];&quot; - &quot;;[.$D20]; &quot;', description: '&quot;;[.$A20];&quot; -  &quot;;[.$D20];&quot;', imagePath: '&quot;;[.$N20];&quot;', sex: '&quot;;[.$B20];&quot;',item: '&quot;;[.$A20];&quot;',family: '&quot;;[.$C20];&quot;', size: '&quot;;[.I$1];&quot;'}),&quot;)" table:style-name="ce4">
            <text:p>new Product({ price: 65, title: 'XL - Men\'s Raceday Wind Vest', description: '9742 - <text:s/>Men\'s Raceday Wind Vest', imagePath: 'https://canari-vgvmadyouy.now.sh/Mens_Raceday_Wind_Vest_620x620.png', sex: 'Men',item: '9742',family: 'Jackets', size: 'XL'}),</text:p>
          </table:table-cell>
          <table:table-cell office:value-type="string" office:string-value="new Product({ price: 65, title: 'XXL - Men\'s Raceday Wind Vest', description: '9742 -  Men\'s Raceday Wind Vest', imagePath: 'https://canari-vgvmadyouy.now.sh/Mens_Raceday_Wind_Vest_620x620.png', sex: 'Men',item: '9742',family: 'Jackets', size: 'XXL'})," table:formula="of:=CONCATENATE(&quot;new Product({ price: &quot;;[.$M20];&quot;, title: '&quot;;[.J$1];&quot; - &quot;;[.$D20]; &quot;', description: '&quot;;[.$A20];&quot; -  &quot;;[.$D20];&quot;', imagePath: '&quot;;[.$N20];&quot;', sex: '&quot;;[.$B20];&quot;',item: '&quot;;[.$A20];&quot;',family: '&quot;;[.$C20];&quot;', size: '&quot;;[.J$1];&quot;'}),&quot;)" table:style-name="ce4">
            <text:p>new Product({ price: 65, title: 'XXL - Men\'s Raceday Wind Vest', description: '9742 - <text:s/>Men\'s Raceday Wind Vest', imagePath: 'https://canari-vgvmadyouy.now.sh/Mens_Raceday_Wind_Vest_620x620.png', sex: 'Men',item: '9742',family: 'Jackets', size: 'XXL'}),</text:p>
          </table:table-cell>
          <table:table-cell office:value-type="string" office:string-value="new Product({ price: 65, title: 'XXXL - Men\'s Raceday Wind Vest', description: '9742 -  Men\'s Raceday Wind Vest', imagePath: 'https://canari-vgvmadyouy.now.sh/Mens_Raceday_Wind_Vest_620x620.png', sex: 'Men',item: '9742',family: 'Jackets', size: 'XXXL'})," table:formula="of:=CONCATENATE(&quot;new Product({ price: &quot;;[.$M20];&quot;, title: '&quot;;[.K$1];&quot; - &quot;;[.$D20]; &quot;', description: '&quot;;[.$A20];&quot; -  &quot;;[.$D20];&quot;', imagePath: '&quot;;[.$N20];&quot;', sex: '&quot;;[.$B20];&quot;',item: '&quot;;[.$A20];&quot;',family: '&quot;;[.$C20];&quot;', size: '&quot;;[.K$1];&quot;'}),&quot;)" table:style-name="ce4">
            <text:p>new Product({ price: 65, title: 'XXXL - Men\'s Raceday Wind Vest', description: '9742 - <text:s/>Men\'s Raceday Wind Vest', imagePath: 'https://canari-vgvmadyouy.now.sh/Mens_Raceday_Wind_Vest_620x620.png', sex: 'Men',item: '9742',family: 'Jacke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65</text:p>
          </table:table-cell>
          <table:table-cell office:value-type="string" table:style-name="ce3">
            <text:p>https://canari-vgvmadyouy.now.sh/Mens_Raceday_Wind_Vest_620x620.png</text:p>
          </table:table-cell>
          <table:table-cell table:number-columns-repeated="16370"/>
        </table:table-row>
        <table:table-row table:style-name="ro2">
          <table:table-cell office:value-type="float" office:value="9716" table:style-name="ce2">
            <text:p>971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Unisex Winter Jacket</text:p>
          </table:table-cell>
          <table:table-cell office:value-type="string" office:string-value="new Product({ price: 115, title: 'XS - Unisex Winter Jacket', description: '9716 -  Unisex Winter Jacket', imagePath: 'https://canari-vgvmadyouy.now.sh/Unisex_Wind_Winter_Jacket_480x480.jpg', sex: 'Men',item: '9716',family: 'Jackets', size: 'XS'})," table:formula="of:=CONCATENATE(&quot;new Product({ price: &quot;;[.$M21];&quot;, title: '&quot;;[.E$1];&quot; - &quot;;[.$D21]; &quot;', description: '&quot;;[.$A21];&quot; -  &quot;;[.$D21];&quot;', imagePath: '&quot;;[.$N21];&quot;', sex: '&quot;;[.$B21];&quot;',item: '&quot;;[.$A21];&quot;',family: '&quot;;[.$C21];&quot;', size: '&quot;;[.E$1];&quot;'}),&quot;)" table:style-name="ce4">
            <text:p>new Product({ price: 115, title: 'XS - Unisex Winter Jacket', description: '9716 - <text:s/>Unisex Winter Jacket', imagePath: 'https://canari-vgvmadyouy.now.sh/Unisex_Wind_Winter_Jacket_480x480.jpg', sex: 'Men',item: '9716',family: 'Jackets', size: 'XS'}),</text:p>
          </table:table-cell>
          <table:table-cell office:value-type="string" office:string-value="new Product({ price: 115, title: 'SM - Unisex Winter Jacket', description: '9716 -  Unisex Winter Jacket', imagePath: 'https://canari-vgvmadyouy.now.sh/Unisex_Wind_Winter_Jacket_480x480.jpg', sex: 'Men',item: '9716',family: 'Jackets', size: 'SM'})," table:formula="of:=CONCATENATE(&quot;new Product({ price: &quot;;[.$M21];&quot;, title: '&quot;;[.F$1];&quot; - &quot;;[.$D21]; &quot;', description: '&quot;;[.$A21];&quot; -  &quot;;[.$D21];&quot;', imagePath: '&quot;;[.$N21];&quot;', sex: '&quot;;[.$B21];&quot;',item: '&quot;;[.$A21];&quot;',family: '&quot;;[.$C21];&quot;', size: '&quot;;[.F$1];&quot;'}),&quot;)" table:style-name="ce4">
            <text:p>new Product({ price: 115, title: 'SM - Unisex Winter Jacket', description: '9716 - <text:s/>Unisex Winter Jacket', imagePath: 'https://canari-vgvmadyouy.now.sh/Unisex_Wind_Winter_Jacket_480x480.jpg', sex: 'Men',item: '9716',family: 'Jackets', size: 'SM'}),</text:p>
          </table:table-cell>
          <table:table-cell office:value-type="string" office:string-value="new Product({ price: 115, title: 'MD - Unisex Winter Jacket', description: '9716 -  Unisex Winter Jacket', imagePath: 'https://canari-vgvmadyouy.now.sh/Unisex_Wind_Winter_Jacket_480x480.jpg', sex: 'Men',item: '9716',family: 'Jackets', size: 'MD'})," table:formula="of:=CONCATENATE(&quot;new Product({ price: &quot;;[.$M21];&quot;, title: '&quot;;[.G$1];&quot; - &quot;;[.$D21]; &quot;', description: '&quot;;[.$A21];&quot; -  &quot;;[.$D21];&quot;', imagePath: '&quot;;[.$N21];&quot;', sex: '&quot;;[.$B21];&quot;',item: '&quot;;[.$A21];&quot;',family: '&quot;;[.$C21];&quot;', size: '&quot;;[.G$1];&quot;'}),&quot;)" table:style-name="ce4">
            <text:p>new Product({ price: 115, title: 'MD - Unisex Winter Jacket', description: '9716 - <text:s/>Unisex Winter Jacket', imagePath: 'https://canari-vgvmadyouy.now.sh/Unisex_Wind_Winter_Jacket_480x480.jpg', sex: 'Men',item: '9716',family: 'Jackets', size: 'MD'}),</text:p>
          </table:table-cell>
          <table:table-cell office:value-type="string" office:string-value="new Product({ price: 115, title: 'LG - Unisex Winter Jacket', description: '9716 -  Unisex Winter Jacket', imagePath: 'https://canari-vgvmadyouy.now.sh/Unisex_Wind_Winter_Jacket_480x480.jpg', sex: 'Men',item: '9716',family: 'Jackets', size: 'LG'})," table:formula="of:=CONCATENATE(&quot;new Product({ price: &quot;;[.$M21];&quot;, title: '&quot;;[.H$1];&quot; - &quot;;[.$D21]; &quot;', description: '&quot;;[.$A21];&quot; -  &quot;;[.$D21];&quot;', imagePath: '&quot;;[.$N21];&quot;', sex: '&quot;;[.$B21];&quot;',item: '&quot;;[.$A21];&quot;',family: '&quot;;[.$C21];&quot;', size: '&quot;;[.H$1];&quot;'}),&quot;)" table:style-name="ce4">
            <text:p>new Product({ price: 115, title: 'LG - Unisex Winter Jacket', description: '9716 - <text:s/>Unisex Winter Jacket', imagePath: 'https://canari-vgvmadyouy.now.sh/Unisex_Wind_Winter_Jacket_480x480.jpg', sex: 'Men',item: '9716',family: 'Jackets', size: 'LG'}),</text:p>
          </table:table-cell>
          <table:table-cell office:value-type="string" office:string-value="new Product({ price: 115, title: 'XL - Unisex Winter Jacket', description: '9716 -  Unisex Winter Jacket', imagePath: 'https://canari-vgvmadyouy.now.sh/Unisex_Wind_Winter_Jacket_480x480.jpg', sex: 'Men',item: '9716',family: 'Jackets', size: 'XL'})," table:formula="of:=CONCATENATE(&quot;new Product({ price: &quot;;[.$M21];&quot;, title: '&quot;;[.I$1];&quot; - &quot;;[.$D21]; &quot;', description: '&quot;;[.$A21];&quot; -  &quot;;[.$D21];&quot;', imagePath: '&quot;;[.$N21];&quot;', sex: '&quot;;[.$B21];&quot;',item: '&quot;;[.$A21];&quot;',family: '&quot;;[.$C21];&quot;', size: '&quot;;[.I$1];&quot;'}),&quot;)" table:style-name="ce4">
            <text:p>new Product({ price: 115, title: 'XL - Unisex Winter Jacket', description: '9716 - <text:s/>Unisex Winter Jacket', imagePath: 'https://canari-vgvmadyouy.now.sh/Unisex_Wind_Winter_Jacket_480x480.jpg', sex: 'Men',item: '9716',family: 'Jackets', size: 'XL'}),</text:p>
          </table:table-cell>
          <table:table-cell office:value-type="string" office:string-value="new Product({ price: 115, title: 'XXL - Unisex Winter Jacket', description: '9716 -  Unisex Winter Jacket', imagePath: 'https://canari-vgvmadyouy.now.sh/Unisex_Wind_Winter_Jacket_480x480.jpg', sex: 'Men',item: '9716',family: 'Jackets', size: 'XXL'})," table:formula="of:=CONCATENATE(&quot;new Product({ price: &quot;;[.$M21];&quot;, title: '&quot;;[.J$1];&quot; - &quot;;[.$D21]; &quot;', description: '&quot;;[.$A21];&quot; -  &quot;;[.$D21];&quot;', imagePath: '&quot;;[.$N21];&quot;', sex: '&quot;;[.$B21];&quot;',item: '&quot;;[.$A21];&quot;',family: '&quot;;[.$C21];&quot;', size: '&quot;;[.J$1];&quot;'}),&quot;)" table:style-name="ce4">
            <text:p>new Product({ price: 115, title: 'XXL - Unisex Winter Jacket', description: '9716 - <text:s/>Unisex Winter Jacket', imagePath: 'https://canari-vgvmadyouy.now.sh/Unisex_Wind_Winter_Jacket_480x480.jpg', sex: 'Men',item: '9716',family: 'Jackets', size: 'XXL'}),</text:p>
          </table:table-cell>
          <table:table-cell office:value-type="string" office:string-value="new Product({ price: 115, title: 'XXXL - Unisex Winter Jacket', description: '9716 -  Unisex Winter Jacket', imagePath: 'https://canari-vgvmadyouy.now.sh/Unisex_Wind_Winter_Jacket_480x480.jpg', sex: 'Men',item: '9716',family: 'Jackets', size: 'XXXL'})," table:formula="of:=CONCATENATE(&quot;new Product({ price: &quot;;[.$M21];&quot;, title: '&quot;;[.K$1];&quot; - &quot;;[.$D21]; &quot;', description: '&quot;;[.$A21];&quot; -  &quot;;[.$D21];&quot;', imagePath: '&quot;;[.$N21];&quot;', sex: '&quot;;[.$B21];&quot;',item: '&quot;;[.$A21];&quot;',family: '&quot;;[.$C21];&quot;', size: '&quot;;[.K$1];&quot;'}),&quot;)" table:style-name="ce4">
            <text:p>new Product({ price: 115, title: 'XXXL - Unisex Winter Jacket', description: '9716 - <text:s/>Unisex Winter Jacket', imagePath: 'https://canari-vgvmadyouy.now.sh/Unisex_Wind_Winter_Jacket_480x480.jpg', sex: 'Men',item: '9716',family: 'Jacke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115</text:p>
          </table:table-cell>
          <table:table-cell office:value-type="string" table:style-name="ce3">
            <text:p>https://canari-vgvmadyouy.now.sh/Unisex_Wind_Winter_Jacket_480x480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XXXX-M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Arms</text:p>
          </table:table-cell>
          <table:table-cell office:value-type="string" table:style-name="ce2">
            <text:p>Arm Warmers -- Mens Specific Fit</text:p>
          </table:table-cell>
          <table:table-cell office:value-type="string" office:string-value="new Product({ price: 29, title: 'XS - Arm Warmers -- Mens Specific Fit', description: 'XXXX-M -  Arm Warmers -- Mens Specific Fit', imagePath: 'https://pics-lhrpfhkdkt.now.sh/arms.JPG', sex: 'Men',item: 'XXXX-M',family: 'Arms', size: 'XS'})," table:formula="of:=CONCATENATE(&quot;new Product({ price: &quot;;[.$M22];&quot;, title: '&quot;;[.E$1];&quot; - &quot;;[.$D22]; &quot;', description: '&quot;;[.$A22];&quot; -  &quot;;[.$D22];&quot;', imagePath: '&quot;;[.$N22];&quot;', sex: '&quot;;[.$B22];&quot;',item: '&quot;;[.$A22];&quot;',family: '&quot;;[.$C22];&quot;', size: '&quot;;[.E$1];&quot;'}),&quot;)" table:style-name="ce4">
            <text:p>new Product({ price: 29, title: 'XS - Arm Warmers -- Mens Specific Fit', description: 'XXXX-M - <text:s/>Arm Warmers -- Mens Specific Fit', imagePath: 'https://pics-lhrpfhkdkt.now.sh/arms.JPG', sex: 'Men',item: 'XXXX-M',family: 'Arms', size: 'XS'}),</text:p>
          </table:table-cell>
          <table:table-cell office:value-type="string" office:string-value="new Product({ price: 29, title: 'SM - Arm Warmers -- Mens Specific Fit', description: 'XXXX-M -  Arm Warmers -- Mens Specific Fit', imagePath: 'https://pics-lhrpfhkdkt.now.sh/arms.JPG', sex: 'Men',item: 'XXXX-M',family: 'Arms', size: 'SM'})," table:formula="of:=CONCATENATE(&quot;new Product({ price: &quot;;[.$M22];&quot;, title: '&quot;;[.F$1];&quot; - &quot;;[.$D22]; &quot;', description: '&quot;;[.$A22];&quot; -  &quot;;[.$D22];&quot;', imagePath: '&quot;;[.$N22];&quot;', sex: '&quot;;[.$B22];&quot;',item: '&quot;;[.$A22];&quot;',family: '&quot;;[.$C22];&quot;', size: '&quot;;[.F$1];&quot;'}),&quot;)" table:style-name="ce4">
            <text:p>new Product({ price: 29, title: 'SM - Arm Warmers -- Mens Specific Fit', description: 'XXXX-M - <text:s/>Arm Warmers -- Mens Specific Fit', imagePath: 'https://pics-lhrpfhkdkt.now.sh/arms.JPG', sex: 'Men',item: 'XXXX-M',family: 'Arms', size: 'SM'}),</text:p>
          </table:table-cell>
          <table:table-cell office:value-type="string" office:string-value="new Product({ price: 29, title: 'MD - Arm Warmers -- Mens Specific Fit', description: 'XXXX-M -  Arm Warmers -- Mens Specific Fit', imagePath: 'https://pics-lhrpfhkdkt.now.sh/arms.JPG', sex: 'Men',item: 'XXXX-M',family: 'Arms', size: 'MD'})," table:formula="of:=CONCATENATE(&quot;new Product({ price: &quot;;[.$M22];&quot;, title: '&quot;;[.G$1];&quot; - &quot;;[.$D22]; &quot;', description: '&quot;;[.$A22];&quot; -  &quot;;[.$D22];&quot;', imagePath: '&quot;;[.$N22];&quot;', sex: '&quot;;[.$B22];&quot;',item: '&quot;;[.$A22];&quot;',family: '&quot;;[.$C22];&quot;', size: '&quot;;[.G$1];&quot;'}),&quot;)" table:style-name="ce4">
            <text:p>new Product({ price: 29, title: 'MD - Arm Warmers -- Mens Specific Fit', description: 'XXXX-M - <text:s/>Arm Warmers -- Mens Specific Fit', imagePath: 'https://pics-lhrpfhkdkt.now.sh/arms.JPG', sex: 'Men',item: 'XXXX-M',family: 'Arms', size: 'MD'}),</text:p>
          </table:table-cell>
          <table:table-cell office:value-type="string" office:string-value="new Product({ price: 29, title: 'LG - Arm Warmers -- Mens Specific Fit', description: 'XXXX-M -  Arm Warmers -- Mens Specific Fit', imagePath: 'https://pics-lhrpfhkdkt.now.sh/arms.JPG', sex: 'Men',item: 'XXXX-M',family: 'Arms', size: 'LG'})," table:formula="of:=CONCATENATE(&quot;new Product({ price: &quot;;[.$M22];&quot;, title: '&quot;;[.H$1];&quot; - &quot;;[.$D22]; &quot;', description: '&quot;;[.$A22];&quot; -  &quot;;[.$D22];&quot;', imagePath: '&quot;;[.$N22];&quot;', sex: '&quot;;[.$B22];&quot;',item: '&quot;;[.$A22];&quot;',family: '&quot;;[.$C22];&quot;', size: '&quot;;[.H$1];&quot;'}),&quot;)" table:style-name="ce4">
            <text:p>new Product({ price: 29, title: 'LG - Arm Warmers -- Mens Specific Fit', description: 'XXXX-M - <text:s/>Arm Warmers -- Mens Specific Fit', imagePath: 'https://pics-lhrpfhkdkt.now.sh/arms.JPG', sex: 'Men',item: 'XXXX-M',family: 'Arms', size: 'LG'}),</text:p>
          </table:table-cell>
          <table:table-cell office:value-type="string" office:string-value="new Product({ price: 29, title: 'XL - Arm Warmers -- Mens Specific Fit', description: 'XXXX-M -  Arm Warmers -- Mens Specific Fit', imagePath: 'https://pics-lhrpfhkdkt.now.sh/arms.JPG', sex: 'Men',item: 'XXXX-M',family: 'Arms', size: 'XL'})," table:formula="of:=CONCATENATE(&quot;new Product({ price: &quot;;[.$M22];&quot;, title: '&quot;;[.I$1];&quot; - &quot;;[.$D22]; &quot;', description: '&quot;;[.$A22];&quot; -  &quot;;[.$D22];&quot;', imagePath: '&quot;;[.$N22];&quot;', sex: '&quot;;[.$B22];&quot;',item: '&quot;;[.$A22];&quot;',family: '&quot;;[.$C22];&quot;', size: '&quot;;[.I$1];&quot;'}),&quot;)" table:style-name="ce4">
            <text:p>new Product({ price: 29, title: 'XL - Arm Warmers -- Mens Specific Fit', description: 'XXXX-M - <text:s/>Arm Warmers -- Mens Specific Fit', imagePath: 'https://pics-lhrpfhkdkt.now.sh/arms.JPG', sex: 'Men',item: 'XXXX-M',family: 'Arms', size: 'XL'}),</text:p>
          </table:table-cell>
          <table:table-cell office:value-type="string" office:string-value="new Product({ price: 29, title: 'XXL - Arm Warmers -- Mens Specific Fit', description: 'XXXX-M -  Arm Warmers -- Mens Specific Fit', imagePath: 'https://pics-lhrpfhkdkt.now.sh/arms.JPG', sex: 'Men',item: 'XXXX-M',family: 'Arms', size: 'XXL'})," table:formula="of:=CONCATENATE(&quot;new Product({ price: &quot;;[.$M22];&quot;, title: '&quot;;[.J$1];&quot; - &quot;;[.$D22]; &quot;', description: '&quot;;[.$A22];&quot; -  &quot;;[.$D22];&quot;', imagePath: '&quot;;[.$N22];&quot;', sex: '&quot;;[.$B22];&quot;',item: '&quot;;[.$A22];&quot;',family: '&quot;;[.$C22];&quot;', size: '&quot;;[.J$1];&quot;'}),&quot;)" table:style-name="ce4">
            <text:p>new Product({ price: 29, title: 'XXL - Arm Warmers -- Mens Specific Fit', description: 'XXXX-M - <text:s/>Arm Warmers -- Mens Specific Fit', imagePath: 'https://pics-lhrpfhkdkt.now.sh/arms.JPG', sex: 'Men',item: 'XXXX-M',family: 'Arms', size: 'XXL'}),</text:p>
          </table:table-cell>
          <table:table-cell office:value-type="string" office:string-value="new Product({ price: 29, title: 'XXXL - Arm Warmers -- Mens Specific Fit', description: 'XXXX-M -  Arm Warmers -- Mens Specific Fit', imagePath: 'https://pics-lhrpfhkdkt.now.sh/arms.JPG', sex: 'Men',item: 'XXXX-M',family: 'Arms', size: 'XXXL'})," table:formula="of:=CONCATENATE(&quot;new Product({ price: &quot;;[.$M22];&quot;, title: '&quot;;[.K$1];&quot; - &quot;;[.$D22]; &quot;', description: '&quot;;[.$A22];&quot; -  &quot;;[.$D22];&quot;', imagePath: '&quot;;[.$N22];&quot;', sex: '&quot;;[.$B22];&quot;',item: '&quot;;[.$A22];&quot;',family: '&quot;;[.$C22];&quot;', size: '&quot;;[.K$1];&quot;'}),&quot;)" table:style-name="ce4">
            <text:p>new Product({ price: 29, title: 'XXXL - Arm Warmers -- Mens Specific Fit', description: 'XXXX-M - <text:s/>Arm Warmers -- Mens Specific Fit', imagePath: 'https://pics-lhrpfhkdkt.now.sh/arms.JPG', sex: 'Men',item: 'XXXX-M',family: 'Arm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3">
            <text:p>https://pics-lhrpfhkdkt.now.sh/arms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XXXX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Arms</text:p>
          </table:table-cell>
          <table:table-cell office:value-type="string" table:style-name="ce2">
            <text:p>Arm Warmers -- Womens Specific Fit</text:p>
          </table:table-cell>
          <table:table-cell office:value-type="string" office:string-value="new Product({ price: 29, title: 'XS - Arm Warmers -- Womens Specific Fit', description: 'XXXX-F -  Arm Warmers -- Womens Specific Fit', imagePath: 'https://pics-lhrpfhkdkt.now.sh/arms.JPG', sex: 'Women',item: 'XXXX-F',family: 'Arms', size: 'XS'})," table:formula="of:=CONCATENATE(&quot;new Product({ price: &quot;;[.$M23];&quot;, title: '&quot;;[.E$1];&quot; - &quot;;[.$D23]; &quot;', description: '&quot;;[.$A23];&quot; -  &quot;;[.$D23];&quot;', imagePath: '&quot;;[.$N23];&quot;', sex: '&quot;;[.$B23];&quot;',item: '&quot;;[.$A23];&quot;',family: '&quot;;[.$C23];&quot;', size: '&quot;;[.E$1];&quot;'}),&quot;)" table:style-name="ce4">
            <text:p>new Product({ price: 29, title: 'XS - Arm Warmers -- Womens Specific Fit', description: 'XXXX-F - <text:s/>Arm Warmers -- Womens Specific Fit', imagePath: 'https://pics-lhrpfhkdkt.now.sh/arms.JPG', sex: 'Women',item: 'XXXX-F',family: 'Arms', size: 'XS'}),</text:p>
          </table:table-cell>
          <table:table-cell office:value-type="string" office:string-value="new Product({ price: 29, title: 'SM - Arm Warmers -- Womens Specific Fit', description: 'XXXX-F -  Arm Warmers -- Womens Specific Fit', imagePath: 'https://pics-lhrpfhkdkt.now.sh/arms.JPG', sex: 'Women',item: 'XXXX-F',family: 'Arms', size: 'SM'})," table:formula="of:=CONCATENATE(&quot;new Product({ price: &quot;;[.$M23];&quot;, title: '&quot;;[.F$1];&quot; - &quot;;[.$D23]; &quot;', description: '&quot;;[.$A23];&quot; -  &quot;;[.$D23];&quot;', imagePath: '&quot;;[.$N23];&quot;', sex: '&quot;;[.$B23];&quot;',item: '&quot;;[.$A23];&quot;',family: '&quot;;[.$C23];&quot;', size: '&quot;;[.F$1];&quot;'}),&quot;)" table:style-name="ce4">
            <text:p>new Product({ price: 29, title: 'SM - Arm Warmers -- Womens Specific Fit', description: 'XXXX-F - <text:s/>Arm Warmers -- Womens Specific Fit', imagePath: 'https://pics-lhrpfhkdkt.now.sh/arms.JPG', sex: 'Women',item: 'XXXX-F',family: 'Arms', size: 'SM'}),</text:p>
          </table:table-cell>
          <table:table-cell office:value-type="string" office:string-value="new Product({ price: 29, title: 'MD - Arm Warmers -- Womens Specific Fit', description: 'XXXX-F -  Arm Warmers -- Womens Specific Fit', imagePath: 'https://pics-lhrpfhkdkt.now.sh/arms.JPG', sex: 'Women',item: 'XXXX-F',family: 'Arms', size: 'MD'})," table:formula="of:=CONCATENATE(&quot;new Product({ price: &quot;;[.$M23];&quot;, title: '&quot;;[.G$1];&quot; - &quot;;[.$D23]; &quot;', description: '&quot;;[.$A23];&quot; -  &quot;;[.$D23];&quot;', imagePath: '&quot;;[.$N23];&quot;', sex: '&quot;;[.$B23];&quot;',item: '&quot;;[.$A23];&quot;',family: '&quot;;[.$C23];&quot;', size: '&quot;;[.G$1];&quot;'}),&quot;)" table:style-name="ce4">
            <text:p>new Product({ price: 29, title: 'MD - Arm Warmers -- Womens Specific Fit', description: 'XXXX-F - <text:s/>Arm Warmers -- Womens Specific Fit', imagePath: 'https://pics-lhrpfhkdkt.now.sh/arms.JPG', sex: 'Women',item: 'XXXX-F',family: 'Arms', size: 'MD'}),</text:p>
          </table:table-cell>
          <table:table-cell office:value-type="string" office:string-value="new Product({ price: 29, title: 'LG - Arm Warmers -- Womens Specific Fit', description: 'XXXX-F -  Arm Warmers -- Womens Specific Fit', imagePath: 'https://pics-lhrpfhkdkt.now.sh/arms.JPG', sex: 'Women',item: 'XXXX-F',family: 'Arms', size: 'LG'})," table:formula="of:=CONCATENATE(&quot;new Product({ price: &quot;;[.$M23];&quot;, title: '&quot;;[.H$1];&quot; - &quot;;[.$D23]; &quot;', description: '&quot;;[.$A23];&quot; -  &quot;;[.$D23];&quot;', imagePath: '&quot;;[.$N23];&quot;', sex: '&quot;;[.$B23];&quot;',item: '&quot;;[.$A23];&quot;',family: '&quot;;[.$C23];&quot;', size: '&quot;;[.H$1];&quot;'}),&quot;)" table:style-name="ce4">
            <text:p>new Product({ price: 29, title: 'LG - Arm Warmers -- Womens Specific Fit', description: 'XXXX-F - <text:s/>Arm Warmers -- Womens Specific Fit', imagePath: 'https://pics-lhrpfhkdkt.now.sh/arms.JPG', sex: 'Women',item: 'XXXX-F',family: 'Arms', size: 'LG'}),</text:p>
          </table:table-cell>
          <table:table-cell office:value-type="string" office:string-value="new Product({ price: 29, title: 'XL - Arm Warmers -- Womens Specific Fit', description: 'XXXX-F -  Arm Warmers -- Womens Specific Fit', imagePath: 'https://pics-lhrpfhkdkt.now.sh/arms.JPG', sex: 'Women',item: 'XXXX-F',family: 'Arms', size: 'XL'})," table:formula="of:=CONCATENATE(&quot;new Product({ price: &quot;;[.$M23];&quot;, title: '&quot;;[.I$1];&quot; - &quot;;[.$D23]; &quot;', description: '&quot;;[.$A23];&quot; -  &quot;;[.$D23];&quot;', imagePath: '&quot;;[.$N23];&quot;', sex: '&quot;;[.$B23];&quot;',item: '&quot;;[.$A23];&quot;',family: '&quot;;[.$C23];&quot;', size: '&quot;;[.I$1];&quot;'}),&quot;)" table:style-name="ce4">
            <text:p>new Product({ price: 29, title: 'XL - Arm Warmers -- Womens Specific Fit', description: 'XXXX-F - <text:s/>Arm Warmers -- Womens Specific Fit', imagePath: 'https://pics-lhrpfhkdkt.now.sh/arms.JPG', sex: 'Women',item: 'XXXX-F',family: 'Arms', size: 'XL'}),</text:p>
          </table:table-cell>
          <table:table-cell office:value-type="string" office:string-value="new Product({ price: 29, title: 'XXL - Arm Warmers -- Womens Specific Fit', description: 'XXXX-F -  Arm Warmers -- Womens Specific Fit', imagePath: 'https://pics-lhrpfhkdkt.now.sh/arms.JPG', sex: 'Women',item: 'XXXX-F',family: 'Arms', size: 'XXL'})," table:formula="of:=CONCATENATE(&quot;new Product({ price: &quot;;[.$M23];&quot;, title: '&quot;;[.J$1];&quot; - &quot;;[.$D23]; &quot;', description: '&quot;;[.$A23];&quot; -  &quot;;[.$D23];&quot;', imagePath: '&quot;;[.$N23];&quot;', sex: '&quot;;[.$B23];&quot;',item: '&quot;;[.$A23];&quot;',family: '&quot;;[.$C23];&quot;', size: '&quot;;[.J$1];&quot;'}),&quot;)" table:style-name="ce4">
            <text:p>new Product({ price: 29, title: 'XXL - Arm Warmers -- Womens Specific Fit', description: 'XXXX-F - <text:s/>Arm Warmers -- Womens Specific Fit', imagePath: 'https://pics-lhrpfhkdkt.now.sh/arms.JPG', sex: 'Women',item: 'XXXX-F',family: 'Arms', size: 'XXL'}),</text:p>
          </table:table-cell>
          <table:table-cell office:value-type="string" office:string-value="new Product({ price: 29, title: 'XXXL - Arm Warmers -- Womens Specific Fit', description: 'XXXX-F -  Arm Warmers -- Womens Specific Fit', imagePath: 'https://pics-lhrpfhkdkt.now.sh/arms.JPG', sex: 'Women',item: 'XXXX-F',family: 'Arms', size: 'XXXL'})," table:formula="of:=CONCATENATE(&quot;new Product({ price: &quot;;[.$M23];&quot;, title: '&quot;;[.K$1];&quot; - &quot;;[.$D23]; &quot;', description: '&quot;;[.$A23];&quot; -  &quot;;[.$D23];&quot;', imagePath: '&quot;;[.$N23];&quot;', sex: '&quot;;[.$B23];&quot;',item: '&quot;;[.$A23];&quot;',family: '&quot;;[.$C23];&quot;', size: '&quot;;[.K$1];&quot;'}),&quot;)" table:style-name="ce4">
            <text:p>new Product({ price: 29, title: 'XXXL - Arm Warmers -- Womens Specific Fit', description: 'XXXX-F - <text:s/>Arm Warmers -- Womens Specific Fit', imagePath: 'https://pics-lhrpfhkdkt.now.sh/arms.JPG', sex: 'Women',item: 'XXXX-F',family: 'Arm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3">
            <text:p>https://pics-lhrpfhkdkt.now.sh/arms.JPG</text:p>
          </table:table-cell>
          <table:table-cell table:number-columns-repeated="16370"/>
        </table:table-row>
        <table:table-row table:style-name="ro2">
          <table:table-cell office:value-type="float" office:value="9920" table:style-name="ce2">
            <text:p>9920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Legs</text:p>
          </table:table-cell>
          <table:table-cell office:value-type="string" table:style-name="ce2">
            <text:p>Knee Warmers</text:p>
          </table:table-cell>
          <table:table-cell office:value-type="string" office:string-value="new Product({ price: 29, title: 'XS - Knee Warmers', description: '9920 -  Knee Warmers', imagePath: 'https://pics-lhrpfhkdkt.now.sh/knees.JPG', sex: 'Men',item: '9920',family: 'Legs', size: 'XS'})," table:formula="of:=CONCATENATE(&quot;new Product({ price: &quot;;[.$M24];&quot;, title: '&quot;;[.E$1];&quot; - &quot;;[.$D24]; &quot;', description: '&quot;;[.$A24];&quot; -  &quot;;[.$D24];&quot;', imagePath: '&quot;;[.$N24];&quot;', sex: '&quot;;[.$B24];&quot;',item: '&quot;;[.$A24];&quot;',family: '&quot;;[.$C24];&quot;', size: '&quot;;[.E$1];&quot;'}),&quot;)" table:style-name="ce4">
            <text:p>new Product({ price: 29, title: 'XS - Knee Warmers', description: '9920 - <text:s/>Knee Warmers', imagePath: 'https://pics-lhrpfhkdkt.now.sh/knees.JPG', sex: 'Men',item: '9920',family: 'Legs', size: 'XS'}),</text:p>
          </table:table-cell>
          <table:table-cell office:value-type="string" office:string-value="new Product({ price: 29, title: 'SM - Knee Warmers', description: '9920 -  Knee Warmers', imagePath: 'https://pics-lhrpfhkdkt.now.sh/knees.JPG', sex: 'Men',item: '9920',family: 'Legs', size: 'SM'})," table:formula="of:=CONCATENATE(&quot;new Product({ price: &quot;;[.$M24];&quot;, title: '&quot;;[.F$1];&quot; - &quot;;[.$D24]; &quot;', description: '&quot;;[.$A24];&quot; -  &quot;;[.$D24];&quot;', imagePath: '&quot;;[.$N24];&quot;', sex: '&quot;;[.$B24];&quot;',item: '&quot;;[.$A24];&quot;',family: '&quot;;[.$C24];&quot;', size: '&quot;;[.F$1];&quot;'}),&quot;)" table:style-name="ce4">
            <text:p>new Product({ price: 29, title: 'SM - Knee Warmers', description: '9920 - <text:s/>Knee Warmers', imagePath: 'https://pics-lhrpfhkdkt.now.sh/knees.JPG', sex: 'Men',item: '9920',family: 'Legs', size: 'SM'}),</text:p>
          </table:table-cell>
          <table:table-cell office:value-type="string" office:string-value="new Product({ price: 29, title: 'MD - Knee Warmers', description: '9920 -  Knee Warmers', imagePath: 'https://pics-lhrpfhkdkt.now.sh/knees.JPG', sex: 'Men',item: '9920',family: 'Legs', size: 'MD'})," table:formula="of:=CONCATENATE(&quot;new Product({ price: &quot;;[.$M24];&quot;, title: '&quot;;[.G$1];&quot; - &quot;;[.$D24]; &quot;', description: '&quot;;[.$A24];&quot; -  &quot;;[.$D24];&quot;', imagePath: '&quot;;[.$N24];&quot;', sex: '&quot;;[.$B24];&quot;',item: '&quot;;[.$A24];&quot;',family: '&quot;;[.$C24];&quot;', size: '&quot;;[.G$1];&quot;'}),&quot;)" table:style-name="ce4">
            <text:p>new Product({ price: 29, title: 'MD - Knee Warmers', description: '9920 - <text:s/>Knee Warmers', imagePath: 'https://pics-lhrpfhkdkt.now.sh/knees.JPG', sex: 'Men',item: '9920',family: 'Legs', size: 'MD'}),</text:p>
          </table:table-cell>
          <table:table-cell office:value-type="string" office:string-value="new Product({ price: 29, title: 'LG - Knee Warmers', description: '9920 -  Knee Warmers', imagePath: 'https://pics-lhrpfhkdkt.now.sh/knees.JPG', sex: 'Men',item: '9920',family: 'Legs', size: 'LG'})," table:formula="of:=CONCATENATE(&quot;new Product({ price: &quot;;[.$M24];&quot;, title: '&quot;;[.H$1];&quot; - &quot;;[.$D24]; &quot;', description: '&quot;;[.$A24];&quot; -  &quot;;[.$D24];&quot;', imagePath: '&quot;;[.$N24];&quot;', sex: '&quot;;[.$B24];&quot;',item: '&quot;;[.$A24];&quot;',family: '&quot;;[.$C24];&quot;', size: '&quot;;[.H$1];&quot;'}),&quot;)" table:style-name="ce4">
            <text:p>new Product({ price: 29, title: 'LG - Knee Warmers', description: '9920 - <text:s/>Knee Warmers', imagePath: 'https://pics-lhrpfhkdkt.now.sh/knees.JPG', sex: 'Men',item: '9920',family: 'Legs', size: 'LG'}),</text:p>
          </table:table-cell>
          <table:table-cell office:value-type="string" office:string-value="new Product({ price: 29, title: 'XL - Knee Warmers', description: '9920 -  Knee Warmers', imagePath: 'https://pics-lhrpfhkdkt.now.sh/knees.JPG', sex: 'Men',item: '9920',family: 'Legs', size: 'XL'})," table:formula="of:=CONCATENATE(&quot;new Product({ price: &quot;;[.$M24];&quot;, title: '&quot;;[.I$1];&quot; - &quot;;[.$D24]; &quot;', description: '&quot;;[.$A24];&quot; -  &quot;;[.$D24];&quot;', imagePath: '&quot;;[.$N24];&quot;', sex: '&quot;;[.$B24];&quot;',item: '&quot;;[.$A24];&quot;',family: '&quot;;[.$C24];&quot;', size: '&quot;;[.I$1];&quot;'}),&quot;)" table:style-name="ce4">
            <text:p>new Product({ price: 29, title: 'XL - Knee Warmers', description: '9920 - <text:s/>Knee Warmers', imagePath: 'https://pics-lhrpfhkdkt.now.sh/knees.JPG', sex: 'Men',item: '9920',family: 'Legs', size: 'XL'}),</text:p>
          </table:table-cell>
          <table:table-cell office:value-type="string" office:string-value="new Product({ price: 29, title: 'XXL - Knee Warmers', description: '9920 -  Knee Warmers', imagePath: 'https://pics-lhrpfhkdkt.now.sh/knees.JPG', sex: 'Men',item: '9920',family: 'Legs', size: 'XXL'})," table:formula="of:=CONCATENATE(&quot;new Product({ price: &quot;;[.$M24];&quot;, title: '&quot;;[.J$1];&quot; - &quot;;[.$D24]; &quot;', description: '&quot;;[.$A24];&quot; -  &quot;;[.$D24];&quot;', imagePath: '&quot;;[.$N24];&quot;', sex: '&quot;;[.$B24];&quot;',item: '&quot;;[.$A24];&quot;',family: '&quot;;[.$C24];&quot;', size: '&quot;;[.J$1];&quot;'}),&quot;)" table:style-name="ce4">
            <text:p>new Product({ price: 29, title: 'XXL - Knee Warmers', description: '9920 - <text:s/>Knee Warmers', imagePath: 'https://pics-lhrpfhkdkt.now.sh/knees.JPG', sex: 'Men',item: '9920',family: 'Legs', size: 'XXL'}),</text:p>
          </table:table-cell>
          <table:table-cell office:value-type="string" office:string-value="new Product({ price: 29, title: 'XXXL - Knee Warmers', description: '9920 -  Knee Warmers', imagePath: 'https://pics-lhrpfhkdkt.now.sh/knees.JPG', sex: 'Men',item: '9920',family: 'Legs', size: 'XXXL'})," table:formula="of:=CONCATENATE(&quot;new Product({ price: &quot;;[.$M24];&quot;, title: '&quot;;[.K$1];&quot; - &quot;;[.$D24]; &quot;', description: '&quot;;[.$A24];&quot; -  &quot;;[.$D24];&quot;', imagePath: '&quot;;[.$N24];&quot;', sex: '&quot;;[.$B24];&quot;',item: '&quot;;[.$A24];&quot;',family: '&quot;;[.$C24];&quot;', size: '&quot;;[.K$1];&quot;'}),&quot;)" table:style-name="ce4">
            <text:p>new Product({ price: 29, title: 'XXXL - Knee Warmers', description: '9920 - <text:s/>Knee Warmers', imagePath: 'https://pics-lhrpfhkdkt.now.sh/knees.JPG', sex: 'Men',item: '9920',family: 'Leg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3">
            <text:p>https://pics-lhrpfhkdkt.now.sh/knees.JPG</text:p>
          </table:table-cell>
          <table:table-cell table:number-columns-repeated="16370"/>
        </table:table-row>
        <table:table-row table:style-name="ro2">
          <table:table-cell office:value-type="float" office:value="9910" table:style-name="ce2">
            <text:p>9910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Legs</text:p>
          </table:table-cell>
          <table:table-cell office:value-type="string" table:style-name="ce2">
            <text:p>Leg Warmers</text:p>
          </table:table-cell>
          <table:table-cell office:value-type="string" office:string-value="new Product({ price: 36, title: 'XS - Leg Warmers', description: '9910 -  Leg Warmers', imagePath: 'https://pics-lhrpfhkdkt.now.sh/legs.JPG', sex: 'Men',item: '9910',family: 'Legs', size: 'XS'})," table:formula="of:=CONCATENATE(&quot;new Product({ price: &quot;;[.$M25];&quot;, title: '&quot;;[.E$1];&quot; - &quot;;[.$D25]; &quot;', description: '&quot;;[.$A25];&quot; -  &quot;;[.$D25];&quot;', imagePath: '&quot;;[.$N25];&quot;', sex: '&quot;;[.$B25];&quot;',item: '&quot;;[.$A25];&quot;',family: '&quot;;[.$C25];&quot;', size: '&quot;;[.E$1];&quot;'}),&quot;)" table:style-name="ce4">
            <text:p>new Product({ price: 36, title: 'XS - Leg Warmers', description: '9910 - <text:s/>Leg Warmers', imagePath: 'https://pics-lhrpfhkdkt.now.sh/legs.JPG', sex: 'Men',item: '9910',family: 'Legs', size: 'XS'}),</text:p>
          </table:table-cell>
          <table:table-cell office:value-type="string" office:string-value="new Product({ price: 36, title: 'SM - Leg Warmers', description: '9910 -  Leg Warmers', imagePath: 'https://pics-lhrpfhkdkt.now.sh/legs.JPG', sex: 'Men',item: '9910',family: 'Legs', size: 'SM'})," table:formula="of:=CONCATENATE(&quot;new Product({ price: &quot;;[.$M25];&quot;, title: '&quot;;[.F$1];&quot; - &quot;;[.$D25]; &quot;', description: '&quot;;[.$A25];&quot; -  &quot;;[.$D25];&quot;', imagePath: '&quot;;[.$N25];&quot;', sex: '&quot;;[.$B25];&quot;',item: '&quot;;[.$A25];&quot;',family: '&quot;;[.$C25];&quot;', size: '&quot;;[.F$1];&quot;'}),&quot;)" table:style-name="ce4">
            <text:p>new Product({ price: 36, title: 'SM - Leg Warmers', description: '9910 - <text:s/>Leg Warmers', imagePath: 'https://pics-lhrpfhkdkt.now.sh/legs.JPG', sex: 'Men',item: '9910',family: 'Legs', size: 'SM'}),</text:p>
          </table:table-cell>
          <table:table-cell office:value-type="string" office:string-value="new Product({ price: 36, title: 'MD - Leg Warmers', description: '9910 -  Leg Warmers', imagePath: 'https://pics-lhrpfhkdkt.now.sh/legs.JPG', sex: 'Men',item: '9910',family: 'Legs', size: 'MD'})," table:formula="of:=CONCATENATE(&quot;new Product({ price: &quot;;[.$M25];&quot;, title: '&quot;;[.G$1];&quot; - &quot;;[.$D25]; &quot;', description: '&quot;;[.$A25];&quot; -  &quot;;[.$D25];&quot;', imagePath: '&quot;;[.$N25];&quot;', sex: '&quot;;[.$B25];&quot;',item: '&quot;;[.$A25];&quot;',family: '&quot;;[.$C25];&quot;', size: '&quot;;[.G$1];&quot;'}),&quot;)" table:style-name="ce4">
            <text:p>new Product({ price: 36, title: 'MD - Leg Warmers', description: '9910 - <text:s/>Leg Warmers', imagePath: 'https://pics-lhrpfhkdkt.now.sh/legs.JPG', sex: 'Men',item: '9910',family: 'Legs', size: 'MD'}),</text:p>
          </table:table-cell>
          <table:table-cell office:value-type="string" office:string-value="new Product({ price: 36, title: 'LG - Leg Warmers', description: '9910 -  Leg Warmers', imagePath: 'https://pics-lhrpfhkdkt.now.sh/legs.JPG', sex: 'Men',item: '9910',family: 'Legs', size: 'LG'})," table:formula="of:=CONCATENATE(&quot;new Product({ price: &quot;;[.$M25];&quot;, title: '&quot;;[.H$1];&quot; - &quot;;[.$D25]; &quot;', description: '&quot;;[.$A25];&quot; -  &quot;;[.$D25];&quot;', imagePath: '&quot;;[.$N25];&quot;', sex: '&quot;;[.$B25];&quot;',item: '&quot;;[.$A25];&quot;',family: '&quot;;[.$C25];&quot;', size: '&quot;;[.H$1];&quot;'}),&quot;)" table:style-name="ce4">
            <text:p>new Product({ price: 36, title: 'LG - Leg Warmers', description: '9910 - <text:s/>Leg Warmers', imagePath: 'https://pics-lhrpfhkdkt.now.sh/legs.JPG', sex: 'Men',item: '9910',family: 'Legs', size: 'LG'}),</text:p>
          </table:table-cell>
          <table:table-cell office:value-type="string" office:string-value="new Product({ price: 36, title: 'XL - Leg Warmers', description: '9910 -  Leg Warmers', imagePath: 'https://pics-lhrpfhkdkt.now.sh/legs.JPG', sex: 'Men',item: '9910',family: 'Legs', size: 'XL'})," table:formula="of:=CONCATENATE(&quot;new Product({ price: &quot;;[.$M25];&quot;, title: '&quot;;[.I$1];&quot; - &quot;;[.$D25]; &quot;', description: '&quot;;[.$A25];&quot; -  &quot;;[.$D25];&quot;', imagePath: '&quot;;[.$N25];&quot;', sex: '&quot;;[.$B25];&quot;',item: '&quot;;[.$A25];&quot;',family: '&quot;;[.$C25];&quot;', size: '&quot;;[.I$1];&quot;'}),&quot;)" table:style-name="ce4">
            <text:p>new Product({ price: 36, title: 'XL - Leg Warmers', description: '9910 - <text:s/>Leg Warmers', imagePath: 'https://pics-lhrpfhkdkt.now.sh/legs.JPG', sex: 'Men',item: '9910',family: 'Legs', size: 'XL'}),</text:p>
          </table:table-cell>
          <table:table-cell office:value-type="string" office:string-value="new Product({ price: 36, title: 'XXL - Leg Warmers', description: '9910 -  Leg Warmers', imagePath: 'https://pics-lhrpfhkdkt.now.sh/legs.JPG', sex: 'Men',item: '9910',family: 'Legs', size: 'XXL'})," table:formula="of:=CONCATENATE(&quot;new Product({ price: &quot;;[.$M25];&quot;, title: '&quot;;[.J$1];&quot; - &quot;;[.$D25]; &quot;', description: '&quot;;[.$A25];&quot; -  &quot;;[.$D25];&quot;', imagePath: '&quot;;[.$N25];&quot;', sex: '&quot;;[.$B25];&quot;',item: '&quot;;[.$A25];&quot;',family: '&quot;;[.$C25];&quot;', size: '&quot;;[.J$1];&quot;'}),&quot;)" table:style-name="ce4">
            <text:p>new Product({ price: 36, title: 'XXL - Leg Warmers', description: '9910 - <text:s/>Leg Warmers', imagePath: 'https://pics-lhrpfhkdkt.now.sh/legs.JPG', sex: 'Men',item: '9910',family: 'Legs', size: 'XXL'}),</text:p>
          </table:table-cell>
          <table:table-cell office:value-type="string" office:string-value="new Product({ price: 36, title: 'XXXL - Leg Warmers', description: '9910 -  Leg Warmers', imagePath: 'https://pics-lhrpfhkdkt.now.sh/legs.JPG', sex: 'Men',item: '9910',family: 'Legs', size: 'XXXL'})," table:formula="of:=CONCATENATE(&quot;new Product({ price: &quot;;[.$M25];&quot;, title: '&quot;;[.K$1];&quot; - &quot;;[.$D25]; &quot;', description: '&quot;;[.$A25];&quot; -  &quot;;[.$D25];&quot;', imagePath: '&quot;;[.$N25];&quot;', sex: '&quot;;[.$B25];&quot;',item: '&quot;;[.$A25];&quot;',family: '&quot;;[.$C25];&quot;', size: '&quot;;[.K$1];&quot;'}),&quot;)" table:style-name="ce4">
            <text:p>new Product({ price: 36, title: 'XXXL - Leg Warmers', description: '9910 - <text:s/>Leg Warmers', imagePath: 'https://pics-lhrpfhkdkt.now.sh/legs.JPG', sex: 'Men',item: '9910',family: 'Leg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36</text:p>
          </table:table-cell>
          <table:table-cell office:value-type="string" table:style-name="ce3">
            <text:p>https://pics-lhrpfhkdkt.now.sh/legs.JPG</text:p>
          </table:table-cell>
          <table:table-cell table:number-columns-repeated="16370"/>
        </table:table-row>
        <table:table-row table:style-name="ro1">
          <table:table-cell office:value-type="float" office:value="9036" table:style-name="ce2">
            <text:p>903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Shop Shirt</text:p>
          </table:table-cell>
          <table:table-cell office:value-type="string" office:string-value="new Product({ price: 71, title: 'XS - Shop Shirt', description: '9036 -  Shop Shirt', imagePath: 'https://canari-vgvmadyouy.now.sh/Mens_BMX_3Fourths_5948f30b-50c6-4732-912c-43c1dbfdbc84_1024x1024.jpg', sex: 'Men',item: '9036',family: 'Shirts', size: 'XS'})," table:formula="of:=CONCATENATE(&quot;new Product({ price: &quot;;[.$M26];&quot;, title: '&quot;;[.E$1];&quot; - &quot;;[.$D26]; &quot;', description: '&quot;;[.$A26];&quot; -  &quot;;[.$D26];&quot;', imagePath: '&quot;;[.$N26];&quot;', sex: '&quot;;[.$B26];&quot;',item: '&quot;;[.$A26];&quot;',family: '&quot;;[.$C26];&quot;', size: '&quot;;[.E$1];&quot;'}),&quot;)" table:style-name="ce4">
            <text:p>new Product({ price: 71, title: 'XS - Shop Shirt', description: '9036 - <text:s/>Shop Shirt', imagePath: 'https://canari-vgvmadyouy.now.sh/Mens_BMX_3Fourths_5948f30b-50c6-4732-912c-43c1dbfdbc84_1024x1024.jpg', sex: 'Men',item: '9036',family: 'Shirts', size: 'XS'}),</text:p>
          </table:table-cell>
          <table:table-cell office:value-type="string" office:string-value="new Product({ price: 71, title: 'SM - Shop Shirt', description: '9036 -  Shop Shirt', imagePath: 'https://canari-vgvmadyouy.now.sh/Mens_BMX_3Fourths_5948f30b-50c6-4732-912c-43c1dbfdbc84_1024x1024.jpg', sex: 'Men',item: '9036',family: 'Shirts', size: 'SM'})," table:formula="of:=CONCATENATE(&quot;new Product({ price: &quot;;[.$M26];&quot;, title: '&quot;;[.F$1];&quot; - &quot;;[.$D26]; &quot;', description: '&quot;;[.$A26];&quot; -  &quot;;[.$D26];&quot;', imagePath: '&quot;;[.$N26];&quot;', sex: '&quot;;[.$B26];&quot;',item: '&quot;;[.$A26];&quot;',family: '&quot;;[.$C26];&quot;', size: '&quot;;[.F$1];&quot;'}),&quot;)" table:style-name="ce4">
            <text:p>new Product({ price: 71, title: 'SM - Shop Shirt', description: '9036 - <text:s/>Shop Shirt', imagePath: 'https://canari-vgvmadyouy.now.sh/Mens_BMX_3Fourths_5948f30b-50c6-4732-912c-43c1dbfdbc84_1024x1024.jpg', sex: 'Men',item: '9036',family: 'Shirts', size: 'SM'}),</text:p>
          </table:table-cell>
          <table:table-cell office:value-type="string" office:string-value="new Product({ price: 71, title: 'MD - Shop Shirt', description: '9036 -  Shop Shirt', imagePath: 'https://canari-vgvmadyouy.now.sh/Mens_BMX_3Fourths_5948f30b-50c6-4732-912c-43c1dbfdbc84_1024x1024.jpg', sex: 'Men',item: '9036',family: 'Shirts', size: 'MD'})," table:formula="of:=CONCATENATE(&quot;new Product({ price: &quot;;[.$M26];&quot;, title: '&quot;;[.G$1];&quot; - &quot;;[.$D26]; &quot;', description: '&quot;;[.$A26];&quot; -  &quot;;[.$D26];&quot;', imagePath: '&quot;;[.$N26];&quot;', sex: '&quot;;[.$B26];&quot;',item: '&quot;;[.$A26];&quot;',family: '&quot;;[.$C26];&quot;', size: '&quot;;[.G$1];&quot;'}),&quot;)" table:style-name="ce4">
            <text:p>new Product({ price: 71, title: 'MD - Shop Shirt', description: '9036 - <text:s/>Shop Shirt', imagePath: 'https://canari-vgvmadyouy.now.sh/Mens_BMX_3Fourths_5948f30b-50c6-4732-912c-43c1dbfdbc84_1024x1024.jpg', sex: 'Men',item: '9036',family: 'Shirts', size: 'MD'}),</text:p>
          </table:table-cell>
          <table:table-cell office:value-type="string" office:string-value="new Product({ price: 71, title: 'LG - Shop Shirt', description: '9036 -  Shop Shirt', imagePath: 'https://canari-vgvmadyouy.now.sh/Mens_BMX_3Fourths_5948f30b-50c6-4732-912c-43c1dbfdbc84_1024x1024.jpg', sex: 'Men',item: '9036',family: 'Shirts', size: 'LG'})," table:formula="of:=CONCATENATE(&quot;new Product({ price: &quot;;[.$M26];&quot;, title: '&quot;;[.H$1];&quot; - &quot;;[.$D26]; &quot;', description: '&quot;;[.$A26];&quot; -  &quot;;[.$D26];&quot;', imagePath: '&quot;;[.$N26];&quot;', sex: '&quot;;[.$B26];&quot;',item: '&quot;;[.$A26];&quot;',family: '&quot;;[.$C26];&quot;', size: '&quot;;[.H$1];&quot;'}),&quot;)" table:style-name="ce4">
            <text:p>new Product({ price: 71, title: 'LG - Shop Shirt', description: '9036 - <text:s/>Shop Shirt', imagePath: 'https://canari-vgvmadyouy.now.sh/Mens_BMX_3Fourths_5948f30b-50c6-4732-912c-43c1dbfdbc84_1024x1024.jpg', sex: 'Men',item: '9036',family: 'Shirts', size: 'LG'}),</text:p>
          </table:table-cell>
          <table:table-cell office:value-type="string" office:string-value="new Product({ price: 71, title: 'XL - Shop Shirt', description: '9036 -  Shop Shirt', imagePath: 'https://canari-vgvmadyouy.now.sh/Mens_BMX_3Fourths_5948f30b-50c6-4732-912c-43c1dbfdbc84_1024x1024.jpg', sex: 'Men',item: '9036',family: 'Shirts', size: 'XL'})," table:formula="of:=CONCATENATE(&quot;new Product({ price: &quot;;[.$M26];&quot;, title: '&quot;;[.I$1];&quot; - &quot;;[.$D26]; &quot;', description: '&quot;;[.$A26];&quot; -  &quot;;[.$D26];&quot;', imagePath: '&quot;;[.$N26];&quot;', sex: '&quot;;[.$B26];&quot;',item: '&quot;;[.$A26];&quot;',family: '&quot;;[.$C26];&quot;', size: '&quot;;[.I$1];&quot;'}),&quot;)" table:style-name="ce4">
            <text:p>new Product({ price: 71, title: 'XL - Shop Shirt', description: '9036 - <text:s/>Shop Shirt', imagePath: 'https://canari-vgvmadyouy.now.sh/Mens_BMX_3Fourths_5948f30b-50c6-4732-912c-43c1dbfdbc84_1024x1024.jpg', sex: 'Men',item: '9036',family: 'Shirts', size: 'XL'}),</text:p>
          </table:table-cell>
          <table:table-cell office:value-type="string" office:string-value="new Product({ price: 71, title: 'XXL - Shop Shirt', description: '9036 -  Shop Shirt', imagePath: 'https://canari-vgvmadyouy.now.sh/Mens_BMX_3Fourths_5948f30b-50c6-4732-912c-43c1dbfdbc84_1024x1024.jpg', sex: 'Men',item: '9036',family: 'Shirts', size: 'XXL'})," table:formula="of:=CONCATENATE(&quot;new Product({ price: &quot;;[.$M26];&quot;, title: '&quot;;[.J$1];&quot; - &quot;;[.$D26]; &quot;', description: '&quot;;[.$A26];&quot; -  &quot;;[.$D26];&quot;', imagePath: '&quot;;[.$N26];&quot;', sex: '&quot;;[.$B26];&quot;',item: '&quot;;[.$A26];&quot;',family: '&quot;;[.$C26];&quot;', size: '&quot;;[.J$1];&quot;'}),&quot;)" table:style-name="ce4">
            <text:p>new Product({ price: 71, title: 'XXL - Shop Shirt', description: '9036 - <text:s/>Shop Shirt', imagePath: 'https://canari-vgvmadyouy.now.sh/Mens_BMX_3Fourths_5948f30b-50c6-4732-912c-43c1dbfdbc84_1024x1024.jpg', sex: 'Men',item: '9036',family: 'Shirts', size: 'XXL'}),</text:p>
          </table:table-cell>
          <table:table-cell office:value-type="string" office:string-value="new Product({ price: 71, title: 'XXXL - Shop Shirt', description: '9036 -  Shop Shirt', imagePath: 'https://canari-vgvmadyouy.now.sh/Mens_BMX_3Fourths_5948f30b-50c6-4732-912c-43c1dbfdbc84_1024x1024.jpg', sex: 'Men',item: '9036',family: 'Shirts', size: 'XXXL'})," table:formula="of:=CONCATENATE(&quot;new Product({ price: &quot;;[.$M26];&quot;, title: '&quot;;[.K$1];&quot; - &quot;;[.$D26]; &quot;', description: '&quot;;[.$A26];&quot; -  &quot;;[.$D26];&quot;', imagePath: '&quot;;[.$N26];&quot;', sex: '&quot;;[.$B26];&quot;',item: '&quot;;[.$A26];&quot;',family: '&quot;;[.$C26];&quot;', size: '&quot;;[.K$1];&quot;'}),&quot;)" table:style-name="ce4">
            <text:p>new Product({ price: 71, title: 'XXXL - Shop Shirt', description: '9036 - <text:s/>Shop Shirt', imagePath: 'https://canari-vgvmadyouy.now.sh/Mens_BMX_3Fourths_5948f30b-50c6-4732-912c-43c1dbfdbc84_1024x1024.jpg', sex: 'Men',item: '9036',family: 'Shi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71</text:p>
          </table:table-cell>
          <table:table-cell office:value-type="string" table:style-name="ce3">
            <text:p>https://canari-vgvmadyouy.now.sh/Mens_BMX_3Fourths_5948f30b-50c6-4732-912c-43c1dbfdbc84_1024x1024.jpg</text:p>
          </table:table-cell>
          <table:table-cell table:number-columns-repeated="16370"/>
        </table:table-row>
        <table:table-row table:style-name="ro1">
          <table:table-cell office:value-type="float" office:value="9017" table:style-name="ce2">
            <text:p>9017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Short Sleeve<text:s/></text:p>
          </table:table-cell>
          <table:table-cell office:value-type="string" office:string-value="new Product({ price: 50, title: 'XS - Enduro Jersey - Short Sleeve ', description: '9017 -  Enduro Jersey - Short Sleeve ', imagePath: 'https://cdn.shopify.com/s/files/1/1685/3299/products/Mens_BMX_SS_480x480.jpg?v=1493845813', sex: 'Men',item: '9017',family: 'Shirts', size: 'XS'})," table:formula="of:=CONCATENATE(&quot;new Product({ price: &quot;;[.$M27];&quot;, title: '&quot;;[.E$1];&quot; - &quot;;[.$D27]; &quot;', description: '&quot;;[.$A27];&quot; -  &quot;;[.$D27];&quot;', imagePath: '&quot;;[.$N27];&quot;', sex: '&quot;;[.$B27];&quot;',item: '&quot;;[.$A27];&quot;',family: '&quot;;[.$C27];&quot;', size: '&quot;;[.E$1];&quot;'}),&quot;)" table:style-name="ce4">
            <text:p>new Product({ price: 50, title: 'XS - Enduro Jersey - Short Sleeve ', description: '9017 - <text:s/>Enduro Jersey - Short Sleeve ', imagePath: 'https://cdn.shopify.com/s/files/1/1685/3299/products/Mens_BMX_SS_480x480.jpg?v=1493845813', sex: 'Men',item: '9017',family: 'Shirts', size: 'XS'}),</text:p>
          </table:table-cell>
          <table:table-cell office:value-type="string" office:string-value="new Product({ price: 50, title: 'SM - Enduro Jersey - Short Sleeve ', description: '9017 -  Enduro Jersey - Short Sleeve ', imagePath: 'https://cdn.shopify.com/s/files/1/1685/3299/products/Mens_BMX_SS_480x480.jpg?v=1493845813', sex: 'Men',item: '9017',family: 'Shirts', size: 'SM'})," table:formula="of:=CONCATENATE(&quot;new Product({ price: &quot;;[.$M27];&quot;, title: '&quot;;[.F$1];&quot; - &quot;;[.$D27]; &quot;', description: '&quot;;[.$A27];&quot; -  &quot;;[.$D27];&quot;', imagePath: '&quot;;[.$N27];&quot;', sex: '&quot;;[.$B27];&quot;',item: '&quot;;[.$A27];&quot;',family: '&quot;;[.$C27];&quot;', size: '&quot;;[.F$1];&quot;'}),&quot;)" table:style-name="ce4">
            <text:p>new Product({ price: 50, title: 'SM - Enduro Jersey - Short Sleeve ', description: '9017 - <text:s/>Enduro Jersey - Short Sleeve ', imagePath: 'https://cdn.shopify.com/s/files/1/1685/3299/products/Mens_BMX_SS_480x480.jpg?v=1493845813', sex: 'Men',item: '9017',family: 'Shirts', size: 'SM'}),</text:p>
          </table:table-cell>
          <table:table-cell office:value-type="string" office:string-value="new Product({ price: 50, title: 'MD - Enduro Jersey - Short Sleeve ', description: '9017 -  Enduro Jersey - Short Sleeve ', imagePath: 'https://cdn.shopify.com/s/files/1/1685/3299/products/Mens_BMX_SS_480x480.jpg?v=1493845813', sex: 'Men',item: '9017',family: 'Shirts', size: 'MD'})," table:formula="of:=CONCATENATE(&quot;new Product({ price: &quot;;[.$M27];&quot;, title: '&quot;;[.G$1];&quot; - &quot;;[.$D27]; &quot;', description: '&quot;;[.$A27];&quot; -  &quot;;[.$D27];&quot;', imagePath: '&quot;;[.$N27];&quot;', sex: '&quot;;[.$B27];&quot;',item: '&quot;;[.$A27];&quot;',family: '&quot;;[.$C27];&quot;', size: '&quot;;[.G$1];&quot;'}),&quot;)" table:style-name="ce4">
            <text:p>new Product({ price: 50, title: 'MD - Enduro Jersey - Short Sleeve ', description: '9017 - <text:s/>Enduro Jersey - Short Sleeve ', imagePath: 'https://cdn.shopify.com/s/files/1/1685/3299/products/Mens_BMX_SS_480x480.jpg?v=1493845813', sex: 'Men',item: '9017',family: 'Shirts', size: 'MD'}),</text:p>
          </table:table-cell>
          <table:table-cell office:value-type="string" office:string-value="new Product({ price: 50, title: 'LG - Enduro Jersey - Short Sleeve ', description: '9017 -  Enduro Jersey - Short Sleeve ', imagePath: 'https://cdn.shopify.com/s/files/1/1685/3299/products/Mens_BMX_SS_480x480.jpg?v=1493845813', sex: 'Men',item: '9017',family: 'Shirts', size: 'LG'})," table:formula="of:=CONCATENATE(&quot;new Product({ price: &quot;;[.$M27];&quot;, title: '&quot;;[.H$1];&quot; - &quot;;[.$D27]; &quot;', description: '&quot;;[.$A27];&quot; -  &quot;;[.$D27];&quot;', imagePath: '&quot;;[.$N27];&quot;', sex: '&quot;;[.$B27];&quot;',item: '&quot;;[.$A27];&quot;',family: '&quot;;[.$C27];&quot;', size: '&quot;;[.H$1];&quot;'}),&quot;)" table:style-name="ce4">
            <text:p>new Product({ price: 50, title: 'LG - Enduro Jersey - Short Sleeve ', description: '9017 - <text:s/>Enduro Jersey - Short Sleeve ', imagePath: 'https://cdn.shopify.com/s/files/1/1685/3299/products/Mens_BMX_SS_480x480.jpg?v=1493845813', sex: 'Men',item: '9017',family: 'Shirts', size: 'LG'}),</text:p>
          </table:table-cell>
          <table:table-cell office:value-type="string" office:string-value="new Product({ price: 50, title: 'XL - Enduro Jersey - Short Sleeve ', description: '9017 -  Enduro Jersey - Short Sleeve ', imagePath: 'https://cdn.shopify.com/s/files/1/1685/3299/products/Mens_BMX_SS_480x480.jpg?v=1493845813', sex: 'Men',item: '9017',family: 'Shirts', size: 'XL'})," table:formula="of:=CONCATENATE(&quot;new Product({ price: &quot;;[.$M27];&quot;, title: '&quot;;[.I$1];&quot; - &quot;;[.$D27]; &quot;', description: '&quot;;[.$A27];&quot; -  &quot;;[.$D27];&quot;', imagePath: '&quot;;[.$N27];&quot;', sex: '&quot;;[.$B27];&quot;',item: '&quot;;[.$A27];&quot;',family: '&quot;;[.$C27];&quot;', size: '&quot;;[.I$1];&quot;'}),&quot;)" table:style-name="ce4">
            <text:p>new Product({ price: 50, title: 'XL - Enduro Jersey - Short Sleeve ', description: '9017 - <text:s/>Enduro Jersey - Short Sleeve ', imagePath: 'https://cdn.shopify.com/s/files/1/1685/3299/products/Mens_BMX_SS_480x480.jpg?v=1493845813', sex: 'Men',item: '9017',family: 'Shirts', size: 'XL'}),</text:p>
          </table:table-cell>
          <table:table-cell office:value-type="string" office:string-value="new Product({ price: 50, title: 'XXL - Enduro Jersey - Short Sleeve ', description: '9017 -  Enduro Jersey - Short Sleeve ', imagePath: 'https://cdn.shopify.com/s/files/1/1685/3299/products/Mens_BMX_SS_480x480.jpg?v=1493845813', sex: 'Men',item: '9017',family: 'Shirts', size: 'XXL'})," table:formula="of:=CONCATENATE(&quot;new Product({ price: &quot;;[.$M27];&quot;, title: '&quot;;[.J$1];&quot; - &quot;;[.$D27]; &quot;', description: '&quot;;[.$A27];&quot; -  &quot;;[.$D27];&quot;', imagePath: '&quot;;[.$N27];&quot;', sex: '&quot;;[.$B27];&quot;',item: '&quot;;[.$A27];&quot;',family: '&quot;;[.$C27];&quot;', size: '&quot;;[.J$1];&quot;'}),&quot;)" table:style-name="ce4">
            <text:p>new Product({ price: 50, title: 'XXL - Enduro Jersey - Short Sleeve ', description: '9017 - <text:s/>Enduro Jersey - Short Sleeve ', imagePath: 'https://cdn.shopify.com/s/files/1/1685/3299/products/Mens_BMX_SS_480x480.jpg?v=1493845813', sex: 'Men',item: '9017',family: 'Shirts', size: 'XXL'}),</text:p>
          </table:table-cell>
          <table:table-cell office:value-type="string" office:string-value="new Product({ price: 50, title: 'XXXL - Enduro Jersey - Short Sleeve ', description: '9017 -  Enduro Jersey - Short Sleeve ', imagePath: 'https://cdn.shopify.com/s/files/1/1685/3299/products/Mens_BMX_SS_480x480.jpg?v=1493845813', sex: 'Men',item: '9017',family: 'Shirts', size: 'XXXL'})," table:formula="of:=CONCATENATE(&quot;new Product({ price: &quot;;[.$M27];&quot;, title: '&quot;;[.K$1];&quot; - &quot;;[.$D27]; &quot;', description: '&quot;;[.$A27];&quot; -  &quot;;[.$D27];&quot;', imagePath: '&quot;;[.$N27];&quot;', sex: '&quot;;[.$B27];&quot;',item: '&quot;;[.$A27];&quot;',family: '&quot;;[.$C27];&quot;', size: '&quot;;[.K$1];&quot;'}),&quot;)" table:style-name="ce4">
            <text:p>new Product({ price: 50, title: 'XXXL - Enduro Jersey - Short Sleeve ', description: '9017 - <text:s/>Enduro Jersey - Short Sleeve ', imagePath: 'https://cdn.shopify.com/s/files/1/1685/3299/products/Mens_BMX_SS_480x480.jpg?v=1493845813', sex: 'Men',item: '9017',family: 'Shi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SS_480x480.jpg?v=1493845813</text:p>
          </table:table-cell>
          <table:table-cell table:number-columns-repeated="16370"/>
        </table:table-row>
        <table:table-row table:style-name="ro2">
          <table:table-cell office:value-type="float" office:value="9018" table:style-name="ce2">
            <text:p>9018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3/4 Sleeve<text:s/></text:p>
          </table:table-cell>
          <table:table-cell office:value-type="string" office:string-value="new Product({ price: 50, title: 'XS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XS'})," table:formula="of:=CONCATENATE(&quot;new Product({ price: &quot;;[.$M28];&quot;, title: '&quot;;[.E$1];&quot; - &quot;;[.$D28]; &quot;', description: '&quot;;[.$A28];&quot; -  &quot;;[.$D28];&quot;', imagePath: '&quot;;[.$N28];&quot;', sex: '&quot;;[.$B28];&quot;',item: '&quot;;[.$A28];&quot;',family: '&quot;;[.$C28];&quot;', size: '&quot;;[.E$1];&quot;'}),&quot;)" table:style-name="ce4">
            <text:p>new Product({ price: 50, title: 'XS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XS'}),</text:p>
          </table:table-cell>
          <table:table-cell office:value-type="string" office:string-value="new Product({ price: 50, title: 'SM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SM'})," table:formula="of:=CONCATENATE(&quot;new Product({ price: &quot;;[.$M28];&quot;, title: '&quot;;[.F$1];&quot; - &quot;;[.$D28]; &quot;', description: '&quot;;[.$A28];&quot; -  &quot;;[.$D28];&quot;', imagePath: '&quot;;[.$N28];&quot;', sex: '&quot;;[.$B28];&quot;',item: '&quot;;[.$A28];&quot;',family: '&quot;;[.$C28];&quot;', size: '&quot;;[.F$1];&quot;'}),&quot;)" table:style-name="ce4">
            <text:p>new Product({ price: 50, title: 'SM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SM'}),</text:p>
          </table:table-cell>
          <table:table-cell office:value-type="string" office:string-value="new Product({ price: 50, title: 'MD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MD'})," table:formula="of:=CONCATENATE(&quot;new Product({ price: &quot;;[.$M28];&quot;, title: '&quot;;[.G$1];&quot; - &quot;;[.$D28]; &quot;', description: '&quot;;[.$A28];&quot; -  &quot;;[.$D28];&quot;', imagePath: '&quot;;[.$N28];&quot;', sex: '&quot;;[.$B28];&quot;',item: '&quot;;[.$A28];&quot;',family: '&quot;;[.$C28];&quot;', size: '&quot;;[.G$1];&quot;'}),&quot;)" table:style-name="ce4">
            <text:p>new Product({ price: 50, title: 'MD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MD'}),</text:p>
          </table:table-cell>
          <table:table-cell office:value-type="string" office:string-value="new Product({ price: 50, title: 'LG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LG'})," table:formula="of:=CONCATENATE(&quot;new Product({ price: &quot;;[.$M28];&quot;, title: '&quot;;[.H$1];&quot; - &quot;;[.$D28]; &quot;', description: '&quot;;[.$A28];&quot; -  &quot;;[.$D28];&quot;', imagePath: '&quot;;[.$N28];&quot;', sex: '&quot;;[.$B28];&quot;',item: '&quot;;[.$A28];&quot;',family: '&quot;;[.$C28];&quot;', size: '&quot;;[.H$1];&quot;'}),&quot;)" table:style-name="ce4">
            <text:p>new Product({ price: 50, title: 'LG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LG'}),</text:p>
          </table:table-cell>
          <table:table-cell office:value-type="string" office:string-value="new Product({ price: 50, title: 'XL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XL'})," table:formula="of:=CONCATENATE(&quot;new Product({ price: &quot;;[.$M28];&quot;, title: '&quot;;[.I$1];&quot; - &quot;;[.$D28]; &quot;', description: '&quot;;[.$A28];&quot; -  &quot;;[.$D28];&quot;', imagePath: '&quot;;[.$N28];&quot;', sex: '&quot;;[.$B28];&quot;',item: '&quot;;[.$A28];&quot;',family: '&quot;;[.$C28];&quot;', size: '&quot;;[.I$1];&quot;'}),&quot;)" table:style-name="ce4">
            <text:p>new Product({ price: 50, title: 'XL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XL'}),</text:p>
          </table:table-cell>
          <table:table-cell office:value-type="string" office:string-value="new Product({ price: 50, title: 'XXL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XXL'})," table:formula="of:=CONCATENATE(&quot;new Product({ price: &quot;;[.$M28];&quot;, title: '&quot;;[.J$1];&quot; - &quot;;[.$D28]; &quot;', description: '&quot;;[.$A28];&quot; -  &quot;;[.$D28];&quot;', imagePath: '&quot;;[.$N28];&quot;', sex: '&quot;;[.$B28];&quot;',item: '&quot;;[.$A28];&quot;',family: '&quot;;[.$C28];&quot;', size: '&quot;;[.J$1];&quot;'}),&quot;)" table:style-name="ce4">
            <text:p>new Product({ price: 50, title: 'XXL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XXL'}),</text:p>
          </table:table-cell>
          <table:table-cell office:value-type="string" office:string-value="new Product({ price: 50, title: 'XXXL - Enduro Jersey - 3/4 Sleeve ', description: '9018 -  Enduro Jersey - 3/4 Sleeve ', imagePath: 'https://cdn.shopify.com/s/files/1/1685/3299/products/Mens_BMX_3Fourths_5948f30b-50c6-4732-912c-43c1dbfdbc84_480x480.jpg?v=1493845735', sex: 'Men',item: '9018',family: 'Shirts', size: 'XXXL'})," table:formula="of:=CONCATENATE(&quot;new Product({ price: &quot;;[.$M28];&quot;, title: '&quot;;[.K$1];&quot; - &quot;;[.$D28]; &quot;', description: '&quot;;[.$A28];&quot; -  &quot;;[.$D28];&quot;', imagePath: '&quot;;[.$N28];&quot;', sex: '&quot;;[.$B28];&quot;',item: '&quot;;[.$A28];&quot;',family: '&quot;;[.$C28];&quot;', size: '&quot;;[.K$1];&quot;'}),&quot;)" table:style-name="ce4">
            <text:p>new Product({ price: 50, title: 'XXXL - Enduro Jersey - 3/4 Sleeve ', description: '9018 - <text:s/>Enduro Jersey - 3/4 Sleeve ', imagePath: 'https://cdn.shopify.com/s/files/1/1685/3299/products/Mens_BMX_3Fourths_5948f30b-50c6-4732-912c-43c1dbfdbc84_480x480.jpg?v=1493845735', sex: 'Men',item: '9018',family: 'Shi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3Fourths_5948f30b-50c6-4732-912c-43c1dbfdbc84_480x480.jpg?v=1493845735</text:p>
          </table:table-cell>
          <table:table-cell table:number-columns-repeated="16370"/>
        </table:table-row>
        <table:table-row table:style-name="ro1">
          <table:table-cell office:value-type="float" office:value="9019" table:style-name="ce2">
            <text:p>9019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Long Sleeve</text:p>
          </table:table-cell>
          <table:table-cell office:value-type="string" office:string-value="new Product({ price: 50, title: 'XS - Enduro Jersey - Long Sleeve', description: '9019 -  Enduro Jersey - Long Sleeve', imagePath: 'https://cdn.shopify.com/s/files/1/1685/3299/products/Mens_BMX_LS_e12e1ded-94bd-415c-b87a-e696c7c247ba_480x480.jpg?v=1493845787', sex: 'Men',item: '9019',family: 'Shirts', size: 'XS'})," table:formula="of:=CONCATENATE(&quot;new Product({ price: &quot;;[.$M29];&quot;, title: '&quot;;[.E$1];&quot; - &quot;;[.$D29]; &quot;', description: '&quot;;[.$A29];&quot; -  &quot;;[.$D29];&quot;', imagePath: '&quot;;[.$N29];&quot;', sex: '&quot;;[.$B29];&quot;',item: '&quot;;[.$A29];&quot;',family: '&quot;;[.$C29];&quot;', size: '&quot;;[.E$1];&quot;'}),&quot;)" table:style-name="ce4">
            <text:p>new Product({ price: 50, title: 'XS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XS'}),</text:p>
          </table:table-cell>
          <table:table-cell office:value-type="string" office:string-value="new Product({ price: 50, title: 'SM - Enduro Jersey - Long Sleeve', description: '9019 -  Enduro Jersey - Long Sleeve', imagePath: 'https://cdn.shopify.com/s/files/1/1685/3299/products/Mens_BMX_LS_e12e1ded-94bd-415c-b87a-e696c7c247ba_480x480.jpg?v=1493845787', sex: 'Men',item: '9019',family: 'Shirts', size: 'SM'})," table:formula="of:=CONCATENATE(&quot;new Product({ price: &quot;;[.$M29];&quot;, title: '&quot;;[.F$1];&quot; - &quot;;[.$D29]; &quot;', description: '&quot;;[.$A29];&quot; -  &quot;;[.$D29];&quot;', imagePath: '&quot;;[.$N29];&quot;', sex: '&quot;;[.$B29];&quot;',item: '&quot;;[.$A29];&quot;',family: '&quot;;[.$C29];&quot;', size: '&quot;;[.F$1];&quot;'}),&quot;)" table:style-name="ce4">
            <text:p>new Product({ price: 50, title: 'SM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SM'}),</text:p>
          </table:table-cell>
          <table:table-cell office:value-type="string" office:string-value="new Product({ price: 50, title: 'MD - Enduro Jersey - Long Sleeve', description: '9019 -  Enduro Jersey - Long Sleeve', imagePath: 'https://cdn.shopify.com/s/files/1/1685/3299/products/Mens_BMX_LS_e12e1ded-94bd-415c-b87a-e696c7c247ba_480x480.jpg?v=1493845787', sex: 'Men',item: '9019',family: 'Shirts', size: 'MD'})," table:formula="of:=CONCATENATE(&quot;new Product({ price: &quot;;[.$M29];&quot;, title: '&quot;;[.G$1];&quot; - &quot;;[.$D29]; &quot;', description: '&quot;;[.$A29];&quot; -  &quot;;[.$D29];&quot;', imagePath: '&quot;;[.$N29];&quot;', sex: '&quot;;[.$B29];&quot;',item: '&quot;;[.$A29];&quot;',family: '&quot;;[.$C29];&quot;', size: '&quot;;[.G$1];&quot;'}),&quot;)" table:style-name="ce4">
            <text:p>new Product({ price: 50, title: 'MD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MD'}),</text:p>
          </table:table-cell>
          <table:table-cell office:value-type="string" office:string-value="new Product({ price: 50, title: 'LG - Enduro Jersey - Long Sleeve', description: '9019 -  Enduro Jersey - Long Sleeve', imagePath: 'https://cdn.shopify.com/s/files/1/1685/3299/products/Mens_BMX_LS_e12e1ded-94bd-415c-b87a-e696c7c247ba_480x480.jpg?v=1493845787', sex: 'Men',item: '9019',family: 'Shirts', size: 'LG'})," table:formula="of:=CONCATENATE(&quot;new Product({ price: &quot;;[.$M29];&quot;, title: '&quot;;[.H$1];&quot; - &quot;;[.$D29]; &quot;', description: '&quot;;[.$A29];&quot; -  &quot;;[.$D29];&quot;', imagePath: '&quot;;[.$N29];&quot;', sex: '&quot;;[.$B29];&quot;',item: '&quot;;[.$A29];&quot;',family: '&quot;;[.$C29];&quot;', size: '&quot;;[.H$1];&quot;'}),&quot;)" table:style-name="ce4">
            <text:p>new Product({ price: 50, title: 'LG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LG'}),</text:p>
          </table:table-cell>
          <table:table-cell office:value-type="string" office:string-value="new Product({ price: 50, title: 'XL - Enduro Jersey - Long Sleeve', description: '9019 -  Enduro Jersey - Long Sleeve', imagePath: 'https://cdn.shopify.com/s/files/1/1685/3299/products/Mens_BMX_LS_e12e1ded-94bd-415c-b87a-e696c7c247ba_480x480.jpg?v=1493845787', sex: 'Men',item: '9019',family: 'Shirts', size: 'XL'})," table:formula="of:=CONCATENATE(&quot;new Product({ price: &quot;;[.$M29];&quot;, title: '&quot;;[.I$1];&quot; - &quot;;[.$D29]; &quot;', description: '&quot;;[.$A29];&quot; -  &quot;;[.$D29];&quot;', imagePath: '&quot;;[.$N29];&quot;', sex: '&quot;;[.$B29];&quot;',item: '&quot;;[.$A29];&quot;',family: '&quot;;[.$C29];&quot;', size: '&quot;;[.I$1];&quot;'}),&quot;)" table:style-name="ce4">
            <text:p>new Product({ price: 50, title: 'XL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XL'}),</text:p>
          </table:table-cell>
          <table:table-cell office:value-type="string" office:string-value="new Product({ price: 50, title: 'XXL - Enduro Jersey - Long Sleeve', description: '9019 -  Enduro Jersey - Long Sleeve', imagePath: 'https://cdn.shopify.com/s/files/1/1685/3299/products/Mens_BMX_LS_e12e1ded-94bd-415c-b87a-e696c7c247ba_480x480.jpg?v=1493845787', sex: 'Men',item: '9019',family: 'Shirts', size: 'XXL'})," table:formula="of:=CONCATENATE(&quot;new Product({ price: &quot;;[.$M29];&quot;, title: '&quot;;[.J$1];&quot; - &quot;;[.$D29]; &quot;', description: '&quot;;[.$A29];&quot; -  &quot;;[.$D29];&quot;', imagePath: '&quot;;[.$N29];&quot;', sex: '&quot;;[.$B29];&quot;',item: '&quot;;[.$A29];&quot;',family: '&quot;;[.$C29];&quot;', size: '&quot;;[.J$1];&quot;'}),&quot;)" table:style-name="ce4">
            <text:p>new Product({ price: 50, title: 'XXL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XXL'}),</text:p>
          </table:table-cell>
          <table:table-cell office:value-type="string" office:string-value="new Product({ price: 50, title: 'XXXL - Enduro Jersey - Long Sleeve', description: '9019 -  Enduro Jersey - Long Sleeve', imagePath: 'https://cdn.shopify.com/s/files/1/1685/3299/products/Mens_BMX_LS_e12e1ded-94bd-415c-b87a-e696c7c247ba_480x480.jpg?v=1493845787', sex: 'Men',item: '9019',family: 'Shirts', size: 'XXXL'})," table:formula="of:=CONCATENATE(&quot;new Product({ price: &quot;;[.$M29];&quot;, title: '&quot;;[.K$1];&quot; - &quot;;[.$D29]; &quot;', description: '&quot;;[.$A29];&quot; -  &quot;;[.$D29];&quot;', imagePath: '&quot;;[.$N29];&quot;', sex: '&quot;;[.$B29];&quot;',item: '&quot;;[.$A29];&quot;',family: '&quot;;[.$C29];&quot;', size: '&quot;;[.K$1];&quot;'}),&quot;)" table:style-name="ce4">
            <text:p>new Product({ price: 50, title: 'XXXL - Enduro Jersey - Long Sleeve', description: '9019 - <text:s/>Enduro Jersey - Long Sleeve', imagePath: 'https://cdn.shopify.com/s/files/1/1685/3299/products/Mens_BMX_LS_e12e1ded-94bd-415c-b87a-e696c7c247ba_480x480.jpg?v=1493845787', sex: 'Men',item: '9019',family: 'Shirt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LS_e12e1ded-94bd-415c-b87a-e696c7c247ba_480x480.jpg?v=1493845787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9831-FX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Bibs</text:p>
          </table:table-cell>
          <table:table-cell office:value-type="string" table:style-name="ce7">
            <text:p>Short Sleeve Skin Suit</text:p>
          </table:table-cell>
          <table:table-cell office:value-type="string" office:string-value="new Product({ price: 120, title: 'XS - Short Sleeve Skin Suit', description: '9831-FX -  Short Sleeve Skin Suit', imagePath: 'https://cdn.shopify.com/s/files/1/1685/3299/products/Mens_SS_XRT_Skinsuit_480x480.jpg?v=1493846813', sex: 'Men',item: '9831-FX',family: 'Bibs', size: 'XS'})," table:formula="of:=CONCATENATE(&quot;new Product({ price: &quot;;[.$M30];&quot;, title: '&quot;;[.E$1];&quot; - &quot;;[.$D30]; &quot;', description: '&quot;;[.$A30];&quot; -  &quot;;[.$D30];&quot;', imagePath: '&quot;;[.$N30];&quot;', sex: '&quot;;[.$B30];&quot;',item: '&quot;;[.$A30];&quot;',family: '&quot;;[.$C30];&quot;', size: '&quot;;[.E$1];&quot;'}),&quot;)" table:style-name="ce4">
            <text:p>new Product({ price: 120, title: 'XS - Short Sleeve Skin Suit', description: '9831-FX - <text:s/>Short Sleeve Skin Suit', imagePath: 'https://cdn.shopify.com/s/files/1/1685/3299/products/Mens_SS_XRT_Skinsuit_480x480.jpg?v=1493846813', sex: 'Men',item: '9831-FX',family: 'Bibs', size: 'XS'}),</text:p>
          </table:table-cell>
          <table:table-cell office:value-type="string" office:string-value="new Product({ price: 120, title: 'SM - Short Sleeve Skin Suit', description: '9831-FX -  Short Sleeve Skin Suit', imagePath: 'https://cdn.shopify.com/s/files/1/1685/3299/products/Mens_SS_XRT_Skinsuit_480x480.jpg?v=1493846813', sex: 'Men',item: '9831-FX',family: 'Bibs', size: 'SM'})," table:formula="of:=CONCATENATE(&quot;new Product({ price: &quot;;[.$M30];&quot;, title: '&quot;;[.F$1];&quot; - &quot;;[.$D30]; &quot;', description: '&quot;;[.$A30];&quot; -  &quot;;[.$D30];&quot;', imagePath: '&quot;;[.$N30];&quot;', sex: '&quot;;[.$B30];&quot;',item: '&quot;;[.$A30];&quot;',family: '&quot;;[.$C30];&quot;', size: '&quot;;[.F$1];&quot;'}),&quot;)" table:style-name="ce4">
            <text:p>new Product({ price: 120, title: 'SM - Short Sleeve Skin Suit', description: '9831-FX - <text:s/>Short Sleeve Skin Suit', imagePath: 'https://cdn.shopify.com/s/files/1/1685/3299/products/Mens_SS_XRT_Skinsuit_480x480.jpg?v=1493846813', sex: 'Men',item: '9831-FX',family: 'Bibs', size: 'SM'}),</text:p>
          </table:table-cell>
          <table:table-cell office:value-type="string" office:string-value="new Product({ price: 120, title: 'MD - Short Sleeve Skin Suit', description: '9831-FX -  Short Sleeve Skin Suit', imagePath: 'https://cdn.shopify.com/s/files/1/1685/3299/products/Mens_SS_XRT_Skinsuit_480x480.jpg?v=1493846813', sex: 'Men',item: '9831-FX',family: 'Bibs', size: 'MD'})," table:formula="of:=CONCATENATE(&quot;new Product({ price: &quot;;[.$M30];&quot;, title: '&quot;;[.G$1];&quot; - &quot;;[.$D30]; &quot;', description: '&quot;;[.$A30];&quot; -  &quot;;[.$D30];&quot;', imagePath: '&quot;;[.$N30];&quot;', sex: '&quot;;[.$B30];&quot;',item: '&quot;;[.$A30];&quot;',family: '&quot;;[.$C30];&quot;', size: '&quot;;[.G$1];&quot;'}),&quot;)" table:style-name="ce4">
            <text:p>new Product({ price: 120, title: 'MD - Short Sleeve Skin Suit', description: '9831-FX - <text:s/>Short Sleeve Skin Suit', imagePath: 'https://cdn.shopify.com/s/files/1/1685/3299/products/Mens_SS_XRT_Skinsuit_480x480.jpg?v=1493846813', sex: 'Men',item: '9831-FX',family: 'Bibs', size: 'MD'}),</text:p>
          </table:table-cell>
          <table:table-cell office:value-type="string" office:string-value="new Product({ price: 120, title: 'LG - Short Sleeve Skin Suit', description: '9831-FX -  Short Sleeve Skin Suit', imagePath: 'https://cdn.shopify.com/s/files/1/1685/3299/products/Mens_SS_XRT_Skinsuit_480x480.jpg?v=1493846813', sex: 'Men',item: '9831-FX',family: 'Bibs', size: 'LG'})," table:formula="of:=CONCATENATE(&quot;new Product({ price: &quot;;[.$M30];&quot;, title: '&quot;;[.H$1];&quot; - &quot;;[.$D30]; &quot;', description: '&quot;;[.$A30];&quot; -  &quot;;[.$D30];&quot;', imagePath: '&quot;;[.$N30];&quot;', sex: '&quot;;[.$B30];&quot;',item: '&quot;;[.$A30];&quot;',family: '&quot;;[.$C30];&quot;', size: '&quot;;[.H$1];&quot;'}),&quot;)" table:style-name="ce4">
            <text:p>new Product({ price: 120, title: 'LG - Short Sleeve Skin Suit', description: '9831-FX - <text:s/>Short Sleeve Skin Suit', imagePath: 'https://cdn.shopify.com/s/files/1/1685/3299/products/Mens_SS_XRT_Skinsuit_480x480.jpg?v=1493846813', sex: 'Men',item: '9831-FX',family: 'Bibs', size: 'LG'}),</text:p>
          </table:table-cell>
          <table:table-cell office:value-type="string" office:string-value="new Product({ price: 120, title: 'XL - Short Sleeve Skin Suit', description: '9831-FX -  Short Sleeve Skin Suit', imagePath: 'https://cdn.shopify.com/s/files/1/1685/3299/products/Mens_SS_XRT_Skinsuit_480x480.jpg?v=1493846813', sex: 'Men',item: '9831-FX',family: 'Bibs', size: 'XL'})," table:formula="of:=CONCATENATE(&quot;new Product({ price: &quot;;[.$M30];&quot;, title: '&quot;;[.I$1];&quot; - &quot;;[.$D30]; &quot;', description: '&quot;;[.$A30];&quot; -  &quot;;[.$D30];&quot;', imagePath: '&quot;;[.$N30];&quot;', sex: '&quot;;[.$B30];&quot;',item: '&quot;;[.$A30];&quot;',family: '&quot;;[.$C30];&quot;', size: '&quot;;[.I$1];&quot;'}),&quot;)" table:style-name="ce4">
            <text:p>new Product({ price: 120, title: 'XL - Short Sleeve Skin Suit', description: '9831-FX - <text:s/>Short Sleeve Skin Suit', imagePath: 'https://cdn.shopify.com/s/files/1/1685/3299/products/Mens_SS_XRT_Skinsuit_480x480.jpg?v=1493846813', sex: 'Men',item: '9831-FX',family: 'Bibs', size: 'XL'}),</text:p>
          </table:table-cell>
          <table:table-cell office:value-type="string" office:string-value="new Product({ price: 120, title: 'XXL - Short Sleeve Skin Suit', description: '9831-FX -  Short Sleeve Skin Suit', imagePath: 'https://cdn.shopify.com/s/files/1/1685/3299/products/Mens_SS_XRT_Skinsuit_480x480.jpg?v=1493846813', sex: 'Men',item: '9831-FX',family: 'Bibs', size: 'XXL'})," table:formula="of:=CONCATENATE(&quot;new Product({ price: &quot;;[.$M30];&quot;, title: '&quot;;[.J$1];&quot; - &quot;;[.$D30]; &quot;', description: '&quot;;[.$A30];&quot; -  &quot;;[.$D30];&quot;', imagePath: '&quot;;[.$N30];&quot;', sex: '&quot;;[.$B30];&quot;',item: '&quot;;[.$A30];&quot;',family: '&quot;;[.$C30];&quot;', size: '&quot;;[.J$1];&quot;'}),&quot;)" table:style-name="ce4">
            <text:p>new Product({ price: 120, title: 'XXL - Short Sleeve Skin Suit', description: '9831-FX - <text:s/>Short Sleeve Skin Suit', imagePath: 'https://cdn.shopify.com/s/files/1/1685/3299/products/Mens_SS_XRT_Skinsuit_480x480.jpg?v=1493846813', sex: 'Men',item: '9831-FX',family: 'Bibs', size: 'XXL'}),</text:p>
          </table:table-cell>
          <table:table-cell office:value-type="string" office:string-value="new Product({ price: 120, title: 'XXXL - Short Sleeve Skin Suit', description: '9831-FX -  Short Sleeve Skin Suit', imagePath: 'https://cdn.shopify.com/s/files/1/1685/3299/products/Mens_SS_XRT_Skinsuit_480x480.jpg?v=1493846813', sex: 'Men',item: '9831-FX',family: 'Bibs', size: 'XXXL'})," table:formula="of:=CONCATENATE(&quot;new Product({ price: &quot;;[.$M30];&quot;, title: '&quot;;[.K$1];&quot; - &quot;;[.$D30]; &quot;', description: '&quot;;[.$A30];&quot; -  &quot;;[.$D30];&quot;', imagePath: '&quot;;[.$N30];&quot;', sex: '&quot;;[.$B30];&quot;',item: '&quot;;[.$A30];&quot;',family: '&quot;;[.$C30];&quot;', size: '&quot;;[.K$1];&quot;'}),&quot;)" table:style-name="ce4">
            <text:p>new Product({ price: 120, title: 'XXXL - Short Sleeve Skin Suit', description: '9831-FX - <text:s/>Short Sleeve Skin Suit', imagePath: 'https://cdn.shopify.com/s/files/1/1685/3299/products/Mens_SS_XRT_Skinsuit_480x480.jpg?v=1493846813', sex: 'Men',item: '9831-FX',family: 'Bibs', size: 'XXXL'}),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120</text:p>
          </table:table-cell>
          <table:table-cell office:value-type="string" table:style-name="ce3">
            <text:p>https://cdn.shopify.com/s/files/1/1685/3299/products/Mens_SS_XRT_Skinsuit_480x480.jpg?v=149384681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9931-FX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8">
            <text:p>Long Sleeve <text:s/>Skin Suit</text:p>
          </table:table-cell>
          <table:table-cell office:value-type="string" office:string-value="new Product({ price: 125, title: 'XS - Long Sleeve  Skin Suit', description: '9931-FX -  Long Sleeve  Skin Suit', imagePath: 'https://cdn.shopify.com/s/files/1/1685/3299/products/Mens_XRT_LS_Skinsuit_480x480.jpg?v=1493846641', sex: 'Men',item: '9931-FX',family: 'Bibs', size: 'XS'})," table:formula="of:=CONCATENATE(&quot;new Product({ price: &quot;;[.$M31];&quot;, title: '&quot;;[.E$1];&quot; - &quot;;[.$D31]; &quot;', description: '&quot;;[.$A31];&quot; -  &quot;;[.$D31];&quot;', imagePath: '&quot;;[.$N31];&quot;', sex: '&quot;;[.$B31];&quot;',item: '&quot;;[.$A31];&quot;',family: '&quot;;[.$C31];&quot;', size: '&quot;;[.E$1];&quot;'}),&quot;)" table:style-name="ce4">
            <text:p>new Product({ price: 125, title: 'XS - Long Sleeve <text:s/>Skin Suit', description: '9931-FX - <text:s/>Long Sleeve <text:s/>Skin Suit', imagePath: 'https://cdn.shopify.com/s/files/1/1685/3299/products/Mens_XRT_LS_Skinsuit_480x480.jpg?v=1493846641', sex: 'Men',item: '9931-FX',family: 'Bibs', size: 'XS'}),</text:p>
          </table:table-cell>
          <table:table-cell office:value-type="string" office:string-value="new Product({ price: 125, title: 'SM - Long Sleeve  Skin Suit', description: '9931-FX -  Long Sleeve  Skin Suit', imagePath: 'https://cdn.shopify.com/s/files/1/1685/3299/products/Mens_XRT_LS_Skinsuit_480x480.jpg?v=1493846641', sex: 'Men',item: '9931-FX',family: 'Bibs', size: 'SM'})," table:formula="of:=CONCATENATE(&quot;new Product({ price: &quot;;[.$M31];&quot;, title: '&quot;;[.F$1];&quot; - &quot;;[.$D31]; &quot;', description: '&quot;;[.$A31];&quot; -  &quot;;[.$D31];&quot;', imagePath: '&quot;;[.$N31];&quot;', sex: '&quot;;[.$B31];&quot;',item: '&quot;;[.$A31];&quot;',family: '&quot;;[.$C31];&quot;', size: '&quot;;[.F$1];&quot;'}),&quot;)" table:style-name="ce4">
            <text:p>new Product({ price: 125, title: 'SM - Long Sleeve <text:s/>Skin Suit', description: '9931-FX - <text:s/>Long Sleeve <text:s/>Skin Suit', imagePath: 'https://cdn.shopify.com/s/files/1/1685/3299/products/Mens_XRT_LS_Skinsuit_480x480.jpg?v=1493846641', sex: 'Men',item: '9931-FX',family: 'Bibs', size: 'SM'}),</text:p>
          </table:table-cell>
          <table:table-cell office:value-type="string" office:string-value="new Product({ price: 125, title: 'MD - Long Sleeve  Skin Suit', description: '9931-FX -  Long Sleeve  Skin Suit', imagePath: 'https://cdn.shopify.com/s/files/1/1685/3299/products/Mens_XRT_LS_Skinsuit_480x480.jpg?v=1493846641', sex: 'Men',item: '9931-FX',family: 'Bibs', size: 'MD'})," table:formula="of:=CONCATENATE(&quot;new Product({ price: &quot;;[.$M31];&quot;, title: '&quot;;[.G$1];&quot; - &quot;;[.$D31]; &quot;', description: '&quot;;[.$A31];&quot; -  &quot;;[.$D31];&quot;', imagePath: '&quot;;[.$N31];&quot;', sex: '&quot;;[.$B31];&quot;',item: '&quot;;[.$A31];&quot;',family: '&quot;;[.$C31];&quot;', size: '&quot;;[.G$1];&quot;'}),&quot;)" table:style-name="ce4">
            <text:p>new Product({ price: 125, title: 'MD - Long Sleeve <text:s/>Skin Suit', description: '9931-FX - <text:s/>Long Sleeve <text:s/>Skin Suit', imagePath: 'https://cdn.shopify.com/s/files/1/1685/3299/products/Mens_XRT_LS_Skinsuit_480x480.jpg?v=1493846641', sex: 'Men',item: '9931-FX',family: 'Bibs', size: 'MD'}),</text:p>
          </table:table-cell>
          <table:table-cell office:value-type="string" office:string-value="new Product({ price: 125, title: 'LG - Long Sleeve  Skin Suit', description: '9931-FX -  Long Sleeve  Skin Suit', imagePath: 'https://cdn.shopify.com/s/files/1/1685/3299/products/Mens_XRT_LS_Skinsuit_480x480.jpg?v=1493846641', sex: 'Men',item: '9931-FX',family: 'Bibs', size: 'LG'})," table:formula="of:=CONCATENATE(&quot;new Product({ price: &quot;;[.$M31];&quot;, title: '&quot;;[.H$1];&quot; - &quot;;[.$D31]; &quot;', description: '&quot;;[.$A31];&quot; -  &quot;;[.$D31];&quot;', imagePath: '&quot;;[.$N31];&quot;', sex: '&quot;;[.$B31];&quot;',item: '&quot;;[.$A31];&quot;',family: '&quot;;[.$C31];&quot;', size: '&quot;;[.H$1];&quot;'}),&quot;)" table:style-name="ce4">
            <text:p>new Product({ price: 125, title: 'LG - Long Sleeve <text:s/>Skin Suit', description: '9931-FX - <text:s/>Long Sleeve <text:s/>Skin Suit', imagePath: 'https://cdn.shopify.com/s/files/1/1685/3299/products/Mens_XRT_LS_Skinsuit_480x480.jpg?v=1493846641', sex: 'Men',item: '9931-FX',family: 'Bibs', size: 'LG'}),</text:p>
          </table:table-cell>
          <table:table-cell office:value-type="string" office:string-value="new Product({ price: 125, title: 'XL - Long Sleeve  Skin Suit', description: '9931-FX -  Long Sleeve  Skin Suit', imagePath: 'https://cdn.shopify.com/s/files/1/1685/3299/products/Mens_XRT_LS_Skinsuit_480x480.jpg?v=1493846641', sex: 'Men',item: '9931-FX',family: 'Bibs', size: 'XL'})," table:formula="of:=CONCATENATE(&quot;new Product({ price: &quot;;[.$M31];&quot;, title: '&quot;;[.I$1];&quot; - &quot;;[.$D31]; &quot;', description: '&quot;;[.$A31];&quot; -  &quot;;[.$D31];&quot;', imagePath: '&quot;;[.$N31];&quot;', sex: '&quot;;[.$B31];&quot;',item: '&quot;;[.$A31];&quot;',family: '&quot;;[.$C31];&quot;', size: '&quot;;[.I$1];&quot;'}),&quot;)" table:style-name="ce4">
            <text:p>new Product({ price: 125, title: 'XL - Long Sleeve <text:s/>Skin Suit', description: '9931-FX - <text:s/>Long Sleeve <text:s/>Skin Suit', imagePath: 'https://cdn.shopify.com/s/files/1/1685/3299/products/Mens_XRT_LS_Skinsuit_480x480.jpg?v=1493846641', sex: 'Men',item: '9931-FX',family: 'Bibs', size: 'XL'}),</text:p>
          </table:table-cell>
          <table:table-cell office:value-type="string" office:string-value="new Product({ price: 125, title: 'XXL - Long Sleeve  Skin Suit', description: '9931-FX -  Long Sleeve  Skin Suit', imagePath: 'https://cdn.shopify.com/s/files/1/1685/3299/products/Mens_XRT_LS_Skinsuit_480x480.jpg?v=1493846641', sex: 'Men',item: '9931-FX',family: 'Bibs', size: 'XXL'})," table:formula="of:=CONCATENATE(&quot;new Product({ price: &quot;;[.$M31];&quot;, title: '&quot;;[.J$1];&quot; - &quot;;[.$D31]; &quot;', description: '&quot;;[.$A31];&quot; -  &quot;;[.$D31];&quot;', imagePath: '&quot;;[.$N31];&quot;', sex: '&quot;;[.$B31];&quot;',item: '&quot;;[.$A31];&quot;',family: '&quot;;[.$C31];&quot;', size: '&quot;;[.J$1];&quot;'}),&quot;)" table:style-name="ce4">
            <text:p>new Product({ price: 125, title: 'XXL - Long Sleeve <text:s/>Skin Suit', description: '9931-FX - <text:s/>Long Sleeve <text:s/>Skin Suit', imagePath: 'https://cdn.shopify.com/s/files/1/1685/3299/products/Mens_XRT_LS_Skinsuit_480x480.jpg?v=1493846641', sex: 'Men',item: '9931-FX',family: 'Bibs', size: 'XXL'}),</text:p>
          </table:table-cell>
          <table:table-cell office:value-type="string" office:string-value="new Product({ price: 125, title: 'XXXL - Long Sleeve  Skin Suit', description: '9931-FX -  Long Sleeve  Skin Suit', imagePath: 'https://cdn.shopify.com/s/files/1/1685/3299/products/Mens_XRT_LS_Skinsuit_480x480.jpg?v=1493846641', sex: 'Men',item: '9931-FX',family: 'Bibs', size: 'XXXL'})," table:formula="of:=CONCATENATE(&quot;new Product({ price: &quot;;[.$M31];&quot;, title: '&quot;;[.K$1];&quot; - &quot;;[.$D31]; &quot;', description: '&quot;;[.$A31];&quot; -  &quot;;[.$D31];&quot;', imagePath: '&quot;;[.$N31];&quot;', sex: '&quot;;[.$B31];&quot;',item: '&quot;;[.$A31];&quot;',family: '&quot;;[.$C31];&quot;', size: '&quot;;[.K$1];&quot;'}),&quot;)" table:style-name="ce4">
            <text:p>new Product({ price: 125, title: 'XXXL - Long Sleeve <text:s/>Skin Suit', description: '9931-FX - <text:s/>Long Sleeve <text:s/>Skin Suit', imagePath: 'https://cdn.shopify.com/s/files/1/1685/3299/products/Mens_XRT_LS_Skinsuit_480x480.jpg?v=1493846641', sex: 'Men',item: '9931-FX',family: 'Bibs', size: 'XXXL'}),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https://cdn.shopify.com/s/files/1/1685/3299/products/Mens_XRT_LS_Skinsuit_480x480.jpg?v=1493846641</text:p>
          </table:table-cell>
          <table:table-cell table:number-columns-repeated="16370"/>
        </table:table-row>
        <table:table-row table:style-name="ro3">
          <table:table-cell office:value-type="float" office:value="9937" table:style-name="ce1">
            <text:p>9937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9">
            <text:p>Cyclo X Knicker Skin Suit</text:p>
          </table:table-cell>
          <table:table-cell office:value-type="string" office:string-value="new Product({ price: 125, title: 'XS - Cyclo X Knicker Skin Suit', description: '9937 -  Cyclo X Knicker Skin Suit', imagePath: 'https://cdn.shopify.com/s/files/1/1685/3299/products/Mens_CycleCross_Skinsuit_480x480.jpg?v=1493846577', sex: 'Men',item: '9937',family: 'Bibs', size: 'XS'})," table:formula="of:=CONCATENATE(&quot;new Product({ price: &quot;;[.$M32];&quot;, title: '&quot;;[.E$1];&quot; - &quot;;[.$D32]; &quot;', description: '&quot;;[.$A32];&quot; -  &quot;;[.$D32];&quot;', imagePath: '&quot;;[.$N32];&quot;', sex: '&quot;;[.$B32];&quot;',item: '&quot;;[.$A32];&quot;',family: '&quot;;[.$C32];&quot;', size: '&quot;;[.E$1];&quot;'}),&quot;)" table:style-name="ce4">
            <text:p>new Product({ price: 125, title: 'XS - Cyclo X Knicker Skin Suit', description: '9937 - <text:s/>Cyclo X Knicker Skin Suit', imagePath: 'https://cdn.shopify.com/s/files/1/1685/3299/products/Mens_CycleCross_Skinsuit_480x480.jpg?v=1493846577', sex: 'Men',item: '9937',family: 'Bibs', size: 'XS'}),</text:p>
          </table:table-cell>
          <table:table-cell office:value-type="string" office:string-value="new Product({ price: 125, title: 'SM - Cyclo X Knicker Skin Suit', description: '9937 -  Cyclo X Knicker Skin Suit', imagePath: 'https://cdn.shopify.com/s/files/1/1685/3299/products/Mens_CycleCross_Skinsuit_480x480.jpg?v=1493846577', sex: 'Men',item: '9937',family: 'Bibs', size: 'SM'})," table:formula="of:=CONCATENATE(&quot;new Product({ price: &quot;;[.$M32];&quot;, title: '&quot;;[.F$1];&quot; - &quot;;[.$D32]; &quot;', description: '&quot;;[.$A32];&quot; -  &quot;;[.$D32];&quot;', imagePath: '&quot;;[.$N32];&quot;', sex: '&quot;;[.$B32];&quot;',item: '&quot;;[.$A32];&quot;',family: '&quot;;[.$C32];&quot;', size: '&quot;;[.F$1];&quot;'}),&quot;)" table:style-name="ce4">
            <text:p>new Product({ price: 125, title: 'SM - Cyclo X Knicker Skin Suit', description: '9937 - <text:s/>Cyclo X Knicker Skin Suit', imagePath: 'https://cdn.shopify.com/s/files/1/1685/3299/products/Mens_CycleCross_Skinsuit_480x480.jpg?v=1493846577', sex: 'Men',item: '9937',family: 'Bibs', size: 'SM'}),</text:p>
          </table:table-cell>
          <table:table-cell office:value-type="string" office:string-value="new Product({ price: 125, title: 'MD - Cyclo X Knicker Skin Suit', description: '9937 -  Cyclo X Knicker Skin Suit', imagePath: 'https://cdn.shopify.com/s/files/1/1685/3299/products/Mens_CycleCross_Skinsuit_480x480.jpg?v=1493846577', sex: 'Men',item: '9937',family: 'Bibs', size: 'MD'})," table:formula="of:=CONCATENATE(&quot;new Product({ price: &quot;;[.$M32];&quot;, title: '&quot;;[.G$1];&quot; - &quot;;[.$D32]; &quot;', description: '&quot;;[.$A32];&quot; -  &quot;;[.$D32];&quot;', imagePath: '&quot;;[.$N32];&quot;', sex: '&quot;;[.$B32];&quot;',item: '&quot;;[.$A32];&quot;',family: '&quot;;[.$C32];&quot;', size: '&quot;;[.G$1];&quot;'}),&quot;)" table:style-name="ce4">
            <text:p>new Product({ price: 125, title: 'MD - Cyclo X Knicker Skin Suit', description: '9937 - <text:s/>Cyclo X Knicker Skin Suit', imagePath: 'https://cdn.shopify.com/s/files/1/1685/3299/products/Mens_CycleCross_Skinsuit_480x480.jpg?v=1493846577', sex: 'Men',item: '9937',family: 'Bibs', size: 'MD'}),</text:p>
          </table:table-cell>
          <table:table-cell office:value-type="string" office:string-value="new Product({ price: 125, title: 'LG - Cyclo X Knicker Skin Suit', description: '9937 -  Cyclo X Knicker Skin Suit', imagePath: 'https://cdn.shopify.com/s/files/1/1685/3299/products/Mens_CycleCross_Skinsuit_480x480.jpg?v=1493846577', sex: 'Men',item: '9937',family: 'Bibs', size: 'LG'})," table:formula="of:=CONCATENATE(&quot;new Product({ price: &quot;;[.$M32];&quot;, title: '&quot;;[.H$1];&quot; - &quot;;[.$D32]; &quot;', description: '&quot;;[.$A32];&quot; -  &quot;;[.$D32];&quot;', imagePath: '&quot;;[.$N32];&quot;', sex: '&quot;;[.$B32];&quot;',item: '&quot;;[.$A32];&quot;',family: '&quot;;[.$C32];&quot;', size: '&quot;;[.H$1];&quot;'}),&quot;)" table:style-name="ce4">
            <text:p>new Product({ price: 125, title: 'LG - Cyclo X Knicker Skin Suit', description: '9937 - <text:s/>Cyclo X Knicker Skin Suit', imagePath: 'https://cdn.shopify.com/s/files/1/1685/3299/products/Mens_CycleCross_Skinsuit_480x480.jpg?v=1493846577', sex: 'Men',item: '9937',family: 'Bibs', size: 'LG'}),</text:p>
          </table:table-cell>
          <table:table-cell office:value-type="string" office:string-value="new Product({ price: 125, title: 'XL - Cyclo X Knicker Skin Suit', description: '9937 -  Cyclo X Knicker Skin Suit', imagePath: 'https://cdn.shopify.com/s/files/1/1685/3299/products/Mens_CycleCross_Skinsuit_480x480.jpg?v=1493846577', sex: 'Men',item: '9937',family: 'Bibs', size: 'XL'})," table:formula="of:=CONCATENATE(&quot;new Product({ price: &quot;;[.$M32];&quot;, title: '&quot;;[.I$1];&quot; - &quot;;[.$D32]; &quot;', description: '&quot;;[.$A32];&quot; -  &quot;;[.$D32];&quot;', imagePath: '&quot;;[.$N32];&quot;', sex: '&quot;;[.$B32];&quot;',item: '&quot;;[.$A32];&quot;',family: '&quot;;[.$C32];&quot;', size: '&quot;;[.I$1];&quot;'}),&quot;)" table:style-name="ce4">
            <text:p>new Product({ price: 125, title: 'XL - Cyclo X Knicker Skin Suit', description: '9937 - <text:s/>Cyclo X Knicker Skin Suit', imagePath: 'https://cdn.shopify.com/s/files/1/1685/3299/products/Mens_CycleCross_Skinsuit_480x480.jpg?v=1493846577', sex: 'Men',item: '9937',family: 'Bibs', size: 'XL'}),</text:p>
          </table:table-cell>
          <table:table-cell office:value-type="string" office:string-value="new Product({ price: 125, title: 'XXL - Cyclo X Knicker Skin Suit', description: '9937 -  Cyclo X Knicker Skin Suit', imagePath: 'https://cdn.shopify.com/s/files/1/1685/3299/products/Mens_CycleCross_Skinsuit_480x480.jpg?v=1493846577', sex: 'Men',item: '9937',family: 'Bibs', size: 'XXL'})," table:formula="of:=CONCATENATE(&quot;new Product({ price: &quot;;[.$M32];&quot;, title: '&quot;;[.J$1];&quot; - &quot;;[.$D32]; &quot;', description: '&quot;;[.$A32];&quot; -  &quot;;[.$D32];&quot;', imagePath: '&quot;;[.$N32];&quot;', sex: '&quot;;[.$B32];&quot;',item: '&quot;;[.$A32];&quot;',family: '&quot;;[.$C32];&quot;', size: '&quot;;[.J$1];&quot;'}),&quot;)" table:style-name="ce4">
            <text:p>new Product({ price: 125, title: 'XXL - Cyclo X Knicker Skin Suit', description: '9937 - <text:s/>Cyclo X Knicker Skin Suit', imagePath: 'https://cdn.shopify.com/s/files/1/1685/3299/products/Mens_CycleCross_Skinsuit_480x480.jpg?v=1493846577', sex: 'Men',item: '9937',family: 'Bibs', size: 'XXL'}),</text:p>
          </table:table-cell>
          <table:table-cell office:value-type="string" office:string-value="new Product({ price: 125, title: 'XXXL - Cyclo X Knicker Skin Suit', description: '9937 -  Cyclo X Knicker Skin Suit', imagePath: 'https://cdn.shopify.com/s/files/1/1685/3299/products/Mens_CycleCross_Skinsuit_480x480.jpg?v=1493846577', sex: 'Men',item: '9937',family: 'Bibs', size: 'XXXL'})," table:formula="of:=CONCATENATE(&quot;new Product({ price: &quot;;[.$M32];&quot;, title: '&quot;;[.K$1];&quot; - &quot;;[.$D32]; &quot;', description: '&quot;;[.$A32];&quot; -  &quot;;[.$D32];&quot;', imagePath: '&quot;;[.$N32];&quot;', sex: '&quot;;[.$B32];&quot;',item: '&quot;;[.$A32];&quot;',family: '&quot;;[.$C32];&quot;', size: '&quot;;[.K$1];&quot;'}),&quot;)" table:style-name="ce4">
            <text:p>new Product({ price: 125, title: 'XXXL - Cyclo X Knicker Skin Suit', description: '9937 - <text:s/>Cyclo X Knicker Skin Suit', imagePath: 'https://cdn.shopify.com/s/files/1/1685/3299/products/Mens_CycleCross_Skinsuit_480x480.jpg?v=1493846577', sex: 'Men',item: '9937',family: 'Bibs', size: 'XXXL'}),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https://cdn.shopify.com/s/files/1/1685/3299/products/Mens_CycleCross_Skinsuit_480x480.jpg?v=1493846577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BAGGY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Shorts</text:p>
          </table:table-cell>
          <table:table-cell office:value-type="string" table:style-name="ce11">
            <text:p>Baggy Shorts</text:p>
          </table:table-cell>
          <table:table-cell office:value-type="string" office:string-value="new Product({ price: 96, title: 'XS - Baggy Shorts', description: 'BAGGY -  Baggy Shorts', imagePath: 'https://cdn.shopify.com/s/files/1/1685/3299/products/custom-baggy-back_480x480.jpg?v=1506972375', sex: 'Men',item: 'BAGGY',family: 'Shorts', size: 'XS'})," table:formula="of:=CONCATENATE(&quot;new Product({ price: &quot;;[.$M33];&quot;, title: '&quot;;[.E$1];&quot; - &quot;;[.$D33]; &quot;', description: '&quot;;[.$A33];&quot; -  &quot;;[.$D33];&quot;', imagePath: '&quot;;[.$N33];&quot;', sex: '&quot;;[.$B33];&quot;',item: '&quot;;[.$A33];&quot;',family: '&quot;;[.$C33];&quot;', size: '&quot;;[.E$1];&quot;'}),&quot;)" table:style-name="ce4">
            <text:p>new Product({ price: 96, title: 'XS - Baggy Shorts', description: 'BAGGY - <text:s/>Baggy Shorts', imagePath: 'https://cdn.shopify.com/s/files/1/1685/3299/products/custom-baggy-back_480x480.jpg?v=1506972375', sex: 'Men',item: 'BAGGY',family: 'Shorts', size: 'XS'}),</text:p>
          </table:table-cell>
          <table:table-cell office:value-type="string" office:string-value="new Product({ price: 96, title: 'SM - Baggy Shorts', description: 'BAGGY -  Baggy Shorts', imagePath: 'https://cdn.shopify.com/s/files/1/1685/3299/products/custom-baggy-back_480x480.jpg?v=1506972375', sex: 'Men',item: 'BAGGY',family: 'Shorts', size: 'SM'})," table:formula="of:=CONCATENATE(&quot;new Product({ price: &quot;;[.$M33];&quot;, title: '&quot;;[.F$1];&quot; - &quot;;[.$D33]; &quot;', description: '&quot;;[.$A33];&quot; -  &quot;;[.$D33];&quot;', imagePath: '&quot;;[.$N33];&quot;', sex: '&quot;;[.$B33];&quot;',item: '&quot;;[.$A33];&quot;',family: '&quot;;[.$C33];&quot;', size: '&quot;;[.F$1];&quot;'}),&quot;)" table:style-name="ce4">
            <text:p>new Product({ price: 96, title: 'SM - Baggy Shorts', description: 'BAGGY - <text:s/>Baggy Shorts', imagePath: 'https://cdn.shopify.com/s/files/1/1685/3299/products/custom-baggy-back_480x480.jpg?v=1506972375', sex: 'Men',item: 'BAGGY',family: 'Shorts', size: 'SM'}),</text:p>
          </table:table-cell>
          <table:table-cell office:value-type="string" office:string-value="new Product({ price: 96, title: 'MD - Baggy Shorts', description: 'BAGGY -  Baggy Shorts', imagePath: 'https://cdn.shopify.com/s/files/1/1685/3299/products/custom-baggy-back_480x480.jpg?v=1506972375', sex: 'Men',item: 'BAGGY',family: 'Shorts', size: 'MD'})," table:formula="of:=CONCATENATE(&quot;new Product({ price: &quot;;[.$M33];&quot;, title: '&quot;;[.G$1];&quot; - &quot;;[.$D33]; &quot;', description: '&quot;;[.$A33];&quot; -  &quot;;[.$D33];&quot;', imagePath: '&quot;;[.$N33];&quot;', sex: '&quot;;[.$B33];&quot;',item: '&quot;;[.$A33];&quot;',family: '&quot;;[.$C33];&quot;', size: '&quot;;[.G$1];&quot;'}),&quot;)" table:style-name="ce4">
            <text:p>new Product({ price: 96, title: 'MD - Baggy Shorts', description: 'BAGGY - <text:s/>Baggy Shorts', imagePath: 'https://cdn.shopify.com/s/files/1/1685/3299/products/custom-baggy-back_480x480.jpg?v=1506972375', sex: 'Men',item: 'BAGGY',family: 'Shorts', size: 'MD'}),</text:p>
          </table:table-cell>
          <table:table-cell office:value-type="string" office:string-value="new Product({ price: 96, title: 'LG - Baggy Shorts', description: 'BAGGY -  Baggy Shorts', imagePath: 'https://cdn.shopify.com/s/files/1/1685/3299/products/custom-baggy-back_480x480.jpg?v=1506972375', sex: 'Men',item: 'BAGGY',family: 'Shorts', size: 'LG'})," table:formula="of:=CONCATENATE(&quot;new Product({ price: &quot;;[.$M33];&quot;, title: '&quot;;[.H$1];&quot; - &quot;;[.$D33]; &quot;', description: '&quot;;[.$A33];&quot; -  &quot;;[.$D33];&quot;', imagePath: '&quot;;[.$N33];&quot;', sex: '&quot;;[.$B33];&quot;',item: '&quot;;[.$A33];&quot;',family: '&quot;;[.$C33];&quot;', size: '&quot;;[.H$1];&quot;'}),&quot;)" table:style-name="ce4">
            <text:p>new Product({ price: 96, title: 'LG - Baggy Shorts', description: 'BAGGY - <text:s/>Baggy Shorts', imagePath: 'https://cdn.shopify.com/s/files/1/1685/3299/products/custom-baggy-back_480x480.jpg?v=1506972375', sex: 'Men',item: 'BAGGY',family: 'Shorts', size: 'LG'}),</text:p>
          </table:table-cell>
          <table:table-cell office:value-type="string" office:string-value="new Product({ price: 96, title: 'XL - Baggy Shorts', description: 'BAGGY -  Baggy Shorts', imagePath: 'https://cdn.shopify.com/s/files/1/1685/3299/products/custom-baggy-back_480x480.jpg?v=1506972375', sex: 'Men',item: 'BAGGY',family: 'Shorts', size: 'XL'})," table:formula="of:=CONCATENATE(&quot;new Product({ price: &quot;;[.$M33];&quot;, title: '&quot;;[.I$1];&quot; - &quot;;[.$D33]; &quot;', description: '&quot;;[.$A33];&quot; -  &quot;;[.$D33];&quot;', imagePath: '&quot;;[.$N33];&quot;', sex: '&quot;;[.$B33];&quot;',item: '&quot;;[.$A33];&quot;',family: '&quot;;[.$C33];&quot;', size: '&quot;;[.I$1];&quot;'}),&quot;)" table:style-name="ce4">
            <text:p>new Product({ price: 96, title: 'XL - Baggy Shorts', description: 'BAGGY - <text:s/>Baggy Shorts', imagePath: 'https://cdn.shopify.com/s/files/1/1685/3299/products/custom-baggy-back_480x480.jpg?v=1506972375', sex: 'Men',item: 'BAGGY',family: 'Shorts', size: 'XL'}),</text:p>
          </table:table-cell>
          <table:table-cell office:value-type="string" office:string-value="new Product({ price: 96, title: 'XXL - Baggy Shorts', description: 'BAGGY -  Baggy Shorts', imagePath: 'https://cdn.shopify.com/s/files/1/1685/3299/products/custom-baggy-back_480x480.jpg?v=1506972375', sex: 'Men',item: 'BAGGY',family: 'Shorts', size: 'XXL'})," table:formula="of:=CONCATENATE(&quot;new Product({ price: &quot;;[.$M33];&quot;, title: '&quot;;[.J$1];&quot; - &quot;;[.$D33]; &quot;', description: '&quot;;[.$A33];&quot; -  &quot;;[.$D33];&quot;', imagePath: '&quot;;[.$N33];&quot;', sex: '&quot;;[.$B33];&quot;',item: '&quot;;[.$A33];&quot;',family: '&quot;;[.$C33];&quot;', size: '&quot;;[.J$1];&quot;'}),&quot;)" table:style-name="ce4">
            <text:p>new Product({ price: 96, title: 'XXL - Baggy Shorts', description: 'BAGGY - <text:s/>Baggy Shorts', imagePath: 'https://cdn.shopify.com/s/files/1/1685/3299/products/custom-baggy-back_480x480.jpg?v=1506972375', sex: 'Men',item: 'BAGGY',family: 'Shorts', size: 'XXL'}),</text:p>
          </table:table-cell>
          <table:table-cell office:value-type="string" office:string-value="new Product({ price: 96, title: 'XXXL - Baggy Shorts', description: 'BAGGY -  Baggy Shorts', imagePath: 'https://cdn.shopify.com/s/files/1/1685/3299/products/custom-baggy-back_480x480.jpg?v=1506972375', sex: 'Men',item: 'BAGGY',family: 'Shorts', size: 'XXXL'})," table:formula="of:=CONCATENATE(&quot;new Product({ price: &quot;;[.$M33];&quot;, title: '&quot;;[.K$1];&quot; - &quot;;[.$D33]; &quot;', description: '&quot;;[.$A33];&quot; -  &quot;;[.$D33];&quot;', imagePath: '&quot;;[.$N33];&quot;', sex: '&quot;;[.$B33];&quot;',item: '&quot;;[.$A33];&quot;',family: '&quot;;[.$C33];&quot;', size: '&quot;;[.K$1];&quot;'}),&quot;)" table:style-name="ce4">
            <text:p>new Product({ price: 96, title: 'XXXL - Baggy Shorts', description: 'BAGGY - <text:s/>Baggy Shorts', imagePath: 'https://cdn.shopify.com/s/files/1/1685/3299/products/custom-baggy-back_480x480.jpg?v=1506972375', sex: 'Men',item: 'BAGGY',family: 'Shorts', size: 'XXXL'}),</text:p>
          </table:table-cell>
          <table:table-cell office:value-type="float" office:value="0" table:style-name="ce2">
            <text:p>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https://cdn.shopify.com/s/files/1/1685/3299/products/custom-baggy-back_480x480.jpg?v=150697237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9241-FX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11">
            <text:p>Tri Suit</text:p>
          </table:table-cell>
          <table:table-cell office:value-type="string" office:string-value="new Product({ price: 113, title: 'XS - Tri Suit', description: '9241-FX -  Tri Suit', imagePath: 'https://cdn.shopify.com/s/files/1/1685/3299/products/Womens_XRT_Tri_Suit_1024x1024.jpg?v=1493847786', sex: 'Men',item: '9241-FX',family: 'Bibs', size: 'XS'})," table:formula="of:=CONCATENATE(&quot;new Product({ price: &quot;;[.$M34];&quot;, title: '&quot;;[.E$1];&quot; - &quot;;[.$D34]; &quot;', description: '&quot;;[.$A34];&quot; -  &quot;;[.$D34];&quot;', imagePath: '&quot;;[.$N34];&quot;', sex: '&quot;;[.$B34];&quot;',item: '&quot;;[.$A34];&quot;',family: '&quot;;[.$C34];&quot;', size: '&quot;;[.E$1];&quot;'}),&quot;)" table:style-name="ce4">
            <text:p>new Product({ price: 113, title: 'XS - Tri Suit', description: '9241-FX - <text:s/>Tri Suit', imagePath: 'https://cdn.shopify.com/s/files/1/1685/3299/products/Womens_XRT_Tri_Suit_1024x1024.jpg?v=1493847786', sex: 'Men',item: '9241-FX',family: 'Bibs', size: 'XS'}),</text:p>
          </table:table-cell>
          <table:table-cell office:value-type="string" office:string-value="new Product({ price: 113, title: 'SM - Tri Suit', description: '9241-FX -  Tri Suit', imagePath: 'https://cdn.shopify.com/s/files/1/1685/3299/products/Womens_XRT_Tri_Suit_1024x1024.jpg?v=1493847786', sex: 'Men',item: '9241-FX',family: 'Bibs', size: 'SM'})," table:formula="of:=CONCATENATE(&quot;new Product({ price: &quot;;[.$M34];&quot;, title: '&quot;;[.F$1];&quot; - &quot;;[.$D34]; &quot;', description: '&quot;;[.$A34];&quot; -  &quot;;[.$D34];&quot;', imagePath: '&quot;;[.$N34];&quot;', sex: '&quot;;[.$B34];&quot;',item: '&quot;;[.$A34];&quot;',family: '&quot;;[.$C34];&quot;', size: '&quot;;[.F$1];&quot;'}),&quot;)" table:style-name="ce4">
            <text:p>new Product({ price: 113, title: 'SM - Tri Suit', description: '9241-FX - <text:s/>Tri Suit', imagePath: 'https://cdn.shopify.com/s/files/1/1685/3299/products/Womens_XRT_Tri_Suit_1024x1024.jpg?v=1493847786', sex: 'Men',item: '9241-FX',family: 'Bibs', size: 'SM'}),</text:p>
          </table:table-cell>
          <table:table-cell office:value-type="string" office:string-value="new Product({ price: 113, title: 'MD - Tri Suit', description: '9241-FX -  Tri Suit', imagePath: 'https://cdn.shopify.com/s/files/1/1685/3299/products/Womens_XRT_Tri_Suit_1024x1024.jpg?v=1493847786', sex: 'Men',item: '9241-FX',family: 'Bibs', size: 'MD'})," table:formula="of:=CONCATENATE(&quot;new Product({ price: &quot;;[.$M34];&quot;, title: '&quot;;[.G$1];&quot; - &quot;;[.$D34]; &quot;', description: '&quot;;[.$A34];&quot; -  &quot;;[.$D34];&quot;', imagePath: '&quot;;[.$N34];&quot;', sex: '&quot;;[.$B34];&quot;',item: '&quot;;[.$A34];&quot;',family: '&quot;;[.$C34];&quot;', size: '&quot;;[.G$1];&quot;'}),&quot;)" table:style-name="ce4">
            <text:p>new Product({ price: 113, title: 'MD - Tri Suit', description: '9241-FX - <text:s/>Tri Suit', imagePath: 'https://cdn.shopify.com/s/files/1/1685/3299/products/Womens_XRT_Tri_Suit_1024x1024.jpg?v=1493847786', sex: 'Men',item: '9241-FX',family: 'Bibs', size: 'MD'}),</text:p>
          </table:table-cell>
          <table:table-cell office:value-type="string" office:string-value="new Product({ price: 113, title: 'LG - Tri Suit', description: '9241-FX -  Tri Suit', imagePath: 'https://cdn.shopify.com/s/files/1/1685/3299/products/Womens_XRT_Tri_Suit_1024x1024.jpg?v=1493847786', sex: 'Men',item: '9241-FX',family: 'Bibs', size: 'LG'})," table:formula="of:=CONCATENATE(&quot;new Product({ price: &quot;;[.$M34];&quot;, title: '&quot;;[.H$1];&quot; - &quot;;[.$D34]; &quot;', description: '&quot;;[.$A34];&quot; -  &quot;;[.$D34];&quot;', imagePath: '&quot;;[.$N34];&quot;', sex: '&quot;;[.$B34];&quot;',item: '&quot;;[.$A34];&quot;',family: '&quot;;[.$C34];&quot;', size: '&quot;;[.H$1];&quot;'}),&quot;)" table:style-name="ce4">
            <text:p>new Product({ price: 113, title: 'LG - Tri Suit', description: '9241-FX - <text:s/>Tri Suit', imagePath: 'https://cdn.shopify.com/s/files/1/1685/3299/products/Womens_XRT_Tri_Suit_1024x1024.jpg?v=1493847786', sex: 'Men',item: '9241-FX',family: 'Bibs', size: 'LG'}),</text:p>
          </table:table-cell>
          <table:table-cell office:value-type="string" office:string-value="new Product({ price: 113, title: 'XL - Tri Suit', description: '9241-FX -  Tri Suit', imagePath: 'https://cdn.shopify.com/s/files/1/1685/3299/products/Womens_XRT_Tri_Suit_1024x1024.jpg?v=1493847786', sex: 'Men',item: '9241-FX',family: 'Bibs', size: 'XL'})," table:formula="of:=CONCATENATE(&quot;new Product({ price: &quot;;[.$M34];&quot;, title: '&quot;;[.I$1];&quot; - &quot;;[.$D34]; &quot;', description: '&quot;;[.$A34];&quot; -  &quot;;[.$D34];&quot;', imagePath: '&quot;;[.$N34];&quot;', sex: '&quot;;[.$B34];&quot;',item: '&quot;;[.$A34];&quot;',family: '&quot;;[.$C34];&quot;', size: '&quot;;[.I$1];&quot;'}),&quot;)" table:style-name="ce4">
            <text:p>new Product({ price: 113, title: 'XL - Tri Suit', description: '9241-FX - <text:s/>Tri Suit', imagePath: 'https://cdn.shopify.com/s/files/1/1685/3299/products/Womens_XRT_Tri_Suit_1024x1024.jpg?v=1493847786', sex: 'Men',item: '9241-FX',family: 'Bibs', size: 'XL'}),</text:p>
          </table:table-cell>
          <table:table-cell office:value-type="string" office:string-value="new Product({ price: 113, title: 'XXL - Tri Suit', description: '9241-FX -  Tri Suit', imagePath: 'https://cdn.shopify.com/s/files/1/1685/3299/products/Womens_XRT_Tri_Suit_1024x1024.jpg?v=1493847786', sex: 'Men',item: '9241-FX',family: 'Bibs', size: 'XXL'})," table:formula="of:=CONCATENATE(&quot;new Product({ price: &quot;;[.$M34];&quot;, title: '&quot;;[.J$1];&quot; - &quot;;[.$D34]; &quot;', description: '&quot;;[.$A34];&quot; -  &quot;;[.$D34];&quot;', imagePath: '&quot;;[.$N34];&quot;', sex: '&quot;;[.$B34];&quot;',item: '&quot;;[.$A34];&quot;',family: '&quot;;[.$C34];&quot;', size: '&quot;;[.J$1];&quot;'}),&quot;)" table:style-name="ce4">
            <text:p>new Product({ price: 113, title: 'XXL - Tri Suit', description: '9241-FX - <text:s/>Tri Suit', imagePath: 'https://cdn.shopify.com/s/files/1/1685/3299/products/Womens_XRT_Tri_Suit_1024x1024.jpg?v=1493847786', sex: 'Men',item: '9241-FX',family: 'Bibs', size: 'XXL'}),</text:p>
          </table:table-cell>
          <table:table-cell office:value-type="string" office:string-value="new Product({ price: 113, title: 'XXXL - Tri Suit', description: '9241-FX -  Tri Suit', imagePath: 'https://cdn.shopify.com/s/files/1/1685/3299/products/Womens_XRT_Tri_Suit_1024x1024.jpg?v=1493847786', sex: 'Men',item: '9241-FX',family: 'Bibs', size: 'XXXL'})," table:formula="of:=CONCATENATE(&quot;new Product({ price: &quot;;[.$M34];&quot;, title: '&quot;;[.K$1];&quot; - &quot;;[.$D34]; &quot;', description: '&quot;;[.$A34];&quot; -  &quot;;[.$D34];&quot;', imagePath: '&quot;;[.$N34];&quot;', sex: '&quot;;[.$B34];&quot;',item: '&quot;;[.$A34];&quot;',family: '&quot;;[.$C34];&quot;', size: '&quot;;[.K$1];&quot;'}),&quot;)" table:style-name="ce4">
            <text:p>new Product({ price: 113, title: 'XXXL - Tri Suit', description: '9241-FX - <text:s/>Tri Suit', imagePath: 'https://cdn.shopify.com/s/files/1/1685/3299/products/Womens_XRT_Tri_Suit_1024x1024.jpg?v=1493847786', sex: 'Men',item: '9241-FX',family: 'Bibs', size: 'XXXL'}),</text:p>
          </table:table-cell>
          <table:table-cell office:value-type="float" office:value="0" table:style-name="ce2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https://cdn.shopify.com/s/files/1/1685/3299/products/Womens_XRT_Tri_Suit_1024x1024.jpg?v=1493847786</text:p>
          </table:table-cell>
          <table:table-cell table:number-columns-repeated="1637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float" office:value="9041" table:style-name="ce2">
            <text:p>904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Pinnacle</text:p>
          </table:table-cell>
          <table:table-cell office:value-type="string" table:style-name="ce2">
            <text:p>Men\'s SS Jersey -- Pinnacle</text:p>
          </table:table-cell>
          <table:table-cell office:value-type="string" office:string-value="new Productcount({ price: 82, title: 'Men\'s SS Jersey -- Pinnacle', imagePath: 'https://pics-lhrpfhkdkt.now.sh/pinnacle.JPG',item: '9041', XS: 0, SM: 0, MD: 0, LG: 0, XL: 0, XXL: 0, XXXL: 0})," table:formula="of:=CONCATENATE(&quot;new Productcount({ price: &quot;;[.$M37];&quot;, title: '&quot;;[.$D37];&quot;', imagePath: '&quot;;[.$N37];&quot;',item: '&quot;;[.$A37];&quot;', XS: 0, SM: 0, MD: 0, LG: 0, XL: 0, XXL: 0, XXXL: 0}),&quot;)" table:style-name="ce4">
            <text:p>new Productcount({ price: 82, title: 'Men\'s SS Jersey -- Pinnacle', imagePath: 'https://pics-lhrpfhkdkt.now.sh/pinnacle.JPG',item: '904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82</text:p>
          </table:table-cell>
          <table:table-cell office:value-type="string" table:style-name="ce3">
            <text:p>https://pics-lhrpfhkdkt.now.sh/pinnacle.JPG</text:p>
          </table:table-cell>
          <table:table-cell table:number-columns-repeated="16370"/>
        </table:table-row>
        <table:table-row table:style-name="ro2">
          <table:table-cell office:value-type="float" office:value="9016" table:style-name="ce2">
            <text:p>901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Vpro</text:p>
          </table:table-cell>
          <table:table-cell office:value-type="string" table:style-name="ce2">
            <text:p>Men\'s SS Jersey -- VPro</text:p>
          </table:table-cell>
          <table:table-cell office:value-type="string" office:string-value="new Productcount({ price: 57, title: 'Men\'s SS Jersey -- VPro', imagePath: 'https://pics-lhrpfhkdkt.now.sh/VPro.JPG',item: '9016', XS: 0, SM: 0, MD: 0, LG: 0, XL: 0, XXL: 0, XXXL: 0})," table:formula="of:=CONCATENATE(&quot;new Productcount({ price: &quot;;[.$M38];&quot;, title: '&quot;;[.$D38];&quot;', imagePath: '&quot;;[.$N38];&quot;',item: '&quot;;[.$A38];&quot;', XS: 0, SM: 0, MD: 0, LG: 0, XL: 0, XXL: 0, XXXL: 0}),&quot;)" table:style-name="ce4">
            <text:p>new Productcount({ price: 57, title: 'Men\'s SS Jersey -- VPro', imagePath: 'https://pics-lhrpfhkdkt.now.sh/VPro.JPG',item: '9016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7</text:p>
          </table:table-cell>
          <table:table-cell office:value-type="string" table:style-name="ce3">
            <text:p>https://pics-lhrpfhkdkt.now.sh/VPro.JPG</text:p>
          </table:table-cell>
          <table:table-cell table:number-columns-repeated="16370"/>
        </table:table-row>
        <table:table-row table:style-name="ro1">
          <table:table-cell office:value-type="float" office:value="9001" table:style-name="ce2">
            <text:p>900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SS Jersey -- Classic Euro</text:p>
          </table:table-cell>
          <table:table-cell office:value-type="string" office:string-value="new Productcount({ price: 50, title: 'Men\'s SS Jersey -- Classic Euro', imagePath: 'https://canari-vgvmadyouy.now.sh/Mens_ClassicShortSleeve_800x800.png',item: '9001', XS: 0, SM: 0, MD: 0, LG: 0, XL: 0, XXL: 0, XXXL: 0})," table:formula="of:=CONCATENATE(&quot;new Productcount({ price: &quot;;[.$M39];&quot;, title: '&quot;;[.$D39];&quot;', imagePath: '&quot;;[.$N39];&quot;',item: '&quot;;[.$A39];&quot;', XS: 0, SM: 0, MD: 0, LG: 0, XL: 0, XXL: 0, XXXL: 0}),&quot;)" table:style-name="ce4">
            <text:p>new Productcount({ price: 50, title: 'Men\'s SS Jersey -- Classic Euro', imagePath: 'https://canari-vgvmadyouy.now.sh/Mens_ClassicShortSleeve_800x800.png',item: '900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anari-vgvmadyouy.now.sh/Mens_ClassicShortSleeve_800x80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001-R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SS Jersey -- Classic Club</text:p>
          </table:table-cell>
          <table:table-cell office:value-type="string" office:string-value="new Productcount({ price: 50, title: 'Men\'s SS Jersey -- Classic Club', imagePath: 'https://canari-vgvmadyouy.now.sh/Mens_ClassicShortSleeve_800x800.png',item: '9001-R', XS: 0, SM: 0, MD: 0, LG: 0, XL: 0, XXL: 0, XXXL: 0})," table:formula="of:=CONCATENATE(&quot;new Productcount({ price: &quot;;[.$M40];&quot;, title: '&quot;;[.$D40];&quot;', imagePath: '&quot;;[.$N40];&quot;',item: '&quot;;[.$A40];&quot;', XS: 0, SM: 0, MD: 0, LG: 0, XL: 0, XXL: 0, XXXL: 0}),&quot;)" table:style-name="ce4">
            <text:p>new Productcount({ price: 50, title: 'Men\'s SS Jersey -- Classic Club', imagePath: 'https://canari-vgvmadyouy.now.sh/Mens_ClassicShortSleeve_800x800.png',item: '9001-R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anari-vgvmadyouy.now.sh/Mens_ClassicShortSleeve_800x800.png</text:p>
          </table:table-cell>
          <table:table-cell table:number-columns-repeated="16370"/>
        </table:table-row>
        <table:table-row table:style-name="ro1">
          <table:table-cell office:value-type="float" office:value="9022" table:style-name="ce2">
            <text:p>9022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LS Jersey Summer - Classic Euro</text:p>
          </table:table-cell>
          <table:table-cell office:value-type="string" office:string-value="new Productcount({ price: 55, title: 'Men\'s LS Jersey Summer - Classic Euro', imagePath: 'https://canari-vgvmadyouy.now.sh/Mens_Classic_LS_620x620.png',item: '9022', XS: 0, SM: 0, MD: 0, LG: 0, XL: 0, XXL: 0, XXXL: 0})," table:formula="of:=CONCATENATE(&quot;new Productcount({ price: &quot;;[.$M41];&quot;, title: '&quot;;[.$D41];&quot;', imagePath: '&quot;;[.$N41];&quot;',item: '&quot;;[.$A41];&quot;', XS: 0, SM: 0, MD: 0, LG: 0, XL: 0, XXL: 0, XXXL: 0}),&quot;)" table:style-name="ce4">
            <text:p>new Productcount({ price: 55, title: 'Men\'s LS Jersey Summer - Classic Euro', imagePath: 'https://canari-vgvmadyouy.now.sh/Mens_Classic_LS_620x620.png',item: '9022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5</text:p>
          </table:table-cell>
          <table:table-cell office:value-type="string" table:style-name="ce3">
            <text:p>https://canari-vgvmadyouy.now.sh/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021" table:style-name="ce2">
            <text:p>902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Men\'s LS Jersey Winter - Classic Euro</text:p>
          </table:table-cell>
          <table:table-cell office:value-type="string" office:string-value="new Productcount({ price: 60, title: 'Men\'s LS Jersey Winter - Classic Euro', imagePath: 'https://canari-vgvmadyouy.now.sh/Mens_Classic_LS_620x620.png',item: '9021', XS: 0, SM: 0, MD: 0, LG: 0, XL: 0, XXL: 0, XXXL: 0})," table:formula="of:=CONCATENATE(&quot;new Productcount({ price: &quot;;[.$M42];&quot;, title: '&quot;;[.$D42];&quot;', imagePath: '&quot;;[.$N42];&quot;',item: '&quot;;[.$A42];&quot;', XS: 0, SM: 0, MD: 0, LG: 0, XL: 0, XXL: 0, XXXL: 0}),&quot;)" table:style-name="ce4">
            <text:p>new Productcount({ price: 60, title: 'Men\'s LS Jersey Winter - Classic Euro', imagePath: 'https://canari-vgvmadyouy.now.sh/Mens_Classic_LS_620x620.png',item: '902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60</text:p>
          </table:table-cell>
          <table:table-cell office:value-type="string" table:style-name="ce3">
            <text:p>https://canari-vgvmadyouy.now.sh/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141" table:style-name="ce2">
            <text:p>914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Pinnacle</text:p>
          </table:table-cell>
          <table:table-cell office:value-type="string" table:style-name="ce2">
            <text:p>Women\'s SS Jersey -- Pinnacle</text:p>
          </table:table-cell>
          <table:table-cell office:value-type="string" office:string-value="new Productcount({ price: 82, title: 'Women\'s SS Jersey -- Pinnacle', imagePath: 'https://pics-lhrpfhkdkt.now.sh/pinnacle.JPG',item: '9141', XS: 0, SM: 0, MD: 0, LG: 0, XL: 0, XXL: 0, XXXL: 0})," table:formula="of:=CONCATENATE(&quot;new Productcount({ price: &quot;;[.$M43];&quot;, title: '&quot;;[.$D43];&quot;', imagePath: '&quot;;[.$N43];&quot;',item: '&quot;;[.$A43];&quot;', XS: 0, SM: 0, MD: 0, LG: 0, XL: 0, XXL: 0, XXXL: 0}),&quot;)" table:style-name="ce4">
            <text:p>new Productcount({ price: 82, title: 'Women\'s SS Jersey -- Pinnacle', imagePath: 'https://pics-lhrpfhkdkt.now.sh/pinnacle.JPG',item: '914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82</text:p>
          </table:table-cell>
          <table:table-cell office:value-type="string" table:style-name="ce3">
            <text:p>https://pics-lhrpfhkdkt.now.sh/pinnacle.JPG</text:p>
          </table:table-cell>
          <table:table-cell table:number-columns-repeated="16370"/>
        </table:table-row>
        <table:table-row table:style-name="ro1">
          <table:table-cell office:value-type="float" office:value="9140" table:style-name="ce2">
            <text:p>9140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Vpro</text:p>
          </table:table-cell>
          <table:table-cell office:value-type="string" table:style-name="ce2">
            <text:p>Women\'s SS Jersey -- VPro</text:p>
          </table:table-cell>
          <table:table-cell office:value-type="string" office:string-value="new Productcount({ price: 57, title: 'Women\'s SS Jersey -- VPro', imagePath: 'https://pics-lhrpfhkdkt.now.sh/VPro.JPG',item: '9140', XS: 0, SM: 0, MD: 0, LG: 0, XL: 0, XXL: 0, XXXL: 0})," table:formula="of:=CONCATENATE(&quot;new Productcount({ price: &quot;;[.$M44];&quot;, title: '&quot;;[.$D44];&quot;', imagePath: '&quot;;[.$N44];&quot;',item: '&quot;;[.$A44];&quot;', XS: 0, SM: 0, MD: 0, LG: 0, XL: 0, XXL: 0, XXXL: 0}),&quot;)" table:style-name="ce4">
            <text:p>new Productcount({ price: 57, title: 'Women\'s SS Jersey -- VPro', imagePath: 'https://pics-lhrpfhkdkt.now.sh/VPro.JPG',item: '9140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7</text:p>
          </table:table-cell>
          <table:table-cell office:value-type="string" table:style-name="ce3">
            <text:p>https://pics-lhrpfhkdkt.now.sh/VPro.JPG</text:p>
          </table:table-cell>
          <table:table-cell table:number-columns-repeated="16370"/>
        </table:table-row>
        <table:table-row table:style-name="ro1">
          <table:table-cell office:value-type="float" office:value="9101" table:style-name="ce2">
            <text:p>910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SS Jersey -- Classic Euro</text:p>
          </table:table-cell>
          <table:table-cell office:value-type="string" office:string-value="new Productcount({ price: 50, title: 'Women\'s SS Jersey -- Classic Euro', imagePath: 'https://canari-vgvmadyouy.now.sh/Womens_Classic_SS_620x620.png',item: '9101', XS: 0, SM: 0, MD: 0, LG: 0, XL: 0, XXL: 0, XXXL: 0})," table:formula="of:=CONCATENATE(&quot;new Productcount({ price: &quot;;[.$M45];&quot;, title: '&quot;;[.$D45];&quot;', imagePath: '&quot;;[.$N45];&quot;',item: '&quot;;[.$A45];&quot;', XS: 0, SM: 0, MD: 0, LG: 0, XL: 0, XXL: 0, XXXL: 0}),&quot;)" table:style-name="ce4">
            <text:p>new Productcount({ price: 50, title: 'Women\'s SS Jersey -- Classic Euro', imagePath: 'https://canari-vgvmadyouy.now.sh/Womens_Classic_SS_620x620.png',item: '910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anari-vgvmadyouy.now.sh/Womens_Classic_SS_620x62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101-R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SS Jersey -- Classic Club</text:p>
          </table:table-cell>
          <table:table-cell office:value-type="string" office:string-value="new Productcount({ price: 50, title: 'Women\'s SS Jersey -- Classic Club', imagePath: 'https://canari-vgvmadyouy.now.sh/Womens_Classic_SS_620x620.png',item: '9101-R', XS: 0, SM: 0, MD: 0, LG: 0, XL: 0, XXL: 0, XXXL: 0})," table:formula="of:=CONCATENATE(&quot;new Productcount({ price: &quot;;[.$M46];&quot;, title: '&quot;;[.$D46];&quot;', imagePath: '&quot;;[.$N46];&quot;',item: '&quot;;[.$A46];&quot;', XS: 0, SM: 0, MD: 0, LG: 0, XL: 0, XXL: 0, XXXL: 0}),&quot;)" table:style-name="ce4">
            <text:p>new Productcount({ price: 50, title: 'Women\'s SS Jersey -- Classic Club', imagePath: 'https://canari-vgvmadyouy.now.sh/Womens_Classic_SS_620x620.png',item: '9101-R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anari-vgvmadyouy.now.sh/Womens_Classic_SS_620x620.png</text:p>
          </table:table-cell>
          <table:table-cell table:number-columns-repeated="16370"/>
        </table:table-row>
        <table:table-row table:style-name="ro1">
          <table:table-cell office:value-type="float" office:value="9122" table:style-name="ce2">
            <text:p>9122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LS Jersey Summer -- Classic Euro</text:p>
          </table:table-cell>
          <table:table-cell office:value-type="string" office:string-value="new Productcount({ price: 55, title: 'Women\'s LS Jersey Summer -- Classic Euro', imagePath: 'https://canari-vgvmadyouy.now.sh/Womens_Classic_LS_620x620.png',item: '9122', XS: 0, SM: 0, MD: 0, LG: 0, XL: 0, XXL: 0, XXXL: 0})," table:formula="of:=CONCATENATE(&quot;new Productcount({ price: &quot;;[.$M47];&quot;, title: '&quot;;[.$D47];&quot;', imagePath: '&quot;;[.$N47];&quot;',item: '&quot;;[.$A47];&quot;', XS: 0, SM: 0, MD: 0, LG: 0, XL: 0, XXL: 0, XXXL: 0}),&quot;)" table:style-name="ce4">
            <text:p>new Productcount({ price: 55, title: 'Women\'s LS Jersey Summer -- Classic Euro', imagePath: 'https://canari-vgvmadyouy.now.sh/Womens_Classic_LS_620x620.png',item: '9122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5</text:p>
          </table:table-cell>
          <table:table-cell office:value-type="string" table:style-name="ce3">
            <text:p>https://canari-vgvmadyouy.now.sh/Womens_Classic_LS_620x620.png</text:p>
          </table:table-cell>
          <table:table-cell table:number-columns-repeated="16370"/>
        </table:table-row>
        <table:table-row table:style-name="ro1">
          <table:table-cell office:value-type="float" office:value="9221" table:style-name="ce2">
            <text:p>9221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Classic</text:p>
          </table:table-cell>
          <table:table-cell office:value-type="string" table:style-name="ce2">
            <text:p>Women\'s LS Jersey Winter - Classic Euro</text:p>
          </table:table-cell>
          <table:table-cell office:value-type="string" office:string-value="new Productcount({ price: 60, title: 'Women\'s LS Jersey Winter - Classic Euro', imagePath: 'https://canari-vgvmadyouy.now.sh/Womens_Classic_LS_620x620.png',item: '9221', XS: 0, SM: 0, MD: 0, LG: 0, XL: 0, XXL: 0, XXXL: 0})," table:formula="of:=CONCATENATE(&quot;new Productcount({ price: &quot;;[.$M48];&quot;, title: '&quot;;[.$D48];&quot;', imagePath: '&quot;;[.$N48];&quot;',item: '&quot;;[.$A48];&quot;', XS: 0, SM: 0, MD: 0, LG: 0, XL: 0, XXL: 0, XXXL: 0}),&quot;)" table:style-name="ce4">
            <text:p>new Productcount({ price: 60, title: 'Women\'s LS Jersey Winter - Classic Euro', imagePath: 'https://canari-vgvmadyouy.now.sh/Womens_Classic_LS_620x620.png',item: '922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60</text:p>
          </table:table-cell>
          <table:table-cell office:value-type="string" table:style-name="ce3">
            <text:p>https://canari-vgvmadyouy.now.sh/Womens_Classic_LS_620x620.pn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481-F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orts</text:p>
          </table:table-cell>
          <table:table-cell office:value-type="string" table:style-name="ce2">
            <text:p>Men\'s Gravity Short w/ Monarch Pad</text:p>
          </table:table-cell>
          <table:table-cell office:value-type="string" office:string-value="new Productcount({ price: 71, title: 'Men\'s Gravity Short w/ Monarch Pad', imagePath: 'https://pics-lhrpfhkdkt.now.sh/gravity.JPG',item: '9481-F', XS: 0, SM: 0, MD: 0, LG: 0, XL: 0, XXL: 0, XXXL: 0})," table:formula="of:=CONCATENATE(&quot;new Productcount({ price: &quot;;[.$M49];&quot;, title: '&quot;;[.$D49];&quot;', imagePath: '&quot;;[.$N49];&quot;',item: '&quot;;[.$A49];&quot;', XS: 0, SM: 0, MD: 0, LG: 0, XL: 0, XXL: 0, XXXL: 0}),&quot;)" table:style-name="ce4">
            <text:p>new Productcount({ price: 71, title: 'Men\'s Gravity Short w/ Monarch Pad', imagePath: 'https://pics-lhrpfhkdkt.now.sh/gravity.JPG',item: '9481-F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71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671-F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Bibs</text:p>
          </table:table-cell>
          <table:table-cell office:value-type="string" table:style-name="ce2">
            <text:p>Men\'s Gravity Bib w/ Monarch Pad</text:p>
          </table:table-cell>
          <table:table-cell office:value-type="string" office:string-value="new Productcount({ price: 76, title: 'Men\'s Gravity Bib w/ Monarch Pad', imagePath: 'https://pics-lhrpfhkdkt.now.sh/gravity.JPG',item: '9671-F', XS: 0, SM: 0, MD: 0, LG: 0, XL: 0, XXL: 0, XXXL: 0})," table:formula="of:=CONCATENATE(&quot;new Productcount({ price: &quot;;[.$M50];&quot;, title: '&quot;;[.$D50];&quot;', imagePath: '&quot;;[.$N50];&quot;',item: '&quot;;[.$A50];&quot;', XS: 0, SM: 0, MD: 0, LG: 0, XL: 0, XXL: 0, XXXL: 0}),&quot;)" table:style-name="ce4">
            <text:p>new Productcount({ price: 76, title: 'Men\'s Gravity Bib w/ Monarch Pad', imagePath: 'https://pics-lhrpfhkdkt.now.sh/gravity.JPG',item: '9671-F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76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586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Shorts</text:p>
          </table:table-cell>
          <table:table-cell office:value-type="string" table:style-name="ce2">
            <text:p>Women\'s Gravity Short w/ Queen Pad</text:p>
          </table:table-cell>
          <table:table-cell office:value-type="string" office:string-value="new Productcount({ price: 67, title: 'Women\'s Gravity Short w/ Queen Pad', imagePath: 'https://pics-lhrpfhkdkt.now.sh/gravity.JPG',item: '9586-F', XS: 0, SM: 0, MD: 0, LG: 0, XL: 0, XXL: 0, XXXL: 0})," table:formula="of:=CONCATENATE(&quot;new Productcount({ price: &quot;;[.$M51];&quot;, title: '&quot;;[.$D51];&quot;', imagePath: '&quot;;[.$N51];&quot;',item: '&quot;;[.$A51];&quot;', XS: 0, SM: 0, MD: 0, LG: 0, XL: 0, XXL: 0, XXXL: 0}),&quot;)" table:style-name="ce4">
            <text:p>new Productcount({ price: 67, title: 'Women\'s Gravity Short w/ Queen Pad', imagePath: 'https://pics-lhrpfhkdkt.now.sh/gravity.JPG',item: '9586-F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67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585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Bibs</text:p>
          </table:table-cell>
          <table:table-cell office:value-type="string" table:style-name="ce2">
            <text:p>Women\'s Gravity Bib w/ Queen Pad</text:p>
          </table:table-cell>
          <table:table-cell office:value-type="string" office:string-value="new Productcount({ price: 72, title: 'Women\'s Gravity Bib w/ Queen Pad', imagePath: 'https://pics-lhrpfhkdkt.now.sh/gravity.JPG',item: '9585-F', XS: 0, SM: 0, MD: 0, LG: 0, XL: 0, XXL: 0, XXXL: 0})," table:formula="of:=CONCATENATE(&quot;new Productcount({ price: &quot;;[.$M52];&quot;, title: '&quot;;[.$D52];&quot;', imagePath: '&quot;;[.$N52];&quot;',item: '&quot;;[.$A52];&quot;', XS: 0, SM: 0, MD: 0, LG: 0, XL: 0, XXL: 0, XXXL: 0}),&quot;)" table:style-name="ce4">
            <text:p>new Productcount({ price: 72, title: 'Women\'s Gravity Bib w/ Queen Pad', imagePath: 'https://pics-lhrpfhkdkt.now.sh/gravity.JPG',item: '9585-F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72</text:p>
          </table:table-cell>
          <table:table-cell office:value-type="string" table:style-name="ce3">
            <text:p>https://pics-lhrpfhkdkt.now.sh/gravity.JPG</text:p>
          </table:table-cell>
          <table:table-cell table:number-columns-repeated="16370"/>
        </table:table-row>
        <table:table-row table:style-name="ro1">
          <table:table-cell office:value-type="float" office:value="9741" table:style-name="ce2">
            <text:p>9741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Men\'s Raceday Wind Jacket</text:p>
          </table:table-cell>
          <table:table-cell office:value-type="string" office:string-value="new Productcount({ price: 77, title: 'Men\'s Raceday Wind Jacket', imagePath: 'https://canari-vgvmadyouy.now.sh/Mens_Race_Day_Jacket_620x620.png',item: '9741', XS: 0, SM: 0, MD: 0, LG: 0, XL: 0, XXL: 0, XXXL: 0})," table:formula="of:=CONCATENATE(&quot;new Productcount({ price: &quot;;[.$M53];&quot;, title: '&quot;;[.$D53];&quot;', imagePath: '&quot;;[.$N53];&quot;',item: '&quot;;[.$A53];&quot;', XS: 0, SM: 0, MD: 0, LG: 0, XL: 0, XXL: 0, XXXL: 0}),&quot;)" table:style-name="ce4">
            <text:p>new Productcount({ price: 77, title: 'Men\'s Raceday Wind Jacket', imagePath: 'https://canari-vgvmadyouy.now.sh/Mens_Race_Day_Jacket_620x620.png',item: '9741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77</text:p>
          </table:table-cell>
          <table:table-cell office:value-type="string" table:style-name="ce3">
            <text:p>https://canari-vgvmadyouy.now.sh/Mens_Race_Day_Jacket_620x620.png</text:p>
          </table:table-cell>
          <table:table-cell table:number-columns-repeated="16370"/>
        </table:table-row>
        <table:table-row table:style-name="ro2">
          <table:table-cell office:value-type="float" office:value="9742" table:style-name="ce2">
            <text:p>9742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Men\'s Raceday Wind Vest</text:p>
          </table:table-cell>
          <table:table-cell office:value-type="string" office:string-value="new Productcount({ price: 65, title: 'Men\'s Raceday Wind Vest', imagePath: 'https://canari-vgvmadyouy.now.sh/Mens_Raceday_Wind_Vest_620x620.png',item: '9742', XS: 0, SM: 0, MD: 0, LG: 0, XL: 0, XXL: 0, XXXL: 0})," table:formula="of:=CONCATENATE(&quot;new Productcount({ price: &quot;;[.$M54];&quot;, title: '&quot;;[.$D54];&quot;', imagePath: '&quot;;[.$N54];&quot;',item: '&quot;;[.$A54];&quot;', XS: 0, SM: 0, MD: 0, LG: 0, XL: 0, XXL: 0, XXXL: 0}),&quot;)" table:style-name="ce4">
            <text:p>new Productcount({ price: 65, title: 'Men\'s Raceday Wind Vest', imagePath: 'https://canari-vgvmadyouy.now.sh/Mens_Raceday_Wind_Vest_620x620.png',item: '9742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65</text:p>
          </table:table-cell>
          <table:table-cell office:value-type="string" table:style-name="ce3">
            <text:p>https://canari-vgvmadyouy.now.sh/Mens_Raceday_Wind_Vest_620x620.png</text:p>
          </table:table-cell>
          <table:table-cell table:number-columns-repeated="16370"/>
        </table:table-row>
        <table:table-row table:style-name="ro2">
          <table:table-cell office:value-type="float" office:value="9716" table:style-name="ce2">
            <text:p>971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Jackets</text:p>
          </table:table-cell>
          <table:table-cell office:value-type="string" table:style-name="ce2">
            <text:p>Unisex Winter Jacket</text:p>
          </table:table-cell>
          <table:table-cell office:value-type="string" office:string-value="new Productcount({ price: 115, title: 'Unisex Winter Jacket', imagePath: 'https://canari-vgvmadyouy.now.sh/Unisex_Wind_Winter_Jacket_480x480.jpg',item: '9716', XS: 0, SM: 0, MD: 0, LG: 0, XL: 0, XXL: 0, XXXL: 0})," table:formula="of:=CONCATENATE(&quot;new Productcount({ price: &quot;;[.$M55];&quot;, title: '&quot;;[.$D55];&quot;', imagePath: '&quot;;[.$N55];&quot;',item: '&quot;;[.$A55];&quot;', XS: 0, SM: 0, MD: 0, LG: 0, XL: 0, XXL: 0, XXXL: 0}),&quot;)" table:style-name="ce4">
            <text:p>new Productcount({ price: 115, title: 'Unisex Winter Jacket', imagePath: 'https://canari-vgvmadyouy.now.sh/Unisex_Wind_Winter_Jacket_480x480.jpg',item: '9716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115</text:p>
          </table:table-cell>
          <table:table-cell office:value-type="string" table:style-name="ce3">
            <text:p>https://canari-vgvmadyouy.now.sh/Unisex_Wind_Winter_Jacket_480x480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XXXX-M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Arms</text:p>
          </table:table-cell>
          <table:table-cell office:value-type="string" table:style-name="ce2">
            <text:p>Arm Warmers -- Mens Specific Fit</text:p>
          </table:table-cell>
          <table:table-cell office:value-type="string" office:string-value="new Productcount({ price: 29, title: 'Arm Warmers -- Mens Specific Fit', imagePath: 'https://pics-lhrpfhkdkt.now.sh/arms.JPG',item: 'XXXX-M', XS: 0, SM: 0, MD: 0, LG: 0, XL: 0, XXL: 0, XXXL: 0})," table:formula="of:=CONCATENATE(&quot;new Productcount({ price: &quot;;[.$M56];&quot;, title: '&quot;;[.$D56];&quot;', imagePath: '&quot;;[.$N56];&quot;',item: '&quot;;[.$A56];&quot;', XS: 0, SM: 0, MD: 0, LG: 0, XL: 0, XXL: 0, XXXL: 0}),&quot;)" table:style-name="ce4">
            <text:p>new Productcount({ price: 29, title: 'Arm Warmers -- Mens Specific Fit', imagePath: 'https://pics-lhrpfhkdkt.now.sh/arms.JPG',item: 'XXXX-M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29</text:p>
          </table:table-cell>
          <table:table-cell office:value-type="string" table:style-name="ce3">
            <text:p>https://pics-lhrpfhkdkt.now.sh/arms.JP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XXXX-F</text:p>
          </table:table-cell>
          <table:table-cell office:value-type="string" table:style-name="ce2">
            <text:p>Women</text:p>
          </table:table-cell>
          <table:table-cell office:value-type="string" table:style-name="ce2">
            <text:p>Arms</text:p>
          </table:table-cell>
          <table:table-cell office:value-type="string" table:style-name="ce2">
            <text:p>Arm Warmers -- Womens Specific Fit</text:p>
          </table:table-cell>
          <table:table-cell office:value-type="string" office:string-value="new Productcount({ price: 29, title: 'Arm Warmers -- Womens Specific Fit', imagePath: 'https://pics-lhrpfhkdkt.now.sh/arms.JPG',item: 'XXXX-F', XS: 0, SM: 0, MD: 0, LG: 0, XL: 0, XXL: 0, XXXL: 0})," table:formula="of:=CONCATENATE(&quot;new Productcount({ price: &quot;;[.$M57];&quot;, title: '&quot;;[.$D57];&quot;', imagePath: '&quot;;[.$N57];&quot;',item: '&quot;;[.$A57];&quot;', XS: 0, SM: 0, MD: 0, LG: 0, XL: 0, XXL: 0, XXXL: 0}),&quot;)" table:style-name="ce4">
            <text:p>new Productcount({ price: 29, title: 'Arm Warmers -- Womens Specific Fit', imagePath: 'https://pics-lhrpfhkdkt.now.sh/arms.JPG',item: 'XXXX-F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29</text:p>
          </table:table-cell>
          <table:table-cell office:value-type="string" table:style-name="ce3">
            <text:p>https://pics-lhrpfhkdkt.now.sh/arms.JPG</text:p>
          </table:table-cell>
          <table:table-cell table:number-columns-repeated="16370"/>
        </table:table-row>
        <table:table-row table:style-name="ro2">
          <table:table-cell office:value-type="float" office:value="9920" table:style-name="ce2">
            <text:p>9920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Legs</text:p>
          </table:table-cell>
          <table:table-cell office:value-type="string" table:style-name="ce2">
            <text:p>Knee Warmers</text:p>
          </table:table-cell>
          <table:table-cell office:value-type="string" office:string-value="new Productcount({ price: 29, title: 'Knee Warmers', imagePath: 'https://pics-lhrpfhkdkt.now.sh/knees.JPG',item: '9920', XS: 0, SM: 0, MD: 0, LG: 0, XL: 0, XXL: 0, XXXL: 0})," table:formula="of:=CONCATENATE(&quot;new Productcount({ price: &quot;;[.$M58];&quot;, title: '&quot;;[.$D58];&quot;', imagePath: '&quot;;[.$N58];&quot;',item: '&quot;;[.$A58];&quot;', XS: 0, SM: 0, MD: 0, LG: 0, XL: 0, XXL: 0, XXXL: 0}),&quot;)" table:style-name="ce4">
            <text:p>new Productcount({ price: 29, title: 'Knee Warmers', imagePath: 'https://pics-lhrpfhkdkt.now.sh/knees.JPG',item: '9920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29</text:p>
          </table:table-cell>
          <table:table-cell office:value-type="string" table:style-name="ce3">
            <text:p>https://pics-lhrpfhkdkt.now.sh/knees.JPG</text:p>
          </table:table-cell>
          <table:table-cell table:number-columns-repeated="16370"/>
        </table:table-row>
        <table:table-row table:style-name="ro2">
          <table:table-cell office:value-type="float" office:value="9910" table:style-name="ce2">
            <text:p>9910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Legs</text:p>
          </table:table-cell>
          <table:table-cell office:value-type="string" table:style-name="ce2">
            <text:p>Leg Warmers</text:p>
          </table:table-cell>
          <table:table-cell office:value-type="string" office:string-value="new Productcount({ price: 36, title: 'Leg Warmers', imagePath: 'https://pics-lhrpfhkdkt.now.sh/legs.JPG',item: '9910', XS: 0, SM: 0, MD: 0, LG: 0, XL: 0, XXL: 0, XXXL: 0})," table:formula="of:=CONCATENATE(&quot;new Productcount({ price: &quot;;[.$M59];&quot;, title: '&quot;;[.$D59];&quot;', imagePath: '&quot;;[.$N59];&quot;',item: '&quot;;[.$A59];&quot;', XS: 0, SM: 0, MD: 0, LG: 0, XL: 0, XXL: 0, XXXL: 0}),&quot;)" table:style-name="ce4">
            <text:p>new Productcount({ price: 36, title: 'Leg Warmers', imagePath: 'https://pics-lhrpfhkdkt.now.sh/legs.JPG',item: '9910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36</text:p>
          </table:table-cell>
          <table:table-cell office:value-type="string" table:style-name="ce3">
            <text:p>https://pics-lhrpfhkdkt.now.sh/legs.JPG</text:p>
          </table:table-cell>
          <table:table-cell table:number-columns-repeated="16370"/>
        </table:table-row>
        <table:table-row table:style-name="ro2">
          <table:table-cell office:value-type="float" office:value="9036" table:style-name="ce2">
            <text:p>9036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Shop Shirt</text:p>
          </table:table-cell>
          <table:table-cell office:value-type="string" office:string-value="new Productcount({ price: 71, title: 'Shop Shirt', imagePath: 'https://canari-vgvmadyouy.now.sh/Mens_BMX_3Fourths_5948f30b-50c6-4732-912c-43c1dbfdbc84_1024x1024.jpg',item: '9036', XS: 0, SM: 0, MD: 0, LG: 0, XL: 0, XXL: 0, XXXL: 0})," table:formula="of:=CONCATENATE(&quot;new Productcount({ price: &quot;;[.$M60];&quot;, title: '&quot;;[.$D60];&quot;', imagePath: '&quot;;[.$N60];&quot;',item: '&quot;;[.$A60];&quot;', XS: 0, SM: 0, MD: 0, LG: 0, XL: 0, XXL: 0, XXXL: 0}),&quot;)" table:style-name="ce4">
            <text:p>new Productcount({ price: 71, title: 'Shop Shirt', imagePath: 'https://canari-vgvmadyouy.now.sh/Mens_BMX_3Fourths_5948f30b-50c6-4732-912c-43c1dbfdbc84_1024x1024.jpg',item: '9036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71</text:p>
          </table:table-cell>
          <table:table-cell office:value-type="string" table:style-name="ce3">
            <text:p>https://canari-vgvmadyouy.now.sh/Mens_BMX_3Fourths_5948f30b-50c6-4732-912c-43c1dbfdbc84_1024x1024.jpg</text:p>
          </table:table-cell>
          <table:table-cell table:number-columns-repeated="16370"/>
        </table:table-row>
        <table:table-row table:style-name="ro1">
          <table:table-cell office:value-type="float" office:value="9017" table:style-name="ce2">
            <text:p>9017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Short Sleeve<text:s/></text:p>
          </table:table-cell>
          <table:table-cell office:value-type="string" office:string-value="new Productcount({ price: 50, title: 'Enduro Jersey - Short Sleeve ', imagePath: 'https://cdn.shopify.com/s/files/1/1685/3299/products/Mens_BMX_SS_480x480.jpg?v=1493845813',item: '9017', XS: 0, SM: 0, MD: 0, LG: 0, XL: 0, XXL: 0, XXXL: 0})," table:formula="of:=CONCATENATE(&quot;new Productcount({ price: &quot;;[.$M61];&quot;, title: '&quot;;[.$D61];&quot;', imagePath: '&quot;;[.$N61];&quot;',item: '&quot;;[.$A61];&quot;', XS: 0, SM: 0, MD: 0, LG: 0, XL: 0, XXL: 0, XXXL: 0}),&quot;)" table:style-name="ce4">
            <text:p>new Productcount({ price: 50, title: 'Enduro Jersey - Short Sleeve ', imagePath: 'https://cdn.shopify.com/s/files/1/1685/3299/products/Mens_BMX_SS_480x480.jpg?v=1493845813',item: '9017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SS_480x480.jpg?v=1493845813</text:p>
          </table:table-cell>
          <table:table-cell table:number-columns-repeated="16370"/>
        </table:table-row>
        <table:table-row table:style-name="ro2">
          <table:table-cell office:value-type="float" office:value="9018" table:style-name="ce2">
            <text:p>9018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3/4 Sleeve<text:s/></text:p>
          </table:table-cell>
          <table:table-cell office:value-type="string" office:string-value="new Productcount({ price: 50, title: 'Enduro Jersey - 3/4 Sleeve ', imagePath: 'https://cdn.shopify.com/s/files/1/1685/3299/products/Mens_BMX_3Fourths_5948f30b-50c6-4732-912c-43c1dbfdbc84_480x480.jpg?v=1493845735',item: '9018', XS: 0, SM: 0, MD: 0, LG: 0, XL: 0, XXL: 0, XXXL: 0})," table:formula="of:=CONCATENATE(&quot;new Productcount({ price: &quot;;[.$M62];&quot;, title: '&quot;;[.$D62];&quot;', imagePath: '&quot;;[.$N62];&quot;',item: '&quot;;[.$A62];&quot;', XS: 0, SM: 0, MD: 0, LG: 0, XL: 0, XXL: 0, XXXL: 0}),&quot;)" table:style-name="ce4">
            <text:p>new Productcount({ price: 50, title: 'Enduro Jersey - 3/4 Sleeve ', imagePath: 'https://cdn.shopify.com/s/files/1/1685/3299/products/Mens_BMX_3Fourths_5948f30b-50c6-4732-912c-43c1dbfdbc84_480x480.jpg?v=1493845735',item: '9018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3Fourths_5948f30b-50c6-4732-912c-43c1dbfdbc84_480x480.jpg?v=1493845735</text:p>
          </table:table-cell>
          <table:table-cell table:number-columns-repeated="16370"/>
        </table:table-row>
        <table:table-row table:style-name="ro1">
          <table:table-cell office:value-type="float" office:value="9019" table:style-name="ce2">
            <text:p>9019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Shirts</text:p>
          </table:table-cell>
          <table:table-cell office:value-type="string" table:style-name="ce2">
            <text:p>Enduro Jersey - Long Sleeve</text:p>
          </table:table-cell>
          <table:table-cell office:value-type="string" office:string-value="new Productcount({ price: 50, title: 'Enduro Jersey - Long Sleeve', imagePath: 'https://cdn.shopify.com/s/files/1/1685/3299/products/Mens_BMX_LS_e12e1ded-94bd-415c-b87a-e696c7c247ba_480x480.jpg?v=1493845787',item: '9019', XS: 0, SM: 0, MD: 0, LG: 0, XL: 0, XXL: 0, XXXL: 0})," table:formula="of:=CONCATENATE(&quot;new Productcount({ price: &quot;;[.$M63];&quot;, title: '&quot;;[.$D63];&quot;', imagePath: '&quot;;[.$N63];&quot;',item: '&quot;;[.$A63];&quot;', XS: 0, SM: 0, MD: 0, LG: 0, XL: 0, XXL: 0, XXXL: 0}),&quot;)" table:style-name="ce4">
            <text:p>new Productcount({ price: 50, title: 'Enduro Jersey - Long Sleeve', imagePath: 'https://cdn.shopify.com/s/files/1/1685/3299/products/Mens_BMX_LS_e12e1ded-94bd-415c-b87a-e696c7c247ba_480x480.jpg?v=1493845787',item: '9019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50</text:p>
          </table:table-cell>
          <table:table-cell office:value-type="string" table:style-name="ce3">
            <text:p>https://cdn.shopify.com/s/files/1/1685/3299/products/Mens_BMX_LS_e12e1ded-94bd-415c-b87a-e696c7c247ba_480x480.jpg?v=1493845787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9831-FX</text:p>
          </table:table-cell>
          <table:table-cell office:value-type="string" table:style-name="ce2">
            <text:p>Men</text:p>
          </table:table-cell>
          <table:table-cell office:value-type="string" table:style-name="ce2">
            <text:p>Bibs</text:p>
          </table:table-cell>
          <table:table-cell office:value-type="string" table:style-name="ce7">
            <text:p>Short Sleeve Skin Suit</text:p>
          </table:table-cell>
          <table:table-cell office:value-type="string" office:string-value="new Productcount({ price: 120, title: 'Short Sleeve Skin Suit', imagePath: 'https://cdn.shopify.com/s/files/1/1685/3299/products/Mens_SS_XRT_Skinsuit_480x480.jpg?v=1493846813',item: '9831-FX', XS: 0, SM: 0, MD: 0, LG: 0, XL: 0, XXL: 0, XXXL: 0})," table:formula="of:=CONCATENATE(&quot;new Productcount({ price: &quot;;[.$M64];&quot;, title: '&quot;;[.$D64];&quot;', imagePath: '&quot;;[.$N64];&quot;',item: '&quot;;[.$A64];&quot;', XS: 0, SM: 0, MD: 0, LG: 0, XL: 0, XXL: 0, XXXL: 0}),&quot;)" table:style-name="ce4">
            <text:p>new Productcount({ price: 120, title: 'Short Sleeve Skin Suit', imagePath: 'https://cdn.shopify.com/s/files/1/1685/3299/products/Mens_SS_XRT_Skinsuit_480x480.jpg?v=1493846813',item: '9831-FX', XS: 0, SM: 0, MD: 0, LG: 0, XL: 0, XXL: 0, XXXL: 0}),</text:p>
          </table:table-cell>
          <table:table-cell table:number-columns-repeated="7" table:style-name="ce1"/>
          <table:table-cell office:value-type="string" table:style-name="ce5">
            <text:p>120</text:p>
          </table:table-cell>
          <table:table-cell office:value-type="string" table:style-name="ce3">
            <text:p>https://cdn.shopify.com/s/files/1/1685/3299/products/Mens_SS_XRT_Skinsuit_480x480.jpg?v=149384681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9931-FX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8">
            <text:p>Long Sleeve <text:s/>Skin Suit</text:p>
          </table:table-cell>
          <table:table-cell office:value-type="string" office:string-value="new Productcount({ price: 125, title: 'Long Sleeve  Skin Suit', imagePath: 'https://cdn.shopify.com/s/files/1/1685/3299/products/Mens_XRT_LS_Skinsuit_480x480.jpg?v=1493846641',item: '9931-FX', XS: 0, SM: 0, MD: 0, LG: 0, XL: 0, XXL: 0, XXXL: 0})," table:formula="of:=CONCATENATE(&quot;new Productcount({ price: &quot;;[.$M65];&quot;, title: '&quot;;[.$D65];&quot;', imagePath: '&quot;;[.$N65];&quot;',item: '&quot;;[.$A65];&quot;', XS: 0, SM: 0, MD: 0, LG: 0, XL: 0, XXL: 0, XXXL: 0}),&quot;)" table:style-name="ce4">
            <text:p>new Productcount({ price: 125, title: 'Long Sleeve <text:s/>Skin Suit', imagePath: 'https://cdn.shopify.com/s/files/1/1685/3299/products/Mens_XRT_LS_Skinsuit_480x480.jpg?v=1493846641',item: '9931-FX', XS: 0, SM: 0, MD: 0, LG: 0, XL: 0, XXL: 0, XXXL: 0}),</text:p>
          </table:table-cell>
          <table:table-cell table:number-columns-repeated="7" table:style-name="ce1"/>
          <table:table-cell office:value-type="float" office:value="125" table:style-name="ce1">
            <text:p>125</text:p>
          </table:table-cell>
          <table:table-cell office:value-type="string" table:style-name="ce1">
            <text:p>https://cdn.shopify.com/s/files/1/1685/3299/products/Mens_XRT_LS_Skinsuit_480x480.jpg?v=1493846641</text:p>
          </table:table-cell>
          <table:table-cell table:number-columns-repeated="16370"/>
        </table:table-row>
        <table:table-row table:style-name="ro3">
          <table:table-cell office:value-type="float" office:value="9937" table:style-name="ce1">
            <text:p>9937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9">
            <text:p>Cyclo X Knicker Skin Suit</text:p>
          </table:table-cell>
          <table:table-cell office:value-type="string" office:string-value="new Productcount({ price: 125, title: 'Cyclo X Knicker Skin Suit', imagePath: 'https://cdn.shopify.com/s/files/1/1685/3299/products/Mens_CycleCross_Skinsuit_480x480.jpg?v=1493846577',item: '9937', XS: 0, SM: 0, MD: 0, LG: 0, XL: 0, XXL: 0, XXXL: 0})," table:formula="of:=CONCATENATE(&quot;new Productcount({ price: &quot;;[.$M66];&quot;, title: '&quot;;[.$D66];&quot;', imagePath: '&quot;;[.$N66];&quot;',item: '&quot;;[.$A66];&quot;', XS: 0, SM: 0, MD: 0, LG: 0, XL: 0, XXL: 0, XXXL: 0}),&quot;)" table:style-name="ce4">
            <text:p>new Productcount({ price: 125, title: 'Cyclo X Knicker Skin Suit', imagePath: 'https://cdn.shopify.com/s/files/1/1685/3299/products/Mens_CycleCross_Skinsuit_480x480.jpg?v=1493846577',item: '9937', XS: 0, SM: 0, MD: 0, LG: 0, XL: 0, XXL: 0, XXXL: 0}),</text:p>
          </table:table-cell>
          <table:table-cell table:number-columns-repeated="7" table:style-name="ce1"/>
          <table:table-cell office:value-type="float" office:value="125" table:style-name="ce1">
            <text:p>125</text:p>
          </table:table-cell>
          <table:table-cell office:value-type="string" table:style-name="ce1">
            <text:p>https://cdn.shopify.com/s/files/1/1685/3299/products/Mens_CycleCross_Skinsuit_480x480.jpg?v=1493846577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BAGGY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11">
            <text:p>Baggy Shorts</text:p>
          </table:table-cell>
          <table:table-cell office:value-type="string" office:string-value="new Productcount({ price: 96, title: 'Baggy Shorts', imagePath: 'https://cdn.shopify.com/s/files/1/1685/3299/products/custom-baggy-back_480x480.jpg?v=1506972375',item: 'BAGGY', XS: 0, SM: 0, MD: 0, LG: 0, XL: 0, XXL: 0, XXXL: 0})," table:formula="of:=CONCATENATE(&quot;new Productcount({ price: &quot;;[.$M67];&quot;, title: '&quot;;[.$D67];&quot;', imagePath: '&quot;;[.$N67];&quot;',item: '&quot;;[.$A67];&quot;', XS: 0, SM: 0, MD: 0, LG: 0, XL: 0, XXL: 0, XXXL: 0}),&quot;)" table:style-name="ce4">
            <text:p>new Productcount({ price: 96, title: 'Baggy Shorts', imagePath: 'https://cdn.shopify.com/s/files/1/1685/3299/products/custom-baggy-back_480x480.jpg?v=1506972375',item: 'BAGGY', XS: 0, SM: 0, MD: 0, LG: 0, XL: 0, XXL: 0, XXXL: 0}),</text:p>
          </table:table-cell>
          <table:table-cell table:number-columns-repeated="7" table:style-name="ce1"/>
          <table:table-cell office:value-type="float" office:value="96" table:style-name="ce1">
            <text:p>96</text:p>
          </table:table-cell>
          <table:table-cell office:value-type="string" table:style-name="ce1">
            <text:p>https://cdn.shopify.com/s/files/1/1685/3299/products/custom-baggy-back_480x480.jpg?v=150697237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9241-FX</text:p>
          </table:table-cell>
          <table:table-cell office:value-type="string" table:style-name="ce2">
            <text:p>Men</text:p>
          </table:table-cell>
          <table:table-cell office:value-type="string" table:style-name="ce10">
            <text:p>Bibs</text:p>
          </table:table-cell>
          <table:table-cell office:value-type="string" table:style-name="ce11">
            <text:p>Tri Suit</text:p>
          </table:table-cell>
          <table:table-cell office:value-type="string" office:string-value="new Productcount({ price: 113, title: 'Tri Suit', imagePath: 'https://cdn.shopify.com/s/files/1/1685/3299/products/Womens_XRT_Tri_Suit_1024x1024.jpg?v=1493847786',item: '9241-FX', XS: 0, SM: 0, MD: 0, LG: 0, XL: 0, XXL: 0, XXXL: 0})," table:formula="of:=CONCATENATE(&quot;new Productcount({ price: &quot;;[.$M68];&quot;, title: '&quot;;[.$D68];&quot;', imagePath: '&quot;;[.$N68];&quot;',item: '&quot;;[.$A68];&quot;', XS: 0, SM: 0, MD: 0, LG: 0, XL: 0, XXL: 0, XXXL: 0}),&quot;)" table:style-name="ce4">
            <text:p>new Productcount({ price: 113, title: 'Tri Suit', imagePath: 'https://cdn.shopify.com/s/files/1/1685/3299/products/Womens_XRT_Tri_Suit_1024x1024.jpg?v=1493847786',item: '9241-FX', XS: 0, SM: 0, MD: 0, LG: 0, XL: 0, XXL: 0, XXXL: 0}),</text:p>
          </table:table-cell>
          <table:table-cell table:number-columns-repeated="7" table:style-name="ce1"/>
          <table:table-cell office:value-type="float" office:value="113" table:style-name="ce1">
            <text:p>113</text:p>
          </table:table-cell>
          <table:table-cell office:value-type="string" table:style-name="ce1">
            <text:p>https://cdn.shopify.com/s/files/1/1685/3299/products/Womens_XRT_Tri_Suit_1024x1024.jpg?v=1493847786</text:p>
          </table:table-cell>
          <table:table-cell table:number-columns-repeated="16370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DejaVu Sans Mono" svg:font-family="&quot;DejaVu Sans Mono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eg Giles</dc:creator>
    <meta:creation-date>2017-12-12T14:20:53Z</meta:creation-date>
    <dc:date>2017-12-19T01:40:35Z</dc:date>
    <meta:editing-cycles>2</meta:editing-cycles>
    <meta:editing-duration>PT64493S</meta:editing-duration>
  </office:meta>
</office:document-meta>
</file>